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one" svg:font-family="none"/>
    <style:font-face style:name="Thorndale1" svg:font-family="Thorndale" style:font-family-generic="roman"/>
    <style:font-face style:name="Droid Serif1" svg:font-family="'Droid Serif'" style:font-family-generic="roman" style:font-pitch="variable"/>
    <style:font-face style:name="Droid Serif" svg:font-family="'Droid Serif'"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ingJamesTest1" style:family="table">
      <style:table-properties style:width="6.9271in" fo:margin-left="0in" table:align="left" style:shadow="none"/>
    </style:style>
    <style:style style:name="KingJamesTest1.A" style:family="table-column">
      <style:table-column-properties style:column-width="1.75in"/>
    </style:style>
    <style:style style:name="KingJamesTest1.B" style:family="table-column">
      <style:table-column-properties style:column-width="3.1563in"/>
    </style:style>
    <style:style style:name="KingJamesTest1.C" style:family="table-column">
      <style:table-column-properties style:column-width="2.0208in"/>
    </style:style>
    <style:style style:name="KingJamesTest1.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KingJamesTest1.2" style:family="table-row">
      <style:table-row-properties fo:keep-together="always"/>
    </style:style>
    <style:style style:name="KingJamesTest1.A2" style:family="table-cell" style:data-style-name="N10100">
      <style:table-cell-properties style:vertical-align="middle" fo:background-color="#99ccff" fo:padding="0in" fo:border-left="0.05pt solid #000080" fo:border-right="none" fo:border-top="0.05pt solid #000080" fo:border-bottom="0.05pt solid #000080" style:writing-mode="page">
        <style:background-image/>
      </style:table-cell-properties>
    </style:style>
    <style:style style:name="KingJamesTest1.B2" style:family="table-cell">
      <style:table-cell-properties style:vertical-align="" fo:background-color="#99ccff" fo:padding="0in" fo:border-left="0.05pt solid #000080" fo:border-right="none" fo:border-top="0.05pt solid #000080" fo:border-bottom="0.05pt solid #000080" style:writing-mode="page">
        <style:background-image/>
      </style:table-cell-properties>
    </style:style>
    <style:style style:name="KingJamesTest1.C2" style:family="table-cell">
      <style:table-cell-properties style:vertical-align="" fo:background-color="#99ccff" fo:padding="0in" fo:border="0.05pt solid #000080" style:writing-mode="page">
        <style:background-image/>
      </style:table-cell-properties>
    </style:style>
    <style:style style:name="KingJamesTest1.A3" style:family="table-cell" style:data-style-name="N10100">
      <style:table-cell-properties style:vertical-align="middle" fo:background-color="#99ccff" fo:padding="0in" fo:border-left="0.05pt solid #000080" fo:border-right="none" fo:border-top="none" fo:border-bottom="0.05pt solid #000080" style:writing-mode="page">
        <style:background-image/>
      </style:table-cell-properties>
    </style:style>
    <style:style style:name="KingJamesTest1.B3"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3"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4"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4"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5"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5"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6"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6"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7"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7"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8"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8"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9"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9"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0"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0"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1"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1"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2"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2"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3"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3"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4"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4"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5"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5"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6"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6"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7"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7"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8"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8"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19"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19"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0"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0"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1"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1"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2"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2"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3"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3"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4"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4"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5"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5"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6"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6"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7"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7"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8"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8"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29"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29"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KingJamesTest1.B30" style:family="table-cell">
      <style:table-cell-properties style:vertical-align="" fo:background-color="#99ccff" fo:padding="0in" fo:border-left="0.05pt solid #000080" fo:border-right="none" fo:border-top="none" fo:border-bottom="0.05pt solid #000080" style:writing-mode="page">
        <style:background-image/>
      </style:table-cell-properties>
    </style:style>
    <style:style style:name="KingJamesTest1.C30" style:family="table-cell">
      <style:table-cell-properties style:vertical-align="" fo:background-color="#99ccff" fo:padding="0in" fo:border-left="0.05pt solid #000080" fo:border-right="0.05pt solid #000080" fo:border-top="none" fo:border-bottom="0.05pt solid #000080" style:writing-mode="page">
        <style:background-image/>
      </style:table-cell-properties>
    </style:style>
    <style:style style:name="RV1865" style:family="table">
      <style:table-properties style:width="6.9271in" fo:margin-left="0in" table:align="left" style:shadow="none" style:may-break-between-rows="true"/>
    </style:style>
    <style:style style:name="RV1865.A" style:family="table-column">
      <style:table-column-properties style:column-width="0.8958in"/>
    </style:style>
    <style:style style:name="RV1865.B" style:family="table-column">
      <style:table-column-properties style:column-width="2.3854in"/>
    </style:style>
    <style:style style:name="RV1865.C" style:family="table-column">
      <style:table-column-properties style:column-width="2.9271in"/>
    </style:style>
    <style:style style:name="RV1865.D" style:family="table-column">
      <style:table-column-properties style:column-width="0.7188in"/>
    </style:style>
    <style:style style:name="RV1865.A1" style:family="table-cell" style:data-style-name="N10100">
      <style:table-cell-properties style:vertical-align="" fo:background-color="#e6e6ff" fo:padding="0.0201in" fo:border-left="0.05pt solid #000000" fo:border-right="none" fo:border-top="0.05pt solid #000000" fo:border-bottom="0.05pt solid #000000" style:writing-mode="page">
        <style:background-image/>
      </style:table-cell-properties>
    </style:style>
    <style:style style:name="RV1865.B1" style:family="table-cell" style:data-style-name="N10100">
      <style:table-cell-properties style:vertical-align="" fo:background-color="#e6e6ff" fo:padding="0.0201in" fo:border-left="none" fo:border-right="none" fo:border-top="0.05pt solid #000000" fo:border-bottom="0.05pt solid #000000" style:writing-mode="page">
        <style:background-image/>
      </style:table-cell-properties>
    </style:style>
    <style:style style:name="RV1865.D1" style:family="table-cell" style:data-style-name="N10100">
      <style:table-cell-properties style:vertical-align="" fo:background-color="#e6e6ff" fo:padding="0.0201in" fo:border-left="0.05pt solid #800000" fo:border-right="0.05pt solid #000000" fo:border-top="0.05pt solid #000000" fo:border-bottom="0.05pt solid #000000" style:writing-mode="page">
        <style:background-image/>
      </style:table-cell-properties>
    </style:style>
    <style:style style:name="RV1865.2" style:family="table-row">
      <style:table-row-properties fo:keep-together="always"/>
    </style:style>
    <style:style style:name="RV1865.A2" style:family="table-cell" style:data-style-name="N10100">
      <style:table-cell-properties style:vertical-align="" fo:background-color="#e6e6ff" fo:padding="0.0201in" fo:border-left="0.05pt solid #000000" fo:border-right="none" fo:border-top="none" fo:border-bottom="0.05pt solid #000000" style:writing-mode="page">
        <style:background-image/>
      </style:table-cell-properties>
    </style:style>
    <style:style style:name="RV1865.B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1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2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C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865.D3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865.B31" style:family="table-cell" style:data-style-name="N10000">
      <style:table-cell-properties style:vertical-align="" fo:background-color="#ffffff" fo:padding="0.0201in" fo:border-left="none" fo:border-right="none" fo:border-top="none" fo:border-bottom="0.05pt solid #000000" style:writing-mode="page">
        <style:background-image/>
      </style:table-cell-properties>
    </style:style>
    <style:style style:name="RV1865.D3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 style:family="table">
      <style:table-properties style:width="6.9271in" fo:margin-left="0in" table:align="left" style:shadow="none" style:may-break-between-rows="true"/>
    </style:style>
    <style:style style:name="RV1909.A" style:family="table-column">
      <style:table-column-properties style:column-width="0.8958in"/>
    </style:style>
    <style:style style:name="RV1909.B" style:family="table-column">
      <style:table-column-properties style:column-width="2.3854in"/>
    </style:style>
    <style:style style:name="RV1909.C" style:family="table-column">
      <style:table-column-properties style:column-width="2.9167in"/>
    </style:style>
    <style:style style:name="RV1909.D" style:family="table-column">
      <style:table-column-properties style:column-width="0.7292in"/>
    </style:style>
    <style:style style:name="RV1909.A1" style:family="table-cell" style:data-style-name="N10100">
      <style:table-cell-properties style:vertical-align="" fo:background-color="#e6e6ff" fo:padding="0.0201in" fo:border-left="0.05pt solid #000000" fo:border-right="none" fo:border-top="0.05pt solid #000000" fo:border-bottom="0.05pt solid #000000" style:writing-mode="page">
        <style:background-image/>
      </style:table-cell-properties>
    </style:style>
    <style:style style:name="RV1909.B1" style:family="table-cell" style:data-style-name="N10100">
      <style:table-cell-properties style:vertical-align="" fo:background-color="#e6e6ff" fo:padding="0.0201in" fo:border-left="none" fo:border-right="none" fo:border-top="0.05pt solid #000000" fo:border-bottom="0.05pt solid #000000" style:writing-mode="page">
        <style:background-image/>
      </style:table-cell-properties>
    </style:style>
    <style:style style:name="RV1909.D1" style:family="table-cell" style:data-style-name="N10100">
      <style:table-cell-properties style:vertical-align="" fo:background-color="#e6e6ff" fo:padding="0.0201in" fo:border-left="0.05pt solid #800000" fo:border-right="0.05pt solid #000000" fo:border-top="0.05pt solid #000000" fo:border-bottom="0.05pt solid #000000" style:writing-mode="page">
        <style:background-image/>
      </style:table-cell-properties>
    </style:style>
    <style:style style:name="RV1909.2" style:family="table-row">
      <style:table-row-properties fo:keep-together="always"/>
    </style:style>
    <style:style style:name="RV1909.A2" style:family="table-cell" style:data-style-name="N10100">
      <style:table-cell-properties style:vertical-align="" fo:background-color="#e6e6ff" fo:padding="0.0201in" fo:border-left="0.05pt solid #000000" fo:border-right="none" fo:border-top="none" fo:border-bottom="0.05pt solid #000000" style:writing-mode="page">
        <style:background-image/>
      </style:table-cell-properties>
    </style:style>
    <style:style style:name="RV1909.B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1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2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C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09.D3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09.B31" style:family="table-cell" style:data-style-name="N10000">
      <style:table-cell-properties style:vertical-align="" fo:background-color="#ffffff" fo:padding="0.0201in" fo:border-left="none" fo:border-right="none" fo:border-top="none" fo:border-bottom="0.05pt solid #000000" style:writing-mode="page">
        <style:background-image/>
      </style:table-cell-properties>
    </style:style>
    <style:style style:name="RV1909.D3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 style:family="table">
      <style:table-properties style:width="6.9271in" fo:margin-left="0in" table:align="left" style:shadow="none" style:may-break-between-rows="true"/>
    </style:style>
    <style:style style:name="RV1960.A" style:family="table-column">
      <style:table-column-properties style:column-width="0.8958in"/>
    </style:style>
    <style:style style:name="RV1960.B" style:family="table-column">
      <style:table-column-properties style:column-width="2.3854in"/>
    </style:style>
    <style:style style:name="RV1960.C" style:family="table-column">
      <style:table-column-properties style:column-width="2.9063in"/>
    </style:style>
    <style:style style:name="RV1960.D" style:family="table-column">
      <style:table-column-properties style:column-width="0.7396in"/>
    </style:style>
    <style:style style:name="RV1960.1" style:family="table-row">
      <style:table-row-properties fo:keep-together="always"/>
    </style:style>
    <style:style style:name="RV1960.A1" style:family="table-cell" style:data-style-name="N10100">
      <style:table-cell-properties style:vertical-align="" fo:background-color="#e6e6ff" fo:padding="0.0201in" fo:border-left="0.05pt solid #000000" fo:border-right="none" fo:border-top="0.05pt solid #000000" fo:border-bottom="0.05pt solid #000000" style:writing-mode="page">
        <style:background-image/>
      </style:table-cell-properties>
    </style:style>
    <style:style style:name="RV1960.B1" style:family="table-cell" style:data-style-name="N10100">
      <style:table-cell-properties style:vertical-align="" fo:background-color="#e6e6ff" fo:padding="0.0201in" fo:border-left="none" fo:border-right="none" fo:border-top="0.05pt solid #000000" fo:border-bottom="0.05pt solid #000000" style:writing-mode="page">
        <style:background-image/>
      </style:table-cell-properties>
    </style:style>
    <style:style style:name="RV1960.D1" style:family="table-cell" style:data-style-name="N10100">
      <style:table-cell-properties style:vertical-align="" fo:background-color="#e6e6ff" fo:padding="0.0201in" fo:border-left="0.05pt solid #800000" fo:border-right="0.05pt solid #000000" fo:border-top="0.05pt solid #000000" fo:border-bottom="0.05pt solid #000000" style:writing-mode="page">
        <style:background-image/>
      </style:table-cell-properties>
    </style:style>
    <style:style style:name="RV1960.A2" style:family="table-cell" style:data-style-name="N10100">
      <style:table-cell-properties style:vertical-align="" fo:background-color="#e6e6ff" fo:padding="0.0201in" fo:border-left="0.05pt solid #000000" fo:border-right="none" fo:border-top="none" fo:border-bottom="0.05pt solid #000000" style:writing-mode="page">
        <style:background-image/>
      </style:table-cell-properties>
    </style:style>
    <style:style style:name="RV1960.B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1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2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C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60.D3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60.B31" style:family="table-cell" style:data-style-name="N10000">
      <style:table-cell-properties style:vertical-align="" fo:background-color="#ffffff" fo:padding="0.0201in" fo:border-left="none" fo:border-right="none" fo:border-top="none" fo:border-bottom="0.05pt solid #000000" style:writing-mode="page">
        <style:background-image/>
      </style:table-cell-properties>
    </style:style>
    <style:style style:name="RV1960.D3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 style:family="table">
      <style:table-properties style:width="6.9271in" fo:margin-left="0in" table:align="left" style:shadow="none" style:may-break-between-rows="true"/>
    </style:style>
    <style:style style:name="RV1995.A" style:family="table-column">
      <style:table-column-properties style:column-width="0.8958in"/>
    </style:style>
    <style:style style:name="RV1995.B" style:family="table-column">
      <style:table-column-properties style:column-width="2.3854in"/>
    </style:style>
    <style:style style:name="RV1995.C" style:family="table-column">
      <style:table-column-properties style:column-width="2.9063in"/>
    </style:style>
    <style:style style:name="RV1995.D" style:family="table-column">
      <style:table-column-properties style:column-width="0.7396in"/>
    </style:style>
    <style:style style:name="RV1995.1" style:family="table-row">
      <style:table-row-properties fo:keep-together="always"/>
    </style:style>
    <style:style style:name="RV1995.A1" style:family="table-cell" style:data-style-name="N10100">
      <style:table-cell-properties style:vertical-align="" fo:background-color="#e6e6ff" fo:padding="0.0201in" fo:border-left="0.05pt solid #000000" fo:border-right="none" fo:border-top="0.05pt solid #000000" fo:border-bottom="0.05pt solid #000000" style:writing-mode="page">
        <style:background-image/>
      </style:table-cell-properties>
    </style:style>
    <style:style style:name="RV1995.B1" style:family="table-cell" style:data-style-name="N10100">
      <style:table-cell-properties style:vertical-align="" fo:background-color="#e6e6ff" fo:padding="0.0201in" fo:border-left="none" fo:border-right="none" fo:border-top="0.05pt solid #000000" fo:border-bottom="0.05pt solid #000000" style:writing-mode="page">
        <style:background-image/>
      </style:table-cell-properties>
    </style:style>
    <style:style style:name="RV1995.D1" style:family="table-cell" style:data-style-name="N10100">
      <style:table-cell-properties style:vertical-align="" fo:background-color="#e6e6ff" fo:padding="0.0201in" fo:border-left="0.05pt solid #800000" fo:border-right="0.05pt solid #000000" fo:border-top="0.05pt solid #000000" fo:border-bottom="0.05pt solid #000000" style:writing-mode="page">
        <style:background-image/>
      </style:table-cell-properties>
    </style:style>
    <style:style style:name="RV1995.A2" style:family="table-cell" style:data-style-name="N10100">
      <style:table-cell-properties style:vertical-align="" fo:background-color="#e6e6ff" fo:padding="0.0201in" fo:border-left="0.05pt solid #000000" fo:border-right="none" fo:border-top="none" fo:border-bottom="0.05pt solid #000000" style:writing-mode="page">
        <style:background-image/>
      </style:table-cell-properties>
    </style:style>
    <style:style style:name="RV1995.B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1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2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C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RV1995.D3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RV1995.B31" style:family="table-cell" style:data-style-name="N10000">
      <style:table-cell-properties style:vertical-align="" fo:background-color="#ffffff" fo:padding="0.0201in" fo:border-left="none" fo:border-right="none" fo:border-top="none" fo:border-bottom="0.05pt solid #000000" style:writing-mode="page">
        <style:background-image/>
      </style:table-cell-properties>
    </style:style>
    <style:style style:name="RV1995.D3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 style:family="table">
      <style:table-properties style:width="6.9271in" fo:margin-left="0in" table:align="left" style:shadow="none" style:may-break-between-rows="true"/>
    </style:style>
    <style:style style:name="Table1.A" style:family="table-column">
      <style:table-column-properties style:column-width="0.8958in"/>
    </style:style>
    <style:style style:name="Table1.B" style:family="table-column">
      <style:table-column-properties style:column-width="2.3854in"/>
    </style:style>
    <style:style style:name="Table1.C" style:family="table-column">
      <style:table-column-properties style:column-width="2.9063in"/>
    </style:style>
    <style:style style:name="Table1.D" style:family="table-column">
      <style:table-column-properties style:column-width="0.7396in"/>
    </style:style>
    <style:style style:name="Table1.1" style:family="table-row">
      <style:table-row-properties fo:keep-together="always"/>
    </style:style>
    <style:style style:name="Table1.A1" style:family="table-cell" style:data-style-name="N10100">
      <style:table-cell-properties style:vertical-align="" fo:background-color="#e6e6ff" fo:padding="0.0201in"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201in" fo:border-left="none"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201in" fo:border-left="0.05pt solid #800000" fo:border-right="0.05pt solid #000000" fo:border-top="0.05pt solid #000000" fo:border-bottom="0.05pt solid #000000" style:writing-mode="page">
        <style:background-image/>
      </style:table-cell-properties>
    </style:style>
    <style:style style:name="Table1.A2" style:family="table-cell" style:data-style-name="N10100">
      <style:table-cell-properties style:vertical-align="" fo:background-color="#e6e6ff" fo:padding="0.0201in"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1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2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C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1.D3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1.B31" style:family="table-cell" style:data-style-name="N10000">
      <style:table-cell-properties style:vertical-align="" fo:background-color="#ffffff" fo:padding="0.0201in" fo:border-left="none" fo:border-right="none" fo:border-top="none" fo:border-bottom="0.05pt solid #000000" style:writing-mode="page">
        <style:background-image/>
      </style:table-cell-properties>
    </style:style>
    <style:style style:name="Table1.D3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 style:family="table">
      <style:table-properties style:width="6.9271in" fo:margin-left="0in" table:align="left" style:shadow="none" style:may-break-between-rows="true"/>
    </style:style>
    <style:style style:name="Table2.A" style:family="table-column">
      <style:table-column-properties style:column-width="0.8958in"/>
    </style:style>
    <style:style style:name="Table2.B" style:family="table-column">
      <style:table-column-properties style:column-width="2.3854in"/>
    </style:style>
    <style:style style:name="Table2.C" style:family="table-column">
      <style:table-column-properties style:column-width="2.9063in"/>
    </style:style>
    <style:style style:name="Table2.D" style:family="table-column">
      <style:table-column-properties style:column-width="0.7396in"/>
    </style:style>
    <style:style style:name="Table2.1" style:family="table-row">
      <style:table-row-properties fo:keep-together="always"/>
    </style:style>
    <style:style style:name="Table2.A1" style:family="table-cell" style:data-style-name="N10100">
      <style:table-cell-properties style:vertical-align="" fo:background-color="#e6e6ff" fo:padding="0.0201in" fo:border-left="0.05pt solid #000000" fo:border-right="none" fo:border-top="0.05pt solid #000000" fo:border-bottom="0.05pt solid #000000" style:writing-mode="page">
        <style:background-image/>
      </style:table-cell-properties>
    </style:style>
    <style:style style:name="Table2.B1" style:family="table-cell" style:data-style-name="N10100">
      <style:table-cell-properties style:vertical-align="" fo:background-color="#e6e6ff" fo:padding="0.0201in" fo:border-left="none"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201in" fo:border-left="0.05pt solid #800000" fo:border-right="0.05pt solid #000000" fo:border-top="0.05pt solid #000000" fo:border-bottom="0.05pt solid #000000" style:writing-mode="page">
        <style:background-image/>
      </style:table-cell-properties>
    </style:style>
    <style:style style:name="Table2.A2" style:family="table-cell" style:data-style-name="N10100">
      <style:table-cell-properties style:vertical-align="" fo:background-color="#e6e6ff" fo:padding="0.0201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1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1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1"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2"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2"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3"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3"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4"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4"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5"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5"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6"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6"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7"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7"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8"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8"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29"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29"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C30" style:family="table-cell">
      <style:table-cell-properties style:vertical-align="" fo:background-color="#ffffff" fo:padding="0.0201in" fo:border-left="none" fo:border-right="none" fo:border-top="none" fo:border-bottom="0.05pt solid #000000" style:writing-mode="page">
        <style:background-image/>
      </style:table-cell-properties>
    </style:style>
    <style:style style:name="Table2.D30"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Table2.B31" style:family="table-cell" style:data-style-name="N10000">
      <style:table-cell-properties style:vertical-align="" fo:background-color="#ffffff" fo:padding="0.0201in" fo:border-left="none" fo:border-right="none" fo:border-top="none" fo:border-bottom="0.05pt solid #000000" style:writing-mode="page">
        <style:background-image/>
      </style:table-cell-properties>
    </style:style>
    <style:style style:name="Table2.D31" style:family="table-cell">
      <style:table-cell-properties style:vertical-align="" fo:background-color="#ffffff" fo:padding="0.0201in" fo:border-left="0.05pt solid #800000" fo:border-right="0.05pt solid #000000" fo:border-top="none" fo:border-bottom="0.05pt solid #000000" style:writing-mode="page">
        <style:background-image/>
      </style:table-cell-properties>
    </style:style>
    <style:style style:name="P1" style:family="paragraph" style:parent-style-name="Table_20_Heading">
      <style:paragraph-properties fo:text-align="center" style:justify-single-word="false"/>
      <style:text-properties fo:color="#ffffff" style:text-outline="false" style:text-line-through-style="none" style:font-name="Thorndale" fo:font-size="12pt" fo:font-style="italic" fo:text-shadow="none" style:text-underline-style="none" fo:font-weight="bold" officeooo:paragraph-rsid="0013feff" style:font-size-asian="12pt" style:font-style-asian="italic" style:font-weight-asian="bold" style:font-size-complex="12pt" style:font-style-complex="italic" style:font-weight-complex="bold" style:text-overline-style="none" style:text-overline-color="font-color"/>
    </style:style>
    <style:style style:name="P2"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1e5659"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13725"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313c0"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69c86"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96fff"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c0f7c"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paragraph-rsid="0012f395"/>
    </style:style>
    <style:style style:name="P9" style:family="paragraph" style:parent-style-name="Standard">
      <style:text-properties officeooo:paragraph-rsid="0013c05c"/>
    </style:style>
    <style:style style:name="P10" style:family="paragraph" style:parent-style-name="Standard">
      <style:paragraph-properties>
        <style:tab-stops>
          <style:tab-stop style:position="6in" style:type="right" style:leader-style="dotted" style:leader-text="."/>
        </style:tab-stops>
      </style:paragraph-properties>
      <style:text-properties officeooo:paragraph-rsid="0013c05c"/>
    </style:style>
    <style:style style:name="P11" style:family="paragraph" style:parent-style-name="Standard">
      <style:text-properties officeooo:paragraph-rsid="001e0a85"/>
    </style:style>
    <style:style style:name="P12" style:family="paragraph" style:parent-style-name="Standard">
      <style:text-properties officeooo:paragraph-rsid="001fb191"/>
    </style:style>
    <style:style style:name="P13" style:family="paragraph" style:parent-style-name="Standard">
      <style:text-properties officeooo:paragraph-rsid="00213725"/>
    </style:style>
    <style:style style:name="P14" style:family="paragraph" style:parent-style-name="Standard">
      <style:text-properties officeooo:paragraph-rsid="002313c0"/>
    </style:style>
    <style:style style:name="P15" style:family="paragraph" style:parent-style-name="Standard">
      <style:text-properties officeooo:paragraph-rsid="00269c86"/>
    </style:style>
    <style:style style:name="P16" style:family="paragraph" style:parent-style-name="Standard">
      <style:text-properties officeooo:paragraph-rsid="00296fff"/>
    </style:style>
    <style:style style:name="P17" style:family="paragraph" style:parent-style-name="Standard">
      <style:text-properties officeooo:paragraph-rsid="002c0f7c"/>
    </style:style>
    <style:style style:name="P18" style:family="paragraph" style:parent-style-name="Standard">
      <style:text-properties officeooo:paragraph-rsid="002e0c0c"/>
    </style:style>
    <style:style style:name="P19" style:family="paragraph" style:parent-style-name="Standard">
      <style:text-properties officeooo:paragraph-rsid="002efe92"/>
    </style:style>
    <style:style style:name="P20" style:family="paragraph" style:parent-style-name="Standard">
      <style:text-properties officeooo:paragraph-rsid="002ff137"/>
    </style:style>
    <style:style style:name="P21" style:family="paragraph" style:parent-style-name="Text_20_body">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1372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313c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69c8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96ff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c0f7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style:text-outline="false" style:text-line-through-style="none" style:font-name="Thorndal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21372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2313c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269c8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296ff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2c0f7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color="#ff0000" style:text-outline="false" style:text-line-through-style="none" style:font-name="Thorndal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ff0000" style:text-outline="false" style:text-line-through-style="none" style:font-name="Thorndale" fo:font-size="14pt" fo:font-style="normal" fo:text-shadow="none" style:text-underline-style="none" fo:font-weight="normal" officeooo:paragraph-rsid="0021372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color="#ff0000" style:text-outline="false" style:text-line-through-style="none" style:font-name="Thorndale" fo:font-size="14pt" fo:font-style="normal" fo:text-shadow="none" style:text-underline-style="none" fo:font-weight="normal" officeooo:paragraph-rsid="002313c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fo:color="#ff0000" style:text-outline="false" style:text-line-through-style="none" style:font-name="Thorndale" fo:font-size="14pt" fo:font-style="normal" fo:text-shadow="none" style:text-underline-style="none" fo:font-weight="normal" officeooo:paragraph-rsid="00269c8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color="#ff0000" style:text-outline="false" style:text-line-through-style="none" style:font-name="Thorndale" fo:font-size="14pt" fo:font-style="normal" fo:text-shadow="none" style:text-underline-style="none" fo:font-weight="normal" officeooo:paragraph-rsid="00296ff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text-align="start" style:justify-single-word="false"/>
      <style:text-properties fo:color="#ff0000" style:text-outline="false" style:text-line-through-style="none" style:font-name="Thorndale" fo:font-size="14pt" fo:font-style="normal" fo:text-shadow="none" style:text-underline-style="none" fo:font-weight="normal" officeooo:paragraph-rsid="002c0f7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officeooo:paragraph-rsid="00213725"/>
    </style:style>
    <style:style style:name="P41" style:family="paragraph" style:parent-style-name="Text_20_body">
      <style:paragraph-properties fo:text-align="start" style:justify-single-word="false"/>
      <style:text-properties officeooo:paragraph-rsid="002313c0"/>
    </style:style>
    <style:style style:name="P42" style:family="paragraph" style:parent-style-name="Text_20_body">
      <style:paragraph-properties fo:text-align="start" style:justify-single-word="false"/>
      <style:text-properties officeooo:paragraph-rsid="00269c86"/>
    </style:style>
    <style:style style:name="P43" style:family="paragraph" style:parent-style-name="Text_20_body">
      <style:paragraph-properties fo:text-align="start" style:justify-single-word="false"/>
      <style:text-properties officeooo:paragraph-rsid="00296fff"/>
    </style:style>
    <style:style style:name="P44" style:family="paragraph" style:parent-style-name="Text_20_body">
      <style:paragraph-properties fo:text-align="start" style:justify-single-word="false"/>
      <style:text-properties officeooo:paragraph-rsid="002c0f7c"/>
    </style:style>
    <style:style style:name="P45" style:family="paragraph" style:parent-style-name="Text_20_body">
      <style:text-properties style:font-name="Thorndale1" fo:font-size="14pt" style:font-size-asian="14pt" style:font-size-complex="14pt"/>
    </style:style>
    <style:style style:name="P46" style:family="paragraph" style:parent-style-name="Text_20_body">
      <style:text-properties style:font-name="Thorndale1" fo:font-size="14pt" officeooo:paragraph-rsid="001fb191" style:font-size-asian="14pt" style:font-size-complex="14pt"/>
    </style:style>
    <style:style style:name="P47" style:family="paragraph" style:parent-style-name="Text_20_body">
      <style:text-properties style:font-name="Thorndale1" fo:font-size="14pt" officeooo:paragraph-rsid="001fd62f" style:font-size-asian="14pt" style:font-size-complex="14pt"/>
    </style:style>
    <style:style style:name="P48" style:family="paragraph" style:parent-style-name="Text_20_body">
      <style:text-properties style:font-name="Thorndale1" fo:font-size="14pt" officeooo:paragraph-rsid="00213725" style:font-size-asian="14pt" style:font-size-complex="14pt"/>
    </style:style>
    <style:style style:name="P49" style:family="paragraph" style:parent-style-name="Text_20_body">
      <style:text-properties style:font-name="Thorndale1" fo:font-size="14pt" officeooo:paragraph-rsid="002313c0" style:font-size-asian="14pt" style:font-size-complex="14pt"/>
    </style:style>
    <style:style style:name="P50" style:family="paragraph" style:parent-style-name="Text_20_body">
      <style:text-properties style:font-name="Thorndale1" fo:font-size="14pt" officeooo:paragraph-rsid="00238c86" style:font-size-asian="14pt" style:font-size-complex="14pt"/>
    </style:style>
    <style:style style:name="P51" style:family="paragraph" style:parent-style-name="Text_20_body">
      <style:text-properties style:font-name="Thorndale1" fo:font-size="14pt" officeooo:paragraph-rsid="0024069a" style:font-size-asian="14pt" style:font-size-complex="14pt"/>
    </style:style>
    <style:style style:name="P52" style:family="paragraph" style:parent-style-name="Text_20_body">
      <style:text-properties style:font-name="Thorndale1" fo:font-size="14pt" officeooo:paragraph-rsid="0024e364" style:font-size-asian="14pt" style:font-size-complex="14pt"/>
    </style:style>
    <style:style style:name="P53" style:family="paragraph" style:parent-style-name="Text_20_body">
      <style:text-properties style:font-name="Thorndale1" fo:font-size="14pt" officeooo:paragraph-rsid="00269c86" style:font-size-asian="14pt" style:font-size-complex="14pt"/>
    </style:style>
    <style:style style:name="P54" style:family="paragraph" style:parent-style-name="Text_20_body">
      <style:text-properties style:font-name="Thorndale1" fo:font-size="14pt" officeooo:paragraph-rsid="0027fe97" style:font-size-asian="14pt" style:font-size-complex="14pt"/>
    </style:style>
    <style:style style:name="P55" style:family="paragraph" style:parent-style-name="Text_20_body">
      <style:text-properties style:font-name="Thorndale1" fo:font-size="14pt" officeooo:paragraph-rsid="00296fff" style:font-size-asian="14pt" style:font-size-complex="14pt"/>
    </style:style>
    <style:style style:name="P56" style:family="paragraph" style:parent-style-name="Text_20_body">
      <style:text-properties style:font-name="Thorndale1" fo:font-size="14pt" officeooo:paragraph-rsid="002a3b27" style:font-size-asian="14pt" style:font-size-complex="14pt"/>
    </style:style>
    <style:style style:name="P57" style:family="paragraph" style:parent-style-name="Text_20_body">
      <style:text-properties style:font-name="Thorndale1" fo:font-size="14pt" officeooo:paragraph-rsid="002c0f7c" style:font-size-asian="14pt" style:font-size-complex="14pt"/>
    </style:style>
    <style:style style:name="P58" style:family="paragraph" style:parent-style-name="Text_20_body">
      <style:text-properties style:font-name="Thorndale1" fo:font-size="14pt" officeooo:paragraph-rsid="002ff137" style:font-size-asian="14pt" style:font-size-complex="14pt"/>
    </style:style>
    <style:style style:name="P59" style:family="paragraph" style:parent-style-name="Text_20_body">
      <style:text-properties officeooo:paragraph-rsid="002c0f7c"/>
    </style:style>
    <style:style style:name="P60" style:family="paragraph" style:parent-style-name="Subtitle">
      <style:text-properties officeooo:paragraph-rsid="0012f395"/>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officeooo:paragraph-rsid="00213725"/>
    </style:style>
    <style:style style:name="P63" style:family="paragraph" style:parent-style-name="Heading_20_2">
      <style:paragraph-properties fo:break-before="page"/>
      <style:text-properties officeooo:paragraph-rsid="002313c0"/>
    </style:style>
    <style:style style:name="P64" style:family="paragraph" style:parent-style-name="Heading_20_2">
      <style:paragraph-properties fo:break-before="page"/>
      <style:text-properties officeooo:paragraph-rsid="00269c86"/>
    </style:style>
    <style:style style:name="P65" style:family="paragraph" style:parent-style-name="Heading_20_2">
      <style:paragraph-properties fo:break-before="page"/>
      <style:text-properties officeooo:paragraph-rsid="00296fff"/>
    </style:style>
    <style:style style:name="P66" style:family="paragraph" style:parent-style-name="Heading_20_2">
      <style:paragraph-properties fo:break-before="page"/>
      <style:text-properties officeooo:paragraph-rsid="002c0f7c"/>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13c05c"/>
    </style:style>
    <style:style style:name="P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1fb1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1fd62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1372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313c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38c8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4069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4e36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69c8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7fe9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96ff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a3b2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c0f7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2ff13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1fd62f" fo:background-color="#ffff00"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313c0" fo:background-color="#ffff00"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69c86" fo:background-color="#ffff00"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7fe97" fo:background-color="#ffff00"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a3b27" fo:background-color="#ffff00"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02ff137" fo:background-color="#ffff00"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16aec5" style:font-size-asian="14pt" style:font-style-asian="normal" style:font-weight-asian="normal" style:font-size-complex="14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17418e" style:font-size-asian="14pt" style:font-style-asian="normal" style:font-weight-asian="normal" style:font-size-complex="14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191fb5" style:font-size-asian="14pt" style:font-style-asian="normal" style:font-weight-asian="normal" style:font-size-complex="14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19a2b5" style:font-size-asian="14pt" style:font-style-asian="normal" style:font-weight-asian="normal" style:font-size-complex="14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1a9800" style:font-size-asian="14pt" style:font-style-asian="normal" style:font-weight-asian="normal" style:font-size-complex="14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1c9199" style:font-size-asian="14pt" style:font-style-asian="normal" style:font-weight-asian="normal" style:font-size-complex="14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none" fo:font-weight="normal" officeooo:paragraph-rsid="00238c86" style:font-size-asian="14pt" style:font-style-asian="normal" style:font-weight-asian="normal" style:font-size-complex="14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solid" style:text-underline-width="auto" style:text-underline-color="font-color" fo:font-weight="bold" officeooo:paragraph-rsid="0015a09f" style:font-size-asian="14pt" style:font-style-asian="normal" style:font-weight-asian="bold" style:font-size-complex="14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font-name="Thorndale" fo:font-size="14pt" fo:font-style="normal" fo:text-shadow="none" style:text-underline-style="solid" style:text-underline-width="auto" style:text-underline-color="font-color" fo:font-weight="bold" officeooo:paragraph-rsid="0017418e" style:font-size-asian="14pt" style:font-style-asian="normal" style:font-weight-asian="bold" style:font-size-complex="14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3feff" style:font-size-asian="14pt" style:font-style-asian="normal" style:font-weight-asian="bold" style:font-size-complex="14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5a09f" style:font-size-asian="14pt" style:font-style-asian="normal" style:font-weight-asian="bold" style:font-size-complex="14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6aec5" style:font-size-asian="14pt" style:font-style-asian="normal" style:font-weight-asian="bold" style:font-size-complex="14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7418e" style:font-size-asian="14pt" style:font-style-asian="normal" style:font-weight-asian="bold" style:font-size-complex="14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91fb5" style:font-size-asian="14pt" style:font-style-asian="normal" style:font-weight-asian="bold" style:font-size-complex="14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9a2b5" style:font-size-asian="14pt" style:font-style-asian="normal" style:font-weight-asian="bold" style:font-size-complex="14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a9800" style:font-size-asian="14pt" style:font-style-asian="normal" style:font-weight-asian="bold" style:font-size-complex="14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1c9199" style:font-size-asian="14pt" style:font-style-asian="normal" style:font-weight-asian="bold" style:font-size-complex="14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font-name="Droid Serif1" fo:font-size="14pt" fo:font-style="normal" fo:text-shadow="none" style:text-underline-style="none" fo:font-weight="bold" officeooo:paragraph-rsid="00238c86" style:font-size-asian="14pt" style:font-style-asian="normal" style:font-weight-asian="bold" style:font-size-complex="14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3feff"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5a09f"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6aec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7418e"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91fb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9a2b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a9800"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1c9199"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213725"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2313c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238c86"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269c86"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296fff"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font-name="Thorndale1" fo:font-size="12pt" fo:font-style="normal" fo:text-shadow="none" style:text-underline-style="none" fo:font-weight="bold" officeooo:paragraph-rsid="002c0f7c"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Contents_20_1">
      <style:paragraph-properties>
        <style:tab-stops>
          <style:tab-stop style:position="6in" style:type="right" style:leader-style="dotted" style:leader-text="."/>
        </style:tab-stops>
      </style:paragraph-properties>
      <style:text-properties officeooo:paragraph-rsid="0013c05c"/>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2f395"/>
    </style:style>
    <style:style style:name="T2" style:family="text">
      <style:text-properties officeooo:rsid="0013c05c"/>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5e5a82"/>
    </style:style>
    <style:style style:name="T6" style:family="text">
      <style:text-properties officeooo:rsid="0013feff"/>
    </style:style>
    <style:style style:name="T7" style:family="text">
      <style:text-properties fo:font-size="14pt"/>
    </style:style>
    <style:style style:name="T8" style:family="text">
      <style:text-properties fo:font-size="14pt" fo:font-style="italic"/>
    </style:style>
    <style:style style:name="T9" style:family="text">
      <style:text-properties fo:font-size="14pt" fo:font-style="italic" officeooo:rsid="002e0c0c"/>
    </style:style>
    <style:style style:name="T10" style:family="text">
      <style:text-properties fo:font-size="14pt" fo:font-weight="bold" officeooo:rsid="002e0c0c"/>
    </style:style>
    <style:style style:name="T11" style:family="text">
      <style:text-properties fo:font-size="14pt" officeooo:rsid="002e0c0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officeooo:rsid="0013feff" style:font-weight-asian="bold" style:font-weight-complex="bold"/>
    </style:style>
    <style:style style:name="T14" style:family="text">
      <style:text-properties style:text-underline-style="solid" style:text-underline-width="auto" style:text-underline-color="font-color" fo:font-weight="bold" officeooo:rsid="0015a09f" style:font-weight-asian="bold" style:font-weight-complex="bold"/>
    </style:style>
    <style:style style:name="T15" style:family="text">
      <style:text-properties style:text-underline-style="solid" style:text-underline-width="auto" style:text-underline-color="font-color" fo:font-weight="bold" officeooo:rsid="0016aec5" style:font-weight-asian="bold" style:font-weight-complex="bold"/>
    </style:style>
    <style:style style:name="T16" style:family="text">
      <style:text-properties style:text-underline-style="solid" style:text-underline-width="auto" style:text-underline-color="font-color" fo:font-weight="bold" officeooo:rsid="0017418e" style:font-weight-asian="bold" style:font-weight-complex="bold"/>
    </style:style>
    <style:style style:name="T17" style:family="text">
      <style:text-properties style:text-underline-style="solid" style:text-underline-width="auto" style:text-underline-color="font-color" fo:font-weight="bold" officeooo:rsid="00191fb5" style:font-weight-asian="bold" style:font-weight-complex="bold"/>
    </style:style>
    <style:style style:name="T18" style:family="text">
      <style:text-properties style:text-underline-style="solid" style:text-underline-width="auto" style:text-underline-color="font-color" fo:font-weight="bold" officeooo:rsid="0019a2b5" style:font-weight-asian="bold" style:font-weight-complex="bold"/>
    </style:style>
    <style:style style:name="T19" style:family="text">
      <style:text-properties style:text-underline-style="solid" style:text-underline-width="auto" style:text-underline-color="font-color" fo:font-weight="bold" officeooo:rsid="001c9199" style:font-weight-asian="bold" style:font-weight-complex="bold"/>
    </style:style>
    <style:style style:name="T20" style:family="text">
      <style:text-properties style:text-underline-style="solid" style:text-underline-width="auto" style:text-underline-color="font-color" fo:font-weight="bold" officeooo:rsid="00238c86" style:font-weight-asian="bold" style:font-weight-complex="bold"/>
    </style:style>
    <style:style style:name="T21" style:family="text">
      <style:text-properties style:text-underline-style="none" fo:font-weight="normal" officeooo:rsid="0015a09f" style:font-weight-asian="normal" style:font-weight-complex="normal"/>
    </style:style>
    <style:style style:name="T22" style:family="text">
      <style:text-properties officeooo:rsid="0015a09f"/>
    </style:style>
    <style:style style:name="T23" style:family="text">
      <style:text-properties fo:color="#000000" style:text-outline="false" style:text-line-through-style="none" style:font-name="Thorndal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officeooo:rsid="0016aec5"/>
    </style:style>
    <style:style style:name="T25" style:family="text">
      <style:text-properties fo:color="#ff0000"/>
    </style:style>
    <style:style style:name="T26" style:family="text">
      <style:text-properties fo:color="#ff0000" fo:font-size="14pt"/>
    </style:style>
    <style:style style:name="T27" style:family="text">
      <style:text-properties fo:color="#ff0000" fo:font-size="14pt" fo:font-style="italic"/>
    </style:style>
    <style:style style:name="T28" style:family="text">
      <style:text-properties officeooo:rsid="0017418e"/>
    </style:style>
    <style:style style:name="T29" style:family="text">
      <style:text-properties officeooo:rsid="00191fb5"/>
    </style:style>
    <style:style style:name="T30" style:family="text">
      <style:text-properties officeooo:rsid="0019a2b5"/>
    </style:style>
    <style:style style:name="T31" style:family="text">
      <style:text-properties style:font-name="Thorndale1"/>
    </style:style>
    <style:style style:name="T32" style:family="text">
      <style:text-properties style:font-name="Thorndale1" fo:font-size="14pt"/>
    </style:style>
    <style:style style:name="T33" style:family="text">
      <style:text-properties style:font-name="Thorndale1" fo:font-size="14pt" fo:font-style="italic"/>
    </style:style>
    <style:style style:name="T34" style:family="text">
      <style:text-properties officeooo:rsid="001a9800"/>
    </style:style>
    <style:style style:name="T35" style:family="text">
      <style:text-properties officeooo:rsid="001c9199"/>
    </style:style>
    <style:style style:name="T36" style:family="text">
      <style:text-properties officeooo:rsid="001e0a85"/>
    </style:style>
    <style:style style:name="T37" style:family="text">
      <style:text-properties officeooo:rsid="001e5659"/>
    </style:style>
    <style:style style:name="T38" style:family="text">
      <style:text-properties officeooo:rsid="001fb191"/>
    </style:style>
    <style:style style:name="T39" style:family="text">
      <style:text-properties officeooo:rsid="001fd62f"/>
    </style:style>
    <style:style style:name="T40" style:family="text">
      <style:text-properties officeooo:rsid="00213725"/>
    </style:style>
    <style:style style:name="T41" style:family="text">
      <style:text-properties officeooo:rsid="002313c0"/>
    </style:style>
    <style:style style:name="T42" style:family="text">
      <style:text-properties officeooo:rsid="00238c86"/>
    </style:style>
    <style:style style:name="T43" style:family="text">
      <style:text-properties officeooo:rsid="0024069a"/>
    </style:style>
    <style:style style:name="T44" style:family="text">
      <style:text-properties officeooo:rsid="0024e364"/>
    </style:style>
    <style:style style:name="T45" style:family="text">
      <style:text-properties officeooo:rsid="00269c86"/>
    </style:style>
    <style:style style:name="T46" style:family="text">
      <style:text-properties officeooo:rsid="0027fe97"/>
    </style:style>
    <style:style style:name="T47" style:family="text">
      <style:text-properties officeooo:rsid="00296fff"/>
    </style:style>
    <style:style style:name="T48" style:family="text">
      <style:text-properties officeooo:rsid="002a3b27"/>
    </style:style>
    <style:style style:name="T49" style:family="text">
      <style:text-properties officeooo:rsid="002c0f7c"/>
    </style:style>
    <style:style style:name="T50" style:family="text">
      <style:text-properties officeooo:rsid="002e0c0c"/>
    </style:style>
    <style:style style:name="T51" style:family="text">
      <style:text-properties officeooo:rsid="002efe92"/>
    </style:style>
    <style:style style:name="T52" style:family="text">
      <style:text-properties officeooo:rsid="002ff137"/>
    </style:style>
    <style:style style:name="T53" style:family="text">
      <style:text-properties officeooo:rsid="003162b1"/>
    </style:style>
    <style:style style:name="T54" style:family="text">
      <style:text-properties officeooo:rsid="0032a218"/>
    </style:style>
    <style:style style:name="T55" style:family="text">
      <style:text-properties officeooo:rsid="0033d2e4"/>
    </style:style>
    <style:style style:name="Sect1" style:family="section">
      <style:section-properties style:editable="false">
        <style:columns fo:column-count="1" fo:column-gap="0in"/>
      </style:section-properties>
    </styl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Title"><text:span text:style-name="T1">Testing of the Spirit of Scripture in the Selection of Biblical Texts</text:span></text:p>
      <text:p text:style-name="P60"><text:span text:style-name="T1">Discerning the True Vine of Scripture in Foreign Language Texts, which Parallel the Infallible, Inerrant </text:span><text:span text:style-name="T49">English </text:span><text:span text:style-name="T1">King James Bible</text:span></text:p>
      <text:p text:style-name="P8"><text:span text:style-name="T1"/></text:p>
      <text:p text:style-name="P8"><text:span text:style-name="T1"/></text:p>
      <text:p text:style-name="P8"><text:span text:style-name="T1"/></text:p>
      <text:p text:style-name="P8"/>
      <text:h text:style-name="P68" text:outline-level="1"><text:bookmark-start text:name="__RefHeading__9772_1317130127"/>Preface<text:bookmark-end text:name="__RefHeading__9772_1317130127"/></text:h>
      <text:p text:style-name="P9"/>
      <text:p text:style-name="P9">Welcome to the <text:span text:style-name="T4">King James Pure Bible Search</text:span> application! <text:s/>This application has been brought to you by the fervent prayers of Bethel Church, Festus, MO.</text:p>
      <text:p text:style-name="P9"/>
      <text:p text:style-name="P9">This application was developed to allow the student of the King James Bible to effectively search and seek out the patterns of the Divine Fingerprints of God in His inerrant and infallible Holy Written Word.</text:p>
      <text:p text:style-name="P9"/>
      <text:p text:style-name="P9">This program is free software; you can redistribute it and/or modify it under the terms of the GNU General Public License as published by the Free Software Foundation; either version 3 of the License, or (at your option) any later version.</text:p>
      <text:p text:style-name="P9"/>
      <text:p text:style-name="P9">This program is distributed in the hope that it will be useful, but WITHOUT ANY WARRANTY; without even the implied warranty of MERCHANTABILITY or FITNESS FOR A PARTICULAR PURPOSE. <text:s/>See the GNU General Public License for more details.</text:p>
      <text:p text:style-name="P9"/>
      <text:p text:style-name="P9">You should have received a copy of the GNU General Public License along with this program; if not, write to the Free Software Foundation, Inc., 675 Mass Ave, Cambridge, MA 02139, USA.</text:p>
      <text:p text:style-name="P9"/>
      <text:p text:style-name="P9">‘Free’ software refers to your free uninhibited ability to access and obtain this software in its exact original form, and your freedom to copy and share it with others, not necessarily that it was obtained ‘for free’, as reasonable fees may be charged to recover distribution costs.</text:p>
      <text:p text:style-name="P9"/>
      <text:p text:style-name="P9"><text:span text:style-name="T2"/></text:p>
      <text:p text:style-name="P9">This application is copyrighted for the same reason that the King James Bible is copyrighted, to protect and ensure its integrity:</text:p>
      <text:p text:style-name="P9">King James Pure Bible Search (Can Opener)</text:p>
      <text:p text:style-name="P9">Copyright (C) 2012<text:span text:style-name="T5">-2013</text:span> Donna Whisnant, a.k.a. Dewtronics.</text:p>
      <text:p text:style-name="P9">Contact: <text:a xlink:type="simple" xlink:href="http://www.dewtronics.com/"><text:span text:style-name="Internet_20_link">http://www.dewtronics.com/</text:span></text:a></text:p>
      <text:p text:style-name="P9">This is an open source application. <text:s/>The source code is available upon request.</text:p>
      <text:p text:style-name="P9"/>
      <text:p text:style-name="P9">Written and Developed for:</text:p>
      <text:p text:style-name="P9"/>
      <text:p text:style-name="P9"><text:bookmark text:name="BethelChurch"/>Bethel Church</text:p>
      <text:p text:style-name="P9">1233 American Legion Drive</text:p>
      <text:p text:style-name="P9">Festus, MO 63028</text:p>
      <text:p text:style-name="P9">USA</text:p>
      <text:p text:style-name="P9">636-931-3999</text:p>
      <text:p text:style-name="P9"><text:a xlink:type="simple" xlink:href="http://visitbethelchurch.com/"><text:span text:style-name="Internet_20_link"><text:span text:style-name="T2">http://visitbethelchurch.com/</text:span></text:span></text:a></text:p>
      <text:p text:style-name="P9"><text:span text:style-name="T2"/></text:p>
      <text:p text:style-name="P9"><text:span text:style-name="T2"/></text:p>
      <text:p text:style-name="P9"><text:span text:style-name="T2"/></text:p>
      <text:h text:style-name="P68" text:outline-level="1"><text:bookmark-start text:name="__RefHeading__9774_1317130127"/><text:bookmark-end text:name="__RefHeading__9774_131713012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text:a xlink:type="simple" xlink:href="#__RefHeading__9772_1317130127" text:style-name="Index_20_Link" text:visited-style-name="Index_20_Link">Preface<text:tab/>2</text:a></text:p>
          <text:p text:style-name="P124"><text:a xlink:type="simple" xlink:href="#__RefHeading__9774_1317130127" text:style-name="Index_20_Link" text:visited-style-name="Index_20_Link">Table of Contents<text:tab/>3</text:a></text:p>
          <text:p text:style-name="P124"><text:a xlink:type="simple" xlink:href="#__RefHeading__9776_1317130127" text:style-name="Index_20_Link" text:visited-style-name="Index_20_Link">Introduction<text:tab/>4</text:a></text:p>
        </text:index-body>
      </text:table-of-content>
      <text:p text:style-name="P123"><text:span text:style-name="T2"/></text:p>
      <text:p text:style-name="P10"><text:span text:style-name="T2"/></text:p>
      <text:h text:style-name="P67" text:outline-level="1"><text:bookmark-start text:name="__RefHeading__9776_1317130127"/><text:span text:style-name="T2">Introduction</text:span><text:bookmark-end text:name="__RefHeading__9776_1317130127"/></text:h>
      <text:p text:style-name="P9"><text:span text:style-name="T2"/></text:p>
      <text:p text:style-name="P17"><text:span text:style-name="T49">T</text:span><text:span text:style-name="T2">he greatest challenge in adding foreign language text support to the King James Pure Bible Search application </text:span><text:span text:style-name="T49">hasn't been adding accent mark support to the dictionary and input methods, it hasn't been trying to translate or find someone to translate the menus and dialog boxes, it hasn't been even been dealing with Unicode characters and weird punctuation marks; no, the greatest challenge </text:span><text:span text:style-name="T2">has been to </text:span><text:span text:style-name="T49">trying to </text:span><text:span text:style-name="T2">find Foreign Language Bible Translations that are true and faithful to the Infallible, Inerrant </text:span><text:span text:style-name="T49">English </text:span><text:span text:style-name="T2">King James Bible text.</text:span></text:p>
      <text:p text:style-name="P9"><text:span text:style-name="T2"/></text:p>
      <text:p text:style-name="P17"><text:span text:style-name="T49">The first and foremost requirement for selecting foreign texts is that they remain true to the message and doctrine of the King James in every way possible. <text:s/>And if by some miracle it also happens to still exhibit some form of the “King James Code” to verify its divine inspiration, then all the better.</text:span></text:p>
      <text:p text:style-name="P9"><text:span text:style-name="T2"/></text:p>
      <text:p text:style-name="P17"><text:span text:style-name="T49">To discern whether or not a given translation is faithful and true to the text of the King James, we must “Test the Spirits” </text:span><text:span text:style-name="T50">to determine if it is from God or not:</text:span></text:p>
      <text:p text:style-name="P17"><text:span text:style-name="T50"/></text:p>
      <text:p text:style-name="P59"><text:span text:style-name="T10">(1 John 4:2-3)</text:span><text:span text:style-name="T50"> </text:span><text:span text:style-name="T11">"Hereby know ye the Spirit of God: Every spirit that confesseth that Jesus Christ is come in the flesh is of God: </text:span><text:span text:style-name="T10">{3}</text:span><text:span text:style-name="T50"> </text:span><text:span text:style-name="T11">And every spirit that confesseth not that Jesus Christ is come in the flesh is not of God: and this is that </text:span><text:span text:style-name="T9">spirit</text:span><text:span text:style-name="T50"> </text:span><text:span text:style-name="T11">of antichrist, whereof ye have heard that it should come; and even now already is it in the world."</text:span></text:p>
      <text:p text:style-name="P17"><text:span text:style-name="T50"/></text:p>
      <text:p text:style-name="P18"><text:span text:style-name="T2">This document outlines the “Test of the Spirits” used to discern the source </text:span><text:span text:style-name="T50">text of various Bible Translations to determine possible candidates for use in the Internationalization of the King James Pure Bible Search program</text:span><text:span text:style-name="T2">. <text:s/></text:span><text:span text:style-name="T50">And we will also explore the challenges and textual differences that can (and will) make it difficult for <text:s/>the “King James Code” to manifest in any of these translations.</text:span></text:p>
      <text:p text:style-name="P18"><text:span text:style-name="T2"/></text:p>
      <text:p text:style-name="P18"><text:span text:style-name="T2">The primary “</text:span><text:span text:style-name="T50">Test of the Spirits”</text:span><text:span text:style-name="T2"> involves analyzing key passages and comparing them against the text of the King James Bible – passages that are commonly corrupted in the other English Translations of the corrupt Bibles. <text:s/></text:span><text:span text:style-name="T50">Only texts that pass this test, </text:span><text:span text:style-name="T51">and that are complete and can be verified with multiple witnesses,</text:span><text:span text:style-name="T50"> will be considered </text:span><text:span text:style-name="T51">for inclusion in the King James Pure Bible Search software.</text:span></text:p>
      <text:p text:style-name="P9"><text:span text:style-name="T2"/></text:p>
      <text:p text:style-name="P9"><text:span text:style-name="T2"/></text:p>
      <text:p text:style-name="P9"><text:span text:style-name="T2"/></text:p>
      <text:h text:style-name="P67" text:outline-level="1"><text:span text:style-name="T2">Key Passages in the King James Bible</text:span></text:h>
      <text:p text:style-name="P9"><text:span text:style-name="T2">This table outlines some of the Key Passages in the King James Bible that are often changed, modified, or omitted in the corrupt vine of scripture. <text:s/></text:span><text:span text:style-name="T6">This list is by no means exhaustive, as we could literally put the entire King James text in this list. <text:s/>Instead, these are some of the more doctrinally significant</text:span><text:span text:style-name="T43"> ones.</text:span></text:p>
      <text:p text:style-name="P9"><text:span text:style-name="T6"/></text:p>
      <table:table table:name="KingJamesTest1" table:style-name="KingJamesTest1">
        <table:table-column table:style-name="KingJamesTest1.A"/>
        <table:table-column table:style-name="KingJamesTest1.B"/>
        <table:table-column table:style-name="KingJamesTest1.C"/>
        <table:table-header-rows>
          <table:table-row>
            <table:table-cell table:style-name="KingJamesTest1.A1" office:value-type="float" office:value="0">
              <text:p text:style-name="P1"><text:span text:style-name="T6">Scripture Reference</text:span></text:p>
            </table:table-cell>
            <table:table-cell table:style-name="KingJamesTest1.A1" office:value-type="float" office:value="0">
              <text:p text:style-name="P1"><text:span text:style-name="T6">Passage</text:span></text:p>
            </table:table-cell>
            <table:table-cell table:style-name="KingJamesTest1.A1" office:value-type="float" office:value="0">
              <text:p text:style-name="P1"><text:span text:style-name="T6">Significant Text</text:span></text:p>
            </table:table-cell>
          </table:table-row>
        </table:table-header-rows>
        <table:table-row table:style-name="KingJamesTest1.2">
          <table:table-cell table:style-name="KingJamesTest1.A2" office:value-type="float" office:value="0">
            <text:p text:style-name="P99"><text:span text:style-name="T6">Genesis 22:8</text:span></text:p>
          </table:table-cell>
          <table:table-cell table:style-name="KingJamesTest1.B2" office:value-type="string">
            <text:p text:style-name="P21"><text:span text:style-name="T7">And</text:span> <text:span text:style-name="T7">Abraham said, My son, God will provide himself a lamb for a burnt offering: so they went both of them together.</text:span></text:p>
          </table:table-cell>
          <table:table-cell table:style-name="KingJamesTest1.C2" office:value-type="string">
            <text:p text:style-name="P91"><text:span text:style-name="T22">“</text:span><text:span text:style-name="T6">God will provide </text:span><text:span text:style-name="T13">himself</text:span><text:span text:style-name="T22">”</text:span><text:span text:style-name="T6"> </text:span><text:span text:style-name="T22">(corrupt versions eliminate the word “himself”)</text:span></text:p>
          </table:table-cell>
        </table:table-row>
        <table:table-row table:style-name="KingJamesTest1.2">
          <table:table-cell table:style-name="KingJamesTest1.A3" office:value-type="float" office:value="0">
            <text:p text:style-name="P100"><text:span text:style-name="T22">Isaiah 14:12</text:span></text:p>
          </table:table-cell>
          <table:table-cell table:style-name="KingJamesTest1.B4" office:value-type="string">
            <text:p text:style-name="P27"><text:span text:style-name="T12">How</text:span> art thou fallen from heaven, O Lucifer, son of the morning! <text:span text:style-name="T3">how</text:span> art thou cut down to the ground, which didst weaken the nations!</text:p>
          </table:table-cell>
          <table:table-cell table:style-name="KingJamesTest1.C4" office:value-type="string">
            <text:p text:style-name="P98"><text:span text:style-name="T21">“</text:span><text:span text:style-name="T22">O Lucifer</text:span><text:span text:style-name="T21">” (corrupt versions say Bright Star or Morning Star, which confuses it with Revelation 2:28 and Revelation 22:16)</text:span></text:p>
          </table:table-cell>
        </table:table-row>
        <table:table-row table:style-name="KingJamesTest1.2">
          <table:table-cell table:style-name="KingJamesTest1.A3" office:value-type="float" office:value="0">
            <text:p text:style-name="P99"><text:span text:style-name="T6">Daniel 3:25</text:span></text:p>
          </table:table-cell>
          <table:table-cell table:style-name="KingJamesTest1.B4" office:value-type="string">
            <text:p text:style-name="P27">He answered and said, Lo, I see four men loose, walking in the midst of the fire, and they have no hurt; and the form of the fourth is like the Son of God.</text:p>
          </table:table-cell>
          <table:table-cell table:style-name="KingJamesTest1.C4" office:value-type="string">
            <text:p text:style-name="P91"><text:span text:style-name="T22">“</text:span><text:span text:style-name="T6">the fourth is like </text:span><text:span text:style-name="T13">the Son of God</text:span><text:span text:style-name="T6">.</text:span><text:span text:style-name="T22">”</text:span><text:span text:style-name="T6"> <text:s/></text:span><text:span text:style-name="T22">(corrupt versions say “a son of the gods”)</text:span></text:p>
          </table:table-cell>
        </table:table-row>
        <table:table-row table:style-name="KingJamesTest1.2">
          <table:table-cell table:style-name="KingJamesTest1.A3" office:value-type="float" office:value="0">
            <text:p text:style-name="P100"><text:span text:style-name="T22">Matthew 5:44</text:span></text:p>
          </table:table-cell>
          <table:table-cell table:style-name="KingJamesTest1.B5" office:value-type="string">
            <text:p text:style-name="P33">But I say unto you, Love your enemies, bless them that curse you, do good to them that hate you, and pray for them which despitefully use you, and persecute you;</text:p>
          </table:table-cell>
          <table:table-cell table:style-name="KingJamesTest1.C5" office:value-type="string">
            <text:p text:style-name="P91"><text:span text:style-name="T22">“</text:span><text:span text:style-name="T14">bless</text:span><text:span text:style-name="T22"> them that curse you, </text:span><text:span text:style-name="T14">do good</text:span><text:span text:style-name="T22"> to them that hate you, and pray for them that </text:span><text:span text:style-name="T14">despitefully use</text:span><text:span text:style-name="T22"> you,” (corrupt versions leave this out and only says “love your enemies and pray for those who persecute you”)</text:span></text:p>
          </table:table-cell>
        </table:table-row>
        <table:table-row table:style-name="KingJamesTest1.2">
          <table:table-cell table:style-name="KingJamesTest1.A3" office:value-type="float" office:value="0">
            <text:p text:style-name="P100"><text:span text:style-name="T22">Matthew 17:21</text:span></text:p>
          </table:table-cell>
          <table:table-cell table:style-name="KingJamesTest1.B6" office:value-type="string">
            <text:p text:style-name="P33">Howbeit this kind goeth not out but by prayer and fasting.</text:p>
          </table:table-cell>
          <table:table-cell table:style-name="KingJamesTest1.C6" office:value-type="string">
            <text:p text:style-name="P97"><text:span text:style-name="T21">“</text:span><text:span text:style-name="T22">prayer and fasting</text:span><text:span text:style-name="T21">” (this verse is usually completely missing in corrupt texts)</text:span></text:p>
          </table:table-cell>
        </table:table-row>
        <table:table-row table:style-name="KingJamesTest1.2">
          <table:table-cell table:style-name="KingJamesTest1.A3" office:value-type="float" office:value="0">
            <text:p text:style-name="P100"><text:span text:style-name="T22">Matthew 18:11</text:span></text:p>
          </table:table-cell>
          <table:table-cell table:style-name="KingJamesTest1.B7" office:value-type="string">
            <text:p text:style-name="P33">For the Son of man is come to save that which was lost.</text:p>
          </table:table-cell>
          <table:table-cell table:style-name="KingJamesTest1.C7" office:value-type="string">
            <text:p text:style-name="P98"><text:span text:style-name="T21">“</text:span><text:span text:style-name="T22">to save that which was lost</text:span><text:span text:style-name="T21">” (this verse is usually completely missing in corrupt texts)</text:span></text:p>
          </table:table-cell>
        </table:table-row>
        <text:soft-page-break/>
        <table:table-row table:style-name="KingJamesTest1.2">
          <table:table-cell table:style-name="KingJamesTest1.A3" office:value-type="float" office:value="0">
            <text:p text:style-name="P100"><text:span text:style-name="T22">Matthew 27:2</text:span></text:p>
          </table:table-cell>
          <table:table-cell table:style-name="KingJamesTest1.B8" office:value-type="string">
            <text:p text:style-name="P21"><text:span text:style-name="T7">And when they had bound him, they led </text:span><text:span text:style-name="T8">him</text:span> <text:span text:style-name="T7">away, and delivered him to Pontius Pilate the governor.</text:span></text:p>
          </table:table-cell>
          <table:table-cell table:style-name="KingJamesTest1.C8" office:value-type="string">
            <text:p text:style-name="P91"><text:span text:style-name="T22">“</text:span><text:span text:style-name="T14">Pontius</text:span><text:span text:style-name="T22"> Pilate” (corrupt versions omit Pilate's first name)</text:span></text:p>
          </table:table-cell>
        </table:table-row>
        <table:table-row table:style-name="KingJamesTest1.2">
          <table:table-cell table:style-name="KingJamesTest1.A3" office:value-type="float" office:value="0">
            <text:p text:style-name="P101"><text:span text:style-name="T24">Matthew 27:35</text:span></text:p>
          </table:table-cell>
          <table:table-cell table:style-name="KingJamesTest1.B9" office:value-type="string">
            <text:p text:style-name="P27">And they crucified him, and parted his garments, casting lots: that it might be fulfilled which was spoken by the prophet, They parted my garments among them, and upon my vesture did they cast lots.</text:p>
          </table:table-cell>
          <table:table-cell table:style-name="KingJamesTest1.C9" office:value-type="string">
            <text:p text:style-name="P90"><text:span text:style-name="T24">Most corrupt versions leave out the words of the prophet: “</text:span><text:span text:style-name="T15">that it might be fulfilled which was spoken by the prophet, They parted my garments among them, and upon my vesture did they cast lots.</text:span><text:span text:style-name="T24">”</text:span></text:p>
          </table:table-cell>
        </table:table-row>
        <table:table-row table:style-name="KingJamesTest1.2">
          <table:table-cell table:style-name="KingJamesTest1.A3" office:value-type="float" office:value="0">
            <text:p text:style-name="P101"><text:span text:style-name="T24">Mark 3:15</text:span></text:p>
          </table:table-cell>
          <table:table-cell table:style-name="KingJamesTest1.B10" office:value-type="string">
            <text:p text:style-name="P27">And to have power to heal sicknesses, and to cast out devils:</text:p>
          </table:table-cell>
          <table:table-cell table:style-name="KingJamesTest1.C10" office:value-type="string">
            <text:p text:style-name="P89">“<text:span text:style-name="T15">power to heal sickness</text:span><text:span text:style-name="T24">” (corrupt versions omit this part)</text:span></text:p>
          </table:table-cell>
        </table:table-row>
        <table:table-row table:style-name="KingJamesTest1.2">
          <table:table-cell table:style-name="KingJamesTest1.A3" office:value-type="float" office:value="0">
            <text:p text:style-name="P101"><text:span text:style-name="T24">Mark 7:16</text:span></text:p>
          </table:table-cell>
          <table:table-cell table:style-name="KingJamesTest1.B11" office:value-type="string">
            <text:p text:style-name="P21"><text:span text:style-name="T26">If</text:span><text:span text:style-name="T25"> </text:span><text:span text:style-name="T26">any man have ears to hear, let him hear.</text:span></text:p>
          </table:table-cell>
          <table:table-cell table:style-name="KingJamesTest1.C11" office:value-type="string">
            <text:p text:style-name="P90"><text:span text:style-name="T24">Corrupt versions usually omit this verse </text:span><text:span text:style-name="T28">entirely</text:span></text:p>
          </table:table-cell>
        </table:table-row>
        <table:table-row table:style-name="KingJamesTest1.2">
          <table:table-cell table:style-name="KingJamesTest1.A3" office:value-type="float" office:value="0">
            <text:p text:style-name="P102"><text:span text:style-name="T28">Luke 7:28</text:span></text:p>
          </table:table-cell>
          <table:table-cell table:style-name="KingJamesTest1.B12" office:value-type="string">
            <text:p text:style-name="P33">For I say unto you, Among those that are born of women there is not a greater prophet than John the Baptist: but he that is least in the kingdom of God is greater than he.</text:p>
          </table:table-cell>
          <table:table-cell table:style-name="KingJamesTest1.C12" office:value-type="string">
            <text:p text:style-name="P91"><text:span text:style-name="T28">Corrupt versions usually omit John the Baptists role of “prophet” and often his full title as well.</text:span></text:p>
          </table:table-cell>
        </table:table-row>
        <table:table-row table:style-name="KingJamesTest1.2">
          <table:table-cell table:style-name="KingJamesTest1.A3" office:value-type="float" office:value="0">
            <text:p text:style-name="P102"><text:span text:style-name="T28">Luke 9:55</text:span></text:p>
          </table:table-cell>
          <table:table-cell table:style-name="KingJamesTest1.B13" office:value-type="string">
            <text:p text:style-name="P21"><text:span text:style-name="T7">But he turned, and rebuked them, and said, </text:span><text:span text:style-name="T26">Ye know not what manner of spirit ye are of.</text:span></text:p>
          </table:table-cell>
          <table:table-cell table:style-name="KingJamesTest1.C13" office:value-type="string">
            <text:p text:style-name="P91"><text:span text:style-name="T28">Most corrupt versions omit “</text:span><text:span text:style-name="T16">Ye know not what manner of spirit ye are of</text:span><text:span text:style-name="T28">”</text:span></text:p>
          </table:table-cell>
        </table:table-row>
        <table:table-row table:style-name="KingJamesTest1.2">
          <table:table-cell table:style-name="KingJamesTest1.A3" office:value-type="float" office:value="0">
            <text:p text:style-name="P102"><text:span text:style-name="T28">Luke 9:56</text:span></text:p>
          </table:table-cell>
          <table:table-cell table:style-name="KingJamesTest1.B14" office:value-type="string">
            <text:p text:style-name="P21"><text:span text:style-name="T26">For the Son of man is not come to destroy men's lives, but to save </text:span><text:span text:style-name="T27">them</text:span><text:span text:style-name="T26">. And they went to another village.</text:span></text:p>
          </table:table-cell>
          <table:table-cell table:style-name="KingJamesTest1.C14" office:value-type="string">
            <text:p text:style-name="P91"><text:span text:style-name="T28">Most corrupt versions omit the first half of this verse “</text:span><text:span text:style-name="T16">For the Son of man is not come to destroy men's lives, but to save them</text:span><text:span text:style-name="T28">”</text:span></text:p>
          </table:table-cell>
        </table:table-row>
        <table:table-row table:style-name="KingJamesTest1.2">
          <table:table-cell table:style-name="KingJamesTest1.A3" office:value-type="float" office:value="0">
            <text:p text:style-name="P102"><text:span text:style-name="T28">Luke 22:14</text:span></text:p>
          </table:table-cell>
          <table:table-cell table:style-name="KingJamesTest1.B15" office:value-type="string">
            <text:p text:style-name="P27">And when the hour was come, he sat down, and the twelve apostles with him.</text:p>
          </table:table-cell>
          <table:table-cell table:style-name="KingJamesTest1.C15" office:value-type="string">
            <text:p text:style-name="P89">“<text:span text:style-name="T16">the twelve apostles</text:span><text:span text:style-name="T28">”. <text:s/></text:span><text:span text:style-name="T29">Many corrupt versions don't give the number of apostles that were present.</text:span></text:p>
          </table:table-cell>
        </table:table-row>
        <text:soft-page-break/>
        <table:table-row table:style-name="KingJamesTest1.2">
          <table:table-cell table:style-name="KingJamesTest1.A3" office:value-type="float" office:value="0">
            <text:p text:style-name="P103"><text:span text:style-name="T29">Luke 23:38</text:span></text:p>
          </table:table-cell>
          <table:table-cell table:style-name="KingJamesTest1.B16" office:value-type="string">
            <text:p text:style-name="P27">And a superscription also was written over him in letters of Greek, and Latin, and Hebrew, THIS IS THE KING OF THE JEWS.</text:p>
          </table:table-cell>
          <table:table-cell table:style-name="KingJamesTest1.C16" office:value-type="string">
            <text:p text:style-name="P89">“<text:span text:style-name="T17">in letters of Greek, and Latin, and Hebrew</text:span>”. <text:s/><text:span text:style-name="T29">Corrupt versions fail to list the three languages the inscription was written in.</text:span></text:p>
          </table:table-cell>
        </table:table-row>
        <table:table-row table:style-name="KingJamesTest1.2">
          <table:table-cell table:style-name="KingJamesTest1.A3" office:value-type="float" office:value="0">
            <text:p text:style-name="P103"><text:span text:style-name="T29">Luke 24:42</text:span></text:p>
          </table:table-cell>
          <table:table-cell table:style-name="KingJamesTest1.B17" office:value-type="string">
            <text:p text:style-name="P27">And they gave him a piece of a broiled fish, and of an honeycomb.</text:p>
          </table:table-cell>
          <table:table-cell table:style-name="KingJamesTest1.C17" office:value-type="string">
            <text:p text:style-name="P89">“<text:span text:style-name="T17">and of an honeycomb</text:span><text:span text:style-name="T29">”. Corrupt versions omit the honeycomb.</text:span></text:p>
          </table:table-cell>
        </table:table-row>
        <table:table-row table:style-name="KingJamesTest1.2">
          <table:table-cell table:style-name="KingJamesTest1.A3" office:value-type="float" office:value="0">
            <text:p text:style-name="P103"><text:span text:style-name="T29">John 3:13</text:span></text:p>
          </table:table-cell>
          <table:table-cell table:style-name="KingJamesTest1.B18" office:value-type="string">
            <text:p text:style-name="P21"><text:span text:style-name="T26">And no man hath ascended up to heaven, but he that came down from heaven, </text:span><text:span text:style-name="T27">even</text:span><text:span text:style-name="T25"> </text:span><text:span text:style-name="T26">the Son of man which is in heaven.</text:span></text:p>
          </table:table-cell>
          <table:table-cell table:style-name="KingJamesTest1.C18" office:value-type="string">
            <text:p text:style-name="P89">“<text:span text:style-name="T17">even the Son of man which is in heaven.</text:span><text:span text:style-name="T29">” <text:s/>Corrupt versions fail to say that He was in heaven.</text:span></text:p>
          </table:table-cell>
        </table:table-row>
        <table:table-row table:style-name="KingJamesTest1.2">
          <table:table-cell table:style-name="KingJamesTest1.A3" office:value-type="float" office:value="0">
            <text:p text:style-name="P103"><text:span text:style-name="T29">John 5:4</text:span></text:p>
          </table:table-cell>
          <table:table-cell table:style-name="KingJamesTest1.B19" office:value-type="string">
            <text:p text:style-name="P27">For an angel went down at a certain season into the pool, and troubled the water: whosoever then first after the troubling of the water stepped in was made whole of whatsoever disease he had.</text:p>
          </table:table-cell>
          <table:table-cell table:style-name="KingJamesTest1.C19" office:value-type="string">
            <text:p text:style-name="P92"><text:span text:style-name="T29">Completely omitted in most false translations.</text:span></text:p>
          </table:table-cell>
        </table:table-row>
        <table:table-row table:style-name="KingJamesTest1.2">
          <table:table-cell table:style-name="KingJamesTest1.A3" office:value-type="float" office:value="0">
            <text:p text:style-name="P103"><text:span text:style-name="T29">John 7:50</text:span></text:p>
          </table:table-cell>
          <table:table-cell table:style-name="KingJamesTest1.B20" office:value-type="string">
            <text:p text:style-name="P27">Nicodemus saith unto them, (he that came to Jesus by night, being one of them,)</text:p>
          </table:table-cell>
          <table:table-cell table:style-name="KingJamesTest1.C20" office:value-type="string">
            <text:p text:style-name="P89">“<text:span text:style-name="T17">came to Jesus by night</text:span><text:span text:style-name="T29">”. Most corrupt versions fail to say it was at night.</text:span></text:p>
          </table:table-cell>
        </table:table-row>
        <table:table-row table:style-name="KingJamesTest1.2">
          <table:table-cell table:style-name="KingJamesTest1.A3" office:value-type="float" office:value="0">
            <text:p text:style-name="P104"><text:span text:style-name="T30">Acts 8:37</text:span></text:p>
          </table:table-cell>
          <table:table-cell table:style-name="KingJamesTest1.B21" office:value-type="string">
            <text:p text:style-name="P27">And Philip said, If thou believest with all thine heart, thou mayest. And he answered and said, I believe that Jesus Christ is the Son of God.</text:p>
          </table:table-cell>
          <table:table-cell table:style-name="KingJamesTest1.C21" office:value-type="string">
            <text:p text:style-name="P93"><text:span text:style-name="T29">Completely omitted in most false translations.</text:span></text:p>
          </table:table-cell>
        </table:table-row>
        <table:table-row table:style-name="KingJamesTest1.2">
          <table:table-cell table:style-name="KingJamesTest1.A3" office:value-type="float" office:value="0">
            <text:p text:style-name="P104"><text:span text:style-name="T30">Acts 9:6</text:span></text:p>
          </table:table-cell>
          <table:table-cell table:style-name="KingJamesTest1.B22" office:value-type="string">
            <text:p text:style-name="P21"><text:span text:style-name="T7">And he trembling and astonished said, Lord, what wilt thou have me to do? And the Lord </text:span><text:span text:style-name="T8">said</text:span> <text:span text:style-name="T7">unto him, </text:span><text:span text:style-name="T26">Arise, and go into the city, and it shall be told thee what thou must do.</text:span></text:p>
          </table:table-cell>
          <table:table-cell table:style-name="KingJamesTest1.C22" office:value-type="string">
            <text:p text:style-name="P89">“<text:span text:style-name="T18">And he trembling and astonished said, Lord, what wilt thou have me to do?</text:span><text:span text:style-name="T30">” <text:s/>This part is often omitted.</text:span></text:p>
          </table:table-cell>
        </table:table-row>
        <table:table-row table:style-name="KingJamesTest1.2">
          <table:table-cell table:style-name="KingJamesTest1.A3" office:value-type="float" office:value="0">
            <text:p text:style-name="P104"><text:span text:style-name="T30">Acts 15:34</text:span></text:p>
          </table:table-cell>
          <table:table-cell table:style-name="KingJamesTest1.B23" office:value-type="string">
            <text:p text:style-name="P27">Notwithstanding it pleased Silas to abide there still.</text:p>
          </table:table-cell>
          <table:table-cell table:style-name="KingJamesTest1.C23" office:value-type="string">
            <text:p text:style-name="P93"><text:span text:style-name="T29">Completely omitted in most false translations.</text:span></text:p>
          </table:table-cell>
        </table:table-row>
        <text:soft-page-break/>
        <table:table-row table:style-name="KingJamesTest1.2">
          <table:table-cell table:style-name="KingJamesTest1.A3" office:value-type="float" office:value="0">
            <text:p text:style-name="P104"><text:span text:style-name="T30">Acts 24:6-8</text:span></text:p>
          </table:table-cell>
          <table:table-cell table:style-name="KingJamesTest1.B24" office:value-type="string">
            <text:p text:style-name="P39"><text:span text:style-name="T23">Who also hath gone about to profane the temple: whom we took, and would have judged according to our law. </text:span><text:span text:style-name="T32">But the chief captain Lysias came </text:span><text:span text:style-name="T33">upon us</text:span><text:span text:style-name="T32">, and with great violence took </text:span><text:span text:style-name="T33">him</text:span><text:span text:style-name="T31"> </text:span><text:span text:style-name="T32">away out of our hands, Commanding his accusers to come unto thee: by examining of whom thyself mayest take knowledge of all these things, whereof we accuse him.</text:span></text:p>
          </table:table-cell>
          <table:table-cell table:style-name="KingJamesTest1.C24" office:value-type="string">
            <text:p text:style-name="P93"><text:span text:style-name="T30">Most corrupt versions omit verse 7 and rewrite verses 6 and 8 to work around the omission.</text:span></text:p>
          </table:table-cell>
        </table:table-row>
        <table:table-row table:style-name="KingJamesTest1.2">
          <table:table-cell table:style-name="KingJamesTest1.A3" office:value-type="float" office:value="0">
            <text:p text:style-name="P107"><text:span text:style-name="T42">Romans 8:1</text:span></text:p>
          </table:table-cell>
          <table:table-cell table:style-name="KingJamesTest1.B26" office:value-type="string">
            <text:p text:style-name="P21"><text:span text:style-name="T8">There is</text:span> <text:span text:style-name="T7">therefore now no condemnation to them which are in Christ Jesus, who walk not after the flesh, but after the Spirit.</text:span></text:p>
          </table:table-cell>
          <table:table-cell table:style-name="KingJamesTest1.C26" office:value-type="string">
            <text:p text:style-name="P96"><text:span text:style-name="T42">Most false versions omit “</text:span><text:span text:style-name="T20">who walk not after the flesh, but after the Spirit.</text:span><text:span text:style-name="T42">”</text:span></text:p>
          </table:table-cell>
        </table:table-row>
        <table:table-row table:style-name="KingJamesTest1.2">
          <table:table-cell table:style-name="KingJamesTest1.A3" office:value-type="float" office:value="0">
            <text:p text:style-name="P104"><text:span text:style-name="T30">Romans 16:24</text:span></text:p>
          </table:table-cell>
          <table:table-cell table:style-name="KingJamesTest1.B26" office:value-type="string">
            <text:p text:style-name="P21"><text:span text:style-name="T7">The grace of our Lord Jesus Christ </text:span><text:span text:style-name="T8">be</text:span> <text:span text:style-name="T7">with you all. Amen.</text:span></text:p>
          </table:table-cell>
          <table:table-cell table:style-name="KingJamesTest1.C26" office:value-type="string">
            <text:p text:style-name="P93"><text:span text:style-name="T29">Completely omitted in most false translations.</text:span></text:p>
          </table:table-cell>
        </table:table-row>
        <table:table-row table:style-name="KingJamesTest1.2">
          <table:table-cell table:style-name="KingJamesTest1.A3" office:value-type="float" office:value="0">
            <text:p text:style-name="P104"><text:span text:style-name="T30">1 Timothy 3:16</text:span></text:p>
          </table:table-cell>
          <table:table-cell table:style-name="KingJamesTest1.B27" office:value-type="string">
            <text:p text:style-name="P27">And without controversy great is the mystery of godliness: God was manifest in the flesh, justified in the Spirit, seen of angels, preached unto the Gentiles, believed on in the world, received up into glory.</text:p>
          </table:table-cell>
          <table:table-cell table:style-name="KingJamesTest1.C27" office:value-type="string">
            <text:p text:style-name="P89">“<text:span text:style-name="T18">God was manifest in the flesh</text:span><text:span text:style-name="T30">”. <text:s/>False versions either change “God” to “He” or say “appeared in a body” instead of “manifest in the flesh”.</text:span></text:p>
          </table:table-cell>
        </table:table-row>
        <table:table-row table:style-name="KingJamesTest1.2">
          <table:table-cell table:style-name="KingJamesTest1.A3" office:value-type="float" office:value="0">
            <text:p text:style-name="P105"><text:span text:style-name="T34">1 Peter 4:14</text:span></text:p>
          </table:table-cell>
          <table:table-cell table:style-name="KingJamesTest1.B28" office:value-type="string">
            <text:p text:style-name="P21"><text:span text:style-name="T7">If ye be reproached for the name of Christ, happy </text:span><text:span text:style-name="T8">are ye</text:span><text:span text:style-name="T7">; for the spirit of glory and of God resteth upon you: on their part he is evil spoken of, but on your part he is glorified.</text:span></text:p>
          </table:table-cell>
          <table:table-cell table:style-name="KingJamesTest1.C28" office:value-type="string">
            <text:p text:style-name="P94"><text:span text:style-name="T34">Completely rewritten in most corrupt translations.</text:span></text:p>
          </table:table-cell>
        </table:table-row>
        <table:table-row table:style-name="KingJamesTest1.2">
          <table:table-cell table:style-name="KingJamesTest1.A3" office:value-type="float" office:value="0">
            <text:p text:style-name="P105"><text:span text:style-name="T34">1 John 5:7</text:span></text:p>
          </table:table-cell>
          <table:table-cell table:style-name="KingJamesTest1.B29" office:value-type="string">
            <text:p text:style-name="P27">For there are three that bear record in heaven, the Father, the Word, and the Holy Ghost: and these three are one.</text:p>
          </table:table-cell>
          <table:table-cell table:style-name="KingJamesTest1.C29" office:value-type="string">
            <text:p text:style-name="P94"><text:span text:style-name="T34">Most corrupt versions blend verses 6-8 to eliminate the two sets of witness – one in heaven and one in earth. <text:s/>Doing so obscures the three Persons of the Trinity</text:span></text:p>
          </table:table-cell>
        </table:table-row>
        <text:soft-page-break/>
        <table:table-row table:style-name="KingJamesTest1.2">
          <table:table-cell table:style-name="KingJamesTest1.A3" office:value-type="float" office:value="0">
            <text:p text:style-name="P106"><text:span text:style-name="T35">Revelation 1:11</text:span></text:p>
          </table:table-cell>
          <table:table-cell table:style-name="KingJamesTest1.B30" office:value-type="string">
            <text:p text:style-name="P21"><text:span text:style-name="T7">Saying, </text:span><text:span text:style-name="T26">I am Alpha and Omega, the first and the last: and, What thou seest, write in a book, and send </text:span><text:span text:style-name="T27">it</text:span><text:span text:style-name="T25"> </text:span><text:span text:style-name="T26">unto the seven churches which are in Asia; unto Ephesus, and unto Smyrna, and unto Pergamos, and unto Thyatira, and unto Sardis, and unto Philadelphia, and unto Laodicea.</text:span></text:p>
          </table:table-cell>
          <table:table-cell table:style-name="KingJamesTest1.C30" office:value-type="string">
            <text:p text:style-name="P95"><text:span text:style-name="T35">Corrupt translations usually omit the “</text:span><text:span text:style-name="T19">I am Alpha and Omega, the first and the last</text:span><text:span text:style-name="T35">”</text:span></text:p>
          </table:table-cell>
        </table:table-row>
      </table:table>
      <text:p text:style-name="P9"><text:span text:style-name="T6"/></text:p>
      <text:p text:style-name="P9"><text:span text:style-name="T6"/></text:p>
      <text:h text:style-name="P67" text:outline-level="1"><text:span text:style-name="T2">Selectin</text:span><text:span text:style-name="T36">g</text:span><text:span text:style-name="T2"> a Spanish Text</text:span></text:h>
      <text:p text:style-name="P9"><text:span text:style-name="T2">You've perhaps heard that the Reina-Valera text is the Spanish Translation that is most like the King James. <text:s/>Great! <text:s/>But which one?? <text:s/>There are many different Reina-Valera Texts, with varying degrees of corruption. <text:s/></text:span><text:span text:style-name="T36">There were major versions in 1569, 1602, 1862, 1865, 1909, 1960, 1995, and 2011. <text:s/>And they are NOT the same! <text:s/></text:span><text:span text:style-name="T51">Some are more like the King James Version, while others are more like the Revised Standard Version.</text:span></text:p>
      <text:p text:style-name="P9"><text:span text:style-name="T36"/></text:p>
      <text:p text:style-name="P20"><text:span text:style-name="T36">And there are other common translations, like the “Spanish Sagradas Escrituras Version” </text:span><text:span text:style-name="T47">and the “Nueva Versión Internacional”</text:span><text:span text:style-name="T36">, and they too are different. <text:s/>So which do we choose? <text:s/></text:span><text:span text:style-name="T51">OK, I threw the last one in there for comic relief – I'm curious if the Spanish version of abomination is as horrific as its English NIV counterpart. <text:s/></text:span><text:span text:style-name="T52">And as you'll see, it is – in fact, it receives a perfect failing score, getting 0% of them correct. <text:s/></text:span><text:span text:style-name="T53">Stay away from it; </text:span><text:span text:style-name="T54">it's pure evil</text:span><text:span text:style-name="T53">!</text:span></text:p>
      <text:p text:style-name="P20"><text:span text:style-name="T36"/></text:p>
      <text:p text:style-name="P20"><text:span text:style-name="T36">Let's apply the tests, one-by-one, for </text:span><text:span text:style-name="T38">all of </text:span><text:span text:style-name="T36">the texts that we've been able to obtain digit copies of. <text:s/></text:span><text:span text:style-name="T38">The results of these tests have been outlined in the tables that follow. <text:s/></text:span><text:span text:style-name="T51">You will see that we have two versions that are outshining the rest </text:span><text:span text:style-name="T52">with perfect, or near perfect, 100%</text:span><text:span text:style-name="T51"> – </text:span><text:span text:style-name="T38">the Reina-Valera 1865 </text:span><text:span text:style-name="T48">and the Spanish Sagradas Escrituras Version Antigua 1569. <text:s/></text:span><text:span text:style-name="T51">These two</text:span><text:span text:style-name="T48"> </text:span><text:span text:style-name="T38">text</text:span><text:span text:style-name="T48">s</text:span><text:span text:style-name="T38"> w</text:span><text:span text:style-name="T51">ill be</text:span><text:span text:style-name="T38"> chosen </text:span><text:span text:style-name="T51">as potential candidates </text:span><text:span text:style-name="T38">for the King James Pure Bible Search application.</text:span></text:p>
      <text:p text:style-name="P12"><text:span text:style-name="T38"/></text:p>
      <text:p text:style-name="P12"><text:span text:style-name="T38"/></text:p>
      <text:p text:style-name="P12"><text:span text:style-name="T38"/></text:p>
      <text:p text:style-name="P19"><text:span text:style-name="T51">&lt;&lt;&lt;&lt;&lt; TODO : Finish analysis of the texts &gt;&gt;&gt;&gt;&gt;</text:span></text:p>
      <text:p text:style-name="P12"><text:span text:style-name="T38"/></text:p>
      <text:p text:style-name="P12"><text:span text:style-name="T38"/></text:p>
      <text:p text:style-name="P12"><text:span text:style-name="T38"/></text:p>
      <text:p text:style-name="P12"><text:span text:style-name="T38"/></text:p>
      <text:h text:style-name="P61" text:outline-level="2"><text:span text:style-name="T36">Reina-Valera 1865</text:span></text:h>
      <table:table table:name="RV1865" table:style-name="RV1865">
        <table:table-column table:style-name="RV1865.A"/>
        <table:table-column table:style-name="RV1865.B"/>
        <table:table-column table:style-name="RV1865.C"/>
        <table:table-column table:style-name="RV1865.D"/>
        <table:table-header-rows>
          <table:table-row>
            <table:table-cell table:style-name="RV1865.A1" office:value-type="float" office:value="0">
              <text:p text:style-name="P2"><text:span text:style-name="T37">Passage</text:span></text:p>
            </table:table-cell>
            <table:table-cell table:style-name="RV1865.B1" office:value-type="float" office:value="0">
              <text:p text:style-name="P2"><text:span text:style-name="T37">King James</text:span></text:p>
            </table:table-cell>
            <table:table-cell table:style-name="RV1865.B1" office:value-type="float" office:value="0">
              <text:p text:style-name="P2"><text:span text:style-name="T37">Reina-Valera 1865</text:span></text:p>
            </table:table-cell>
            <table:table-cell table:style-name="RV1865.D1" office:value-type="float" office:value="0">
              <text:p text:style-name="P2"><text:span text:style-name="T37">Pass/Fail</text:span></text:p>
            </table:table-cell>
          </table:table-row>
        </table:table-header-rows>
        <table:table-row table:style-name="RV1865.2">
          <table:table-cell table:style-name="RV1865.A2" office:value-type="float" office:value="0">
            <text:p text:style-name="P109"><text:span text:style-name="T6">Genesis 22:8</text:span></text:p>
          </table:table-cell>
          <table:table-cell table:style-name="RV1865.B2" office:value-type="string">
            <text:p text:style-name="P21"><text:span text:style-name="T7">And</text:span> <text:span text:style-name="T7">Abraham said, My son, God will provide himself a lamb for a burnt offering: so they went both of them together.</text:span></text:p>
          </table:table-cell>
          <table:table-cell table:style-name="RV1865.C2" office:value-type="string">
            <text:p text:style-name="P46"><text:span text:style-name="T38">Y respondió Abraham: Dios proveerá para sí cordero para el holocausto, hijo mío. E iban ámbos juntos.</text:span></text:p>
          </table:table-cell>
          <table:table-cell table:style-name="RV1865.D2" office:value-type="string">
            <text:p text:style-name="P70"><text:span text:style-name="T38">Pass</text:span></text:p>
          </table:table-cell>
        </table:table-row>
        <table:table-row table:style-name="RV1865.2">
          <table:table-cell table:style-name="RV1865.A2" office:value-type="float" office:value="0">
            <text:p text:style-name="P110"><text:span text:style-name="T22">Isaiah 14:12</text:span></text:p>
          </table:table-cell>
          <table:table-cell table:style-name="RV1865.B3" office:value-type="string">
            <text:p text:style-name="P27">How art thou fallen from heaven, O Lucifer, son of the morning! <text:span text:style-name="T3">how</text:span> art thou cut down to the ground, which didst weaken the nations!</text:p>
          </table:table-cell>
          <table:table-cell table:style-name="RV1865.C3" office:value-type="string">
            <text:p text:style-name="P45"><text:span text:style-name="T38">¡Cómo caiste del cielo, o! Lucero, hijo de la mañana! ¡cortado fuiste por tierra, el que debilitabas las naciones!</text:span></text:p>
          </table:table-cell>
          <table:table-cell table:style-name="RV1865.D3" office:value-type="string">
            <text:p text:style-name="P70"><text:span text:style-name="T38">Pass</text:span></text:p>
          </table:table-cell>
        </table:table-row>
        <table:table-row table:style-name="RV1865.2">
          <table:table-cell table:style-name="RV1865.A2" office:value-type="float" office:value="0">
            <text:p text:style-name="P109"><text:span text:style-name="T6">Daniel 3:25</text:span></text:p>
          </table:table-cell>
          <table:table-cell table:style-name="RV1865.B4" office:value-type="string">
            <text:p text:style-name="P27">He answered and said, Lo, I see four men loose, walking in the midst of the fire, and they have no hurt; and the form of the fourth is like the Son of God.</text:p>
          </table:table-cell>
          <table:table-cell table:style-name="RV1865.C4" office:value-type="string">
            <text:p text:style-name="P46"><text:span text:style-name="T38">Respondió, y dijo: He aquí que yo veo cuatro varones sueltos, que se pasean en medio del fuego; y ningún daño hay en ellos; y el parecer del cuarto es semejante a hijo de Dios.</text:span></text:p>
          </table:table-cell>
          <table:table-cell table:style-name="RV1865.D4" office:value-type="string">
            <text:p text:style-name="P70"><text:span text:style-name="T38">Pass</text:span></text:p>
          </table:table-cell>
        </table:table-row>
        <table:table-row table:style-name="RV1865.2">
          <table:table-cell table:style-name="RV1865.A2" office:value-type="float" office:value="0">
            <text:p text:style-name="P110"><text:span text:style-name="T22">Matthew 5:44</text:span></text:p>
          </table:table-cell>
          <table:table-cell table:style-name="RV1865.B5" office:value-type="string">
            <text:p text:style-name="P33">But I say unto you, Love your enemies, bless them that curse you, do good to them that hate you, and pray for them which despitefully use you, and persecute you;</text:p>
          </table:table-cell>
          <table:table-cell table:style-name="RV1865.C5" office:value-type="string">
            <text:p text:style-name="P46"><text:span text:style-name="T38">Yo pues os digo: Amád a vuestros enemigos: bendecíd a los que os maldicen: hacéd bien a los que os aborrecen, y orád por los que os calumnían y os persiguen;</text:span></text:p>
          </table:table-cell>
          <table:table-cell table:style-name="RV1865.D5" office:value-type="string">
            <text:p text:style-name="P70"><text:span text:style-name="T38">Pass</text:span></text:p>
          </table:table-cell>
        </table:table-row>
        <table:table-row table:style-name="RV1865.2">
          <table:table-cell table:style-name="RV1865.A2" office:value-type="float" office:value="0">
            <text:p text:style-name="P110"><text:span text:style-name="T22">Matthew 17:21</text:span></text:p>
          </table:table-cell>
          <table:table-cell table:style-name="RV1865.B6" office:value-type="string">
            <text:p text:style-name="P33">Howbeit this kind goeth not out but by prayer and fasting.</text:p>
          </table:table-cell>
          <table:table-cell table:style-name="RV1865.C6" office:value-type="string">
            <text:p text:style-name="P46"><text:span text:style-name="T38">Mas este género de demonios no sale sino por oración y ayuno.</text:span></text:p>
          </table:table-cell>
          <table:table-cell table:style-name="RV1865.D6" office:value-type="string">
            <text:p text:style-name="P70"><text:span text:style-name="T38">Pass</text:span></text:p>
          </table:table-cell>
        </table:table-row>
        <table:table-row table:style-name="RV1865.2">
          <table:table-cell table:style-name="RV1865.A2" office:value-type="float" office:value="0">
            <text:p text:style-name="P110"><text:span text:style-name="T22">Matthew 18:11</text:span></text:p>
          </table:table-cell>
          <table:table-cell table:style-name="RV1865.B7" office:value-type="string">
            <text:p text:style-name="P33">For the Son of man is come to save that which was lost.</text:p>
          </table:table-cell>
          <table:table-cell table:style-name="RV1865.C7" office:value-type="string">
            <text:p text:style-name="P46"><text:span text:style-name="T38">Porque el Hijo del hombre es venido para salvar lo que se había perdido.</text:span></text:p>
          </table:table-cell>
          <table:table-cell table:style-name="RV1865.D7" office:value-type="string">
            <text:p text:style-name="P70"><text:span text:style-name="T38">Pass</text:span></text:p>
          </table:table-cell>
        </table:table-row>
        <table:table-row table:style-name="RV1865.2">
          <table:table-cell table:style-name="RV1865.A2" office:value-type="float" office:value="0">
            <text:p text:style-name="P110"><text:span text:style-name="T22">Matthew 27:2</text:span></text:p>
          </table:table-cell>
          <table:table-cell table:style-name="RV1865.B8" office:value-type="string">
            <text:p text:style-name="P21"><text:span text:style-name="T7">And when they had bound him, they led </text:span><text:span text:style-name="T8">him</text:span> <text:span text:style-name="T7">away, and delivered him to Pontius Pilate the governor.</text:span></text:p>
          </table:table-cell>
          <table:table-cell table:style-name="RV1865.C8" office:value-type="string">
            <text:p text:style-name="P46"><text:span text:style-name="T38">Y le llevaron atado, y le entregaron a Poncio Pilato presidente.</text:span></text:p>
          </table:table-cell>
          <table:table-cell table:style-name="RV1865.D8" office:value-type="string">
            <text:p text:style-name="P75"><text:span text:style-name="T43">OK, </text:span><text:span text:style-name="T43">not perfect</text:span></text:p>
          </table:table-cell>
        </table:table-row>
        <text:soft-page-break/>
        <table:table-row table:style-name="RV1865.2">
          <table:table-cell table:style-name="RV1865.A2" office:value-type="float" office:value="0">
            <text:p text:style-name="P111"><text:span text:style-name="T24">Matthew 27:35</text:span></text:p>
          </table:table-cell>
          <table:table-cell table:style-name="RV1865.B9" office:value-type="string">
            <text:p text:style-name="P27">And they crucified him, and parted his garments, casting lots: that it might be fulfilled which was spoken by the prophet, They parted my garments among them, and upon my vesture did they cast lots.</text:p>
          </table:table-cell>
          <table:table-cell table:style-name="RV1865.C9" office:value-type="string">
            <text:p text:style-name="P46"><text:span text:style-name="T38">Y después que le hubieron crucificado, repartieron sus vestidos, echando suertes; para que se cumpliese lo que fué dicho por el profeta: Se repartieron mis vestidos, y sobre mi ropa echaron suertes.</text:span></text:p>
          </table:table-cell>
          <table:table-cell table:style-name="RV1865.D9" office:value-type="string">
            <text:p text:style-name="P70"><text:span text:style-name="T38">Pass</text:span></text:p>
          </table:table-cell>
        </table:table-row>
        <table:table-row table:style-name="RV1865.2">
          <table:table-cell table:style-name="RV1865.A2" office:value-type="float" office:value="0">
            <text:p text:style-name="P111"><text:span text:style-name="T24">Mark 3:15</text:span></text:p>
          </table:table-cell>
          <table:table-cell table:style-name="RV1865.B10" office:value-type="string">
            <text:p text:style-name="P27">And to have power to heal sicknesses, and to cast out devils:</text:p>
          </table:table-cell>
          <table:table-cell table:style-name="RV1865.C10" office:value-type="string">
            <text:p text:style-name="P46"><text:span text:style-name="T38">Y que tuviesen potestad de sanar enfermedades, y de echar fuera demonios:</text:span></text:p>
          </table:table-cell>
          <table:table-cell table:style-name="RV1865.D10" office:value-type="string">
            <text:p text:style-name="P70"><text:span text:style-name="T38">Pass</text:span></text:p>
          </table:table-cell>
        </table:table-row>
        <table:table-row table:style-name="RV1865.2">
          <table:table-cell table:style-name="RV1865.A2" office:value-type="float" office:value="0">
            <text:p text:style-name="P111"><text:span text:style-name="T24">Mark 7:16</text:span></text:p>
          </table:table-cell>
          <table:table-cell table:style-name="RV1865.B11" office:value-type="string">
            <text:p text:style-name="P21"><text:span text:style-name="T26">If</text:span><text:span text:style-name="T25"> </text:span><text:span text:style-name="T26">any man have ears to hear, let him hear.</text:span></text:p>
          </table:table-cell>
          <table:table-cell table:style-name="RV1865.C11" office:value-type="string">
            <text:p text:style-name="P46"><text:span text:style-name="T38">Si alguno tiene oidos para oir, oiga.</text:span></text:p>
          </table:table-cell>
          <table:table-cell table:style-name="RV1865.D11" office:value-type="string">
            <text:p text:style-name="P70"><text:span text:style-name="T38">Pass</text:span></text:p>
          </table:table-cell>
        </table:table-row>
        <table:table-row table:style-name="RV1865.2">
          <table:table-cell table:style-name="RV1865.A2" office:value-type="float" office:value="0">
            <text:p text:style-name="P112"><text:span text:style-name="T28">Luke 7:28</text:span></text:p>
          </table:table-cell>
          <table:table-cell table:style-name="RV1865.B12" office:value-type="string">
            <text:p text:style-name="P33">For I say unto you, Among those that are born of women there is not a greater prophet than John the Baptist: but he that is least in the kingdom of God is greater than he.</text:p>
          </table:table-cell>
          <table:table-cell table:style-name="RV1865.C12" office:value-type="string">
            <text:p text:style-name="P47"><text:span text:style-name="T39">Porque yo os digo que entre los nacidos de mujeres, no hay mayor profeta que Juan el Bautista; empero el más pequeño en el reino de los cielos es mayor que él.</text:span></text:p>
          </table:table-cell>
          <table:table-cell table:style-name="RV1865.D12" office:value-type="string">
            <text:p text:style-name="P71"><text:span text:style-name="T39">Pass</text:span></text:p>
          </table:table-cell>
        </table:table-row>
        <table:table-row table:style-name="RV1865.2">
          <table:table-cell table:style-name="RV1865.A2" office:value-type="float" office:value="0">
            <text:p text:style-name="P112"><text:span text:style-name="T28">Luke 9:55</text:span></text:p>
          </table:table-cell>
          <table:table-cell table:style-name="RV1865.B13" office:value-type="string">
            <text:p text:style-name="P21"><text:span text:style-name="T7">But he turned, and rebuked them, and said, </text:span><text:span text:style-name="T26">Ye know not what manner of spirit ye are of.</text:span></text:p>
          </table:table-cell>
          <table:table-cell table:style-name="RV1865.C13" office:value-type="string">
            <text:p text:style-name="P46"><text:span text:style-name="T38">Entónces volviendo él, les riñó, diciendo: Vosotros no sabéis de que espíritu sois:</text:span></text:p>
          </table:table-cell>
          <table:table-cell table:style-name="RV1865.D13" office:value-type="string">
            <text:p text:style-name="P71"><text:span text:style-name="T39">Pass</text:span></text:p>
          </table:table-cell>
        </table:table-row>
        <table:table-row table:style-name="RV1865.2">
          <table:table-cell table:style-name="RV1865.A2" office:value-type="float" office:value="0">
            <text:p text:style-name="P112"><text:span text:style-name="T28">Luke 9:56</text:span></text:p>
          </table:table-cell>
          <table:table-cell table:style-name="RV1865.B14" office:value-type="string">
            <text:p text:style-name="P21"><text:span text:style-name="T26">For the Son of man is not come to destroy men's lives, but to save </text:span><text:span text:style-name="T27">them</text:span><text:span text:style-name="T26">. And they went to another village.</text:span></text:p>
          </table:table-cell>
          <table:table-cell table:style-name="RV1865.C14" office:value-type="string">
            <text:p text:style-name="P46"><text:span text:style-name="T38">Porque el Hijo del hombre no ha venido para perder las vidas de los hombres, sino para salvarlas. Y se fueron a otra aldea.</text:span></text:p>
          </table:table-cell>
          <table:table-cell table:style-name="RV1865.D14" office:value-type="string">
            <text:p text:style-name="P71"><text:span text:style-name="T39">Pass</text:span></text:p>
          </table:table-cell>
        </table:table-row>
        <table:table-row table:style-name="RV1865.2">
          <table:table-cell table:style-name="RV1865.A2" office:value-type="float" office:value="0">
            <text:p text:style-name="P112"><text:span text:style-name="T28">Luke 22:14</text:span></text:p>
          </table:table-cell>
          <table:table-cell table:style-name="RV1865.B15" office:value-type="string">
            <text:p text:style-name="P27">And when the hour was come, he sat down, and the twelve apostles with him.</text:p>
          </table:table-cell>
          <table:table-cell table:style-name="RV1865.C15" office:value-type="string">
            <text:p text:style-name="P46"><text:span text:style-name="T38">Y como fué hora, se sentó a la mesa; y con él los doce apóstoles.</text:span></text:p>
          </table:table-cell>
          <table:table-cell table:style-name="RV1865.D15" office:value-type="string">
            <text:p text:style-name="P71"><text:span text:style-name="T39">Pass</text:span></text:p>
          </table:table-cell>
        </table:table-row>
        <table:table-row table:style-name="RV1865.2">
          <table:table-cell table:style-name="RV1865.A2" office:value-type="float" office:value="0">
            <text:p text:style-name="P113"><text:span text:style-name="T29">Luke 23:38</text:span></text:p>
          </table:table-cell>
          <table:table-cell table:style-name="RV1865.B16" office:value-type="string">
            <text:p text:style-name="P27">And a superscription also was written over him in letters of Greek, and Latin, and Hebrew, THIS IS THE KING OF THE JEWS.</text:p>
          </table:table-cell>
          <table:table-cell table:style-name="RV1865.C16" office:value-type="string">
            <text:p text:style-name="P46"><text:span text:style-name="T38">Y había también un título escrito sobre él con letras Griegas, y Latinas, y Hebráicas: ESTE ES EL REY DE LOS JUDÍOS.</text:span></text:p>
          </table:table-cell>
          <table:table-cell table:style-name="RV1865.D16" office:value-type="string">
            <text:p text:style-name="P71"><text:span text:style-name="T39">Pass</text:span></text:p>
          </table:table-cell>
        </table:table-row>
        <text:soft-page-break/>
        <table:table-row table:style-name="RV1865.2">
          <table:table-cell table:style-name="RV1865.A2" office:value-type="float" office:value="0">
            <text:p text:style-name="P113"><text:span text:style-name="T29">Luke 24:42</text:span></text:p>
          </table:table-cell>
          <table:table-cell table:style-name="RV1865.B17" office:value-type="string">
            <text:p text:style-name="P27">And they gave him a piece of a broiled fish, and of an honeycomb.</text:p>
          </table:table-cell>
          <table:table-cell table:style-name="RV1865.C17" office:value-type="string">
            <text:p text:style-name="P46"><text:span text:style-name="T38">Entónces ellos le presentaron parte de un pez asado, y un panal de miel.</text:span></text:p>
          </table:table-cell>
          <table:table-cell table:style-name="RV1865.D17" office:value-type="string">
            <text:p text:style-name="P71"><text:span text:style-name="T39">Pass</text:span></text:p>
          </table:table-cell>
        </table:table-row>
        <table:table-row table:style-name="RV1865.2">
          <table:table-cell table:style-name="RV1865.A2" office:value-type="float" office:value="0">
            <text:p text:style-name="P113"><text:span text:style-name="T29">John 3:13</text:span></text:p>
          </table:table-cell>
          <table:table-cell table:style-name="RV1865.B18" office:value-type="string">
            <text:p text:style-name="P21"><text:span text:style-name="T26">And no man hath ascended up to heaven, but he that came down from heaven, </text:span><text:span text:style-name="T27">even</text:span><text:span text:style-name="T25"> </text:span><text:span text:style-name="T26">the Son of man which is in heaven.</text:span></text:p>
          </table:table-cell>
          <table:table-cell table:style-name="RV1865.C18" office:value-type="string">
            <text:p text:style-name="P46"><text:span text:style-name="T38">Y nadie subió al cielo, sino el que descendió del cielo, es a saber, el Hijo del hombre, que está en el cielo.</text:span></text:p>
          </table:table-cell>
          <table:table-cell table:style-name="RV1865.D18" office:value-type="string">
            <text:p text:style-name="P71"><text:span text:style-name="T39">Pass</text:span></text:p>
          </table:table-cell>
        </table:table-row>
        <table:table-row table:style-name="RV1865.2">
          <table:table-cell table:style-name="RV1865.A2" office:value-type="float" office:value="0">
            <text:p text:style-name="P113"><text:span text:style-name="T29">John 5:4</text:span></text:p>
          </table:table-cell>
          <table:table-cell table:style-name="RV1865.B19" office:value-type="string">
            <text:p text:style-name="P27">For an angel went down at a certain season into the pool, and troubled the water: whosoever then first after the troubling of the water stepped in was made whole of whatsoever disease he had.</text:p>
          </table:table-cell>
          <table:table-cell table:style-name="RV1865.C19" office:value-type="string">
            <text:p text:style-name="P46"><text:span text:style-name="T38">Porque un ángel descendía a cierto tiempo al estanque, y revolvía el agua; y el que primero entraba en el estanque, después del movimiento del agua, quedaba sano de cualquier enfermedad que tuviese.</text:span></text:p>
          </table:table-cell>
          <table:table-cell table:style-name="RV1865.D19" office:value-type="string">
            <text:p text:style-name="P71"><text:span text:style-name="T39">Pass</text:span></text:p>
          </table:table-cell>
        </table:table-row>
        <table:table-row table:style-name="RV1865.2">
          <table:table-cell table:style-name="RV1865.A2" office:value-type="float" office:value="0">
            <text:p text:style-name="P113"><text:span text:style-name="T29">John 7:50</text:span></text:p>
          </table:table-cell>
          <table:table-cell table:style-name="RV1865.B20" office:value-type="string">
            <text:p text:style-name="P27">Nicodemus saith unto them, (he that came to Jesus by night, being one of them,)</text:p>
          </table:table-cell>
          <table:table-cell table:style-name="RV1865.C20" office:value-type="string">
            <text:p text:style-name="P46"><text:span text:style-name="T38">Díceles Nicodemo, el que vino a Jesús de noche, el cual era uno de ellos:</text:span></text:p>
          </table:table-cell>
          <table:table-cell table:style-name="RV1865.D20" office:value-type="string">
            <text:p text:style-name="P71"><text:span text:style-name="T39">Pass</text:span></text:p>
          </table:table-cell>
        </table:table-row>
        <table:table-row table:style-name="RV1865.2">
          <table:table-cell table:style-name="RV1865.A2" office:value-type="float" office:value="0">
            <text:p text:style-name="P114"><text:span text:style-name="T30">Acts 8:37</text:span></text:p>
          </table:table-cell>
          <table:table-cell table:style-name="RV1865.B21" office:value-type="string">
            <text:p text:style-name="P27">And Philip said, If thou believest with all thine heart, thou mayest. And he answered and said, I believe that Jesus Christ is the Son of God.</text:p>
          </table:table-cell>
          <table:table-cell table:style-name="RV1865.C21" office:value-type="string">
            <text:p text:style-name="P46"><text:span text:style-name="T38">Y Felipe dijo: Si crees de todo corazón, bien puedes. Y respondiendo él, dijo: Creo que Jesu Cristo es el Hijo de Dios.</text:span></text:p>
          </table:table-cell>
          <table:table-cell table:style-name="RV1865.D21" office:value-type="string">
            <text:p text:style-name="P71"><text:span text:style-name="T39">Pass</text:span></text:p>
          </table:table-cell>
        </table:table-row>
        <table:table-row table:style-name="RV1865.2">
          <table:table-cell table:style-name="RV1865.A2" office:value-type="float" office:value="0">
            <text:p text:style-name="P114"><text:span text:style-name="T30">Acts 9:6</text:span></text:p>
          </table:table-cell>
          <table:table-cell table:style-name="RV1865.B22" office:value-type="string">
            <text:p text:style-name="P21"><text:span text:style-name="T7">And he trembling and astonished said, Lord, what wilt thou have me to do? And the Lord </text:span><text:span text:style-name="T8">said</text:span> <text:span text:style-name="T7">unto him, </text:span><text:span text:style-name="T26">Arise, and go into the city, and it shall be told thee what thou must do.</text:span></text:p>
          </table:table-cell>
          <table:table-cell table:style-name="RV1865.C22" office:value-type="string">
            <text:p text:style-name="P46"><text:span text:style-name="T38">Y él temblando y asombrado, dijo: Señor, ¿qué quieres que yo haga? Y el Señor le dijo: Levántate, y entra en la ciudad; y te se dirá lo que debes hacer.</text:span></text:p>
          </table:table-cell>
          <table:table-cell table:style-name="RV1865.D22" office:value-type="string">
            <text:p text:style-name="P71"><text:span text:style-name="T39">Pass</text:span></text:p>
          </table:table-cell>
        </table:table-row>
        <table:table-row table:style-name="RV1865.2">
          <table:table-cell table:style-name="RV1865.A2" office:value-type="float" office:value="0">
            <text:p text:style-name="P114"><text:span text:style-name="T30">Acts 15:34</text:span></text:p>
          </table:table-cell>
          <table:table-cell table:style-name="RV1865.B23" office:value-type="string">
            <text:p text:style-name="P27">Notwithstanding it pleased Silas to abide there still.</text:p>
          </table:table-cell>
          <table:table-cell table:style-name="RV1865.C23" office:value-type="string">
            <text:p text:style-name="P46"><text:span text:style-name="T38">Mas a Silas pareció bien de quedarse allí aun.</text:span></text:p>
          </table:table-cell>
          <table:table-cell table:style-name="RV1865.D23" office:value-type="string">
            <text:p text:style-name="P71"><text:span text:style-name="T39">Pass</text:span></text:p>
          </table:table-cell>
        </table:table-row>
        <text:soft-page-break/>
        <table:table-row table:style-name="RV1865.2">
          <table:table-cell table:style-name="RV1865.A2" office:value-type="float" office:value="0">
            <text:p text:style-name="P114"><text:span text:style-name="T30">Acts 24:6-8</text:span></text:p>
          </table:table-cell>
          <table:table-cell table:style-name="RV1865.B24" office:value-type="string">
            <text:p text:style-name="P39"><text:span text:style-name="T23">Who also hath gone about to profane the temple: whom we took, and would have judged according to our law. </text:span><text:span text:style-name="T32">But the chief captain Lysias came </text:span><text:span text:style-name="T33">upon us</text:span><text:span text:style-name="T32">, and with great violence took </text:span><text:span text:style-name="T33">him</text:span><text:span text:style-name="T31"> </text:span><text:span text:style-name="T32">away out of our hands, Commanding his accusers to come unto thee: by examining of whom thyself mayest take knowledge of all these things, whereof we accuse him.</text:span></text:p>
          </table:table-cell>
          <table:table-cell table:style-name="RV1865.C24" office:value-type="string">
            <text:p text:style-name="P46"><text:span text:style-name="T38">El cual también tentó a violar al templo; y prendiéndole le quisimos juzgar conforme a nuestra ley. Mas sobreviniendo el tribuno Lisias, con grande violencia le quitó de nuestras manos, Mandando a sus acusadores que viniesen a tí: del cual tú mismo examinando, podrás entender de todas estas cosas de que le acusamos.</text:span></text:p>
          </table:table-cell>
          <table:table-cell table:style-name="RV1865.D24" office:value-type="string">
            <text:p text:style-name="P71"><text:span text:style-name="T39">Pass</text:span></text:p>
          </table:table-cell>
        </table:table-row>
        <table:table-row table:style-name="RV1865.2">
          <table:table-cell table:style-name="RV1865.A2" office:value-type="float" office:value="0">
            <text:p text:style-name="P119"><text:span text:style-name="T30">Romans </text:span><text:span text:style-name="T42">8:1</text:span></text:p>
          </table:table-cell>
          <table:table-cell table:style-name="RV1865.B26" office:value-type="string">
            <text:p text:style-name="P21"><text:span text:style-name="T8">There is</text:span> <text:span text:style-name="T7">therefore now no condemnation to them which are in Christ Jesus, who walk not after the flesh, but after the Spirit.</text:span></text:p>
          </table:table-cell>
          <table:table-cell table:style-name="RV1865.C26" office:value-type="string">
            <text:p text:style-name="P50"><text:span text:style-name="T42">ASÍ que ahora, ninguna condenación hay para los que están en Cristo Jesús, los que no andan conforme a la carne, sino conforme al Espíritu.</text:span></text:p>
          </table:table-cell>
          <table:table-cell table:style-name="RV1865.D26" office:value-type="string">
            <text:p text:style-name="P74"><text:span text:style-name="T42">Pass</text:span></text:p>
          </table:table-cell>
        </table:table-row>
        <table:table-row table:style-name="RV1865.2">
          <table:table-cell table:style-name="RV1865.A2" office:value-type="float" office:value="0">
            <text:p text:style-name="P114"><text:span text:style-name="T30">Romans 16:24</text:span></text:p>
          </table:table-cell>
          <table:table-cell table:style-name="RV1865.B26" office:value-type="string">
            <text:p text:style-name="P21"><text:span text:style-name="T7">The grace of our Lord Jesus Christ </text:span><text:span text:style-name="T8">be</text:span> <text:span text:style-name="T7">with you all. Amen.</text:span></text:p>
          </table:table-cell>
          <table:table-cell table:style-name="RV1865.C26" office:value-type="string">
            <text:p text:style-name="P46"><text:span text:style-name="T38">La gracia de nuestro Señor Jesu Cristo sea con todos vosotros. Amén.</text:span></text:p>
          </table:table-cell>
          <table:table-cell table:style-name="RV1865.D26" office:value-type="string">
            <text:p text:style-name="P71"><text:span text:style-name="T39">Pass</text:span></text:p>
          </table:table-cell>
        </table:table-row>
        <table:table-row table:style-name="RV1865.2">
          <table:table-cell table:style-name="RV1865.A2" office:value-type="float" office:value="0">
            <text:p text:style-name="P114"><text:span text:style-name="T30">1 Timothy 3:16</text:span></text:p>
          </table:table-cell>
          <table:table-cell table:style-name="RV1865.B27" office:value-type="string">
            <text:p text:style-name="P27">And without controversy great is the mystery of godliness: God was manifest in the flesh, justified in the Spirit, seen of angels, preached unto the Gentiles, believed on in the world, received up into glory.</text:p>
          </table:table-cell>
          <table:table-cell table:style-name="RV1865.C27" office:value-type="string">
            <text:p text:style-name="P46"><text:span text:style-name="T38">Y sin controversia grande es el misterio de la piedad: Dios ha sido manifestado en la carne; ha sido justificado en el Espíritu; ha sido visto de los ángeles; ha sido predicado entre las naciones; ha sido creido en el mundo; ha sido recibido en la gloria.</text:span></text:p>
          </table:table-cell>
          <table:table-cell table:style-name="RV1865.D27" office:value-type="string">
            <text:p text:style-name="P77"><text:span text:style-name="T45">OK, naciones instead of gentiles</text:span></text:p>
          </table:table-cell>
        </table:table-row>
        <table:table-row table:style-name="RV1865.2">
          <table:table-cell table:style-name="RV1865.A2" office:value-type="float" office:value="0">
            <text:p text:style-name="P115"><text:span text:style-name="T34">1 Peter 4:14</text:span></text:p>
          </table:table-cell>
          <table:table-cell table:style-name="RV1865.B28" office:value-type="string">
            <text:p text:style-name="P21"><text:span text:style-name="T7">If ye be reproached for the name of Christ, happy </text:span><text:span text:style-name="T8">are ye</text:span><text:span text:style-name="T7">; for the spirit of glory and of God resteth upon you: on their part he is evil spoken of, but on your part he is glorified.</text:span></text:p>
          </table:table-cell>
          <table:table-cell table:style-name="RV1865.C28" office:value-type="string">
            <text:p text:style-name="P46"><text:span text:style-name="T38">Si sois vituperados por el nombre de Cristo, sois bienaventurados; porque el Espíritu de gloria, y de Dios reposa sobre vosotros. Cierto según ellos él es blasfemado, mas según vosotros es glorificado.</text:span></text:p>
          </table:table-cell>
          <table:table-cell table:style-name="RV1865.D28" office:value-type="string">
            <text:p text:style-name="P71"><text:span text:style-name="T39">Pass</text:span></text:p>
          </table:table-cell>
        </table:table-row>
        <text:soft-page-break/>
        <table:table-row table:style-name="RV1865.2">
          <table:table-cell table:style-name="RV1865.A2" office:value-type="float" office:value="0">
            <text:p text:style-name="P115"><text:span text:style-name="T34">1 John 5:7</text:span></text:p>
          </table:table-cell>
          <table:table-cell table:style-name="RV1865.B29" office:value-type="string">
            <text:p text:style-name="P27">For there are three that bear record in heaven, the Father, the Word, and the Holy Ghost: and these three are one.</text:p>
          </table:table-cell>
          <table:table-cell table:style-name="RV1865.C29" office:value-type="string">
            <text:p text:style-name="P46"><text:span text:style-name="T38">Porque tres son los que dan testimonio en el cielo, el Padre, el Verbo, y el Espíritu Santo; y estos tres son uno.</text:span></text:p>
          </table:table-cell>
          <table:table-cell table:style-name="RV1865.D29" office:value-type="string">
            <text:p text:style-name="P71"><text:span text:style-name="T39">Pass</text:span></text:p>
          </table:table-cell>
        </table:table-row>
        <table:table-row table:style-name="RV1865.2">
          <table:table-cell table:style-name="RV1865.A2" office:value-type="float" office:value="0">
            <text:p text:style-name="P116"><text:span text:style-name="T35">Revelation 1:11</text:span></text:p>
          </table:table-cell>
          <table:table-cell table:style-name="RV1865.B30" office:value-type="string">
            <text:p text:style-name="P21"><text:span text:style-name="T7">Saying, </text:span><text:span text:style-name="T26">I am Alpha and Omega, the first and the last: and, What thou seest, write in a book, and send </text:span><text:span text:style-name="T27">it</text:span><text:span text:style-name="T25"> </text:span><text:span text:style-name="T26">unto the seven churches which are in Asia; unto Ephesus, and unto Smyrna, and unto Pergamos, and unto Thyatira, and unto Sardis, and unto Philadelphia, and unto Laodicea.</text:span></text:p>
          </table:table-cell>
          <table:table-cell table:style-name="RV1865.C30" office:value-type="string">
            <text:p text:style-name="P46"><text:span text:style-name="T38">Que decía: Yo soy el Alfa y la Omega, el primero y el postrero: Escribe en un libro lo que ves, y envíalo a las siete iglesias que están en Asia, es a saber, a Efeso, y a Esmirna, y a Pergamo, y a Tiatira, y a Sárdis, y a Filadelfia, y a Laodicea.</text:span></text:p>
          </table:table-cell>
          <table:table-cell table:style-name="RV1865.D30" office:value-type="string">
            <text:p text:style-name="P71"><text:span text:style-name="T39">Pass</text:span></text:p>
          </table:table-cell>
        </table:table-row>
        <table:table-row table:style-name="RV1865.2">
          <table:table-cell table:style-name="RV1865.A2">
            <text:p text:style-name="P108"/>
          </table:table-cell>
          <table:table-cell table:style-name="RV1865.B31">
            <text:p text:style-name="P69"/>
          </table:table-cell>
          <table:table-cell table:style-name="RV1865.B31">
            <text:p text:style-name="P45"/>
          </table:table-cell>
          <table:table-cell table:style-name="RV1865.D31" office:value-type="string">
            <text:p text:style-name="P83"><text:span text:style-name="T39">PASS</text:span></text:p>
            <text:p text:style-name="P83"><text:span text:style-name="T39">100%</text:span></text:p>
          </table:table-cell>
        </table:table-row>
      </table:table>
      <text:p text:style-name="P11"><text:span text:style-name="T36"/></text:p>
      <text:p text:style-name="P9"><text:span text:style-name="T2"/></text:p>
      <text:p text:style-name="P9"><text:span text:style-name="T2"/></text:p>
      <text:p text:style-name="P9"><text:span text:style-name="T2"><text:line-break/></text:span></text:p>
      <text:h text:style-name="P62" text:outline-level="2"><text:span text:style-name="T36">Reina-Valera </text:span><text:span text:style-name="T40">1909</text:span></text:h>
      <table:table table:name="RV1909" table:style-name="RV1909">
        <table:table-column table:style-name="RV1909.A"/>
        <table:table-column table:style-name="RV1909.B"/>
        <table:table-column table:style-name="RV1909.C"/>
        <table:table-column table:style-name="RV1909.D"/>
        <table:table-header-rows>
          <table:table-row>
            <table:table-cell table:style-name="RV1909.A1" office:value-type="float" office:value="0">
              <text:p text:style-name="P3"><text:span text:style-name="T37">Passage</text:span></text:p>
            </table:table-cell>
            <table:table-cell table:style-name="RV1909.B1" office:value-type="float" office:value="0">
              <text:p text:style-name="P3"><text:span text:style-name="T37">King James</text:span></text:p>
            </table:table-cell>
            <table:table-cell table:style-name="RV1909.B1" office:value-type="float" office:value="0">
              <text:p text:style-name="P3"><text:span text:style-name="T37">Reina-Valera 1</text:span><text:span text:style-name="T40">909</text:span></text:p>
            </table:table-cell>
            <table:table-cell table:style-name="RV1909.D1" office:value-type="float" office:value="0">
              <text:p text:style-name="P3"><text:span text:style-name="T37">Pass/Fail</text:span></text:p>
            </table:table-cell>
          </table:table-row>
        </table:table-header-rows>
        <table:table-row table:style-name="RV1909.2">
          <table:table-cell table:style-name="RV1909.A2" office:value-type="float" office:value="0">
            <text:p text:style-name="P117"><text:span text:style-name="T6">Genesis 22:8</text:span></text:p>
          </table:table-cell>
          <table:table-cell table:style-name="RV1909.B2" office:value-type="string">
            <text:p text:style-name="P22"><text:span text:style-name="T7">And</text:span> <text:span text:style-name="T7">Abraham said, My son, God will provide himself a lamb for a burnt offering: so they went both of them together.</text:span></text:p>
          </table:table-cell>
          <table:table-cell table:style-name="RV1909.C2" office:value-type="string">
            <text:p text:style-name="P48"><text:span text:style-name="T40">Y respondió Abraham: Dios se proveerá de cordero para el holocausto, hijo mío. É iban juntos.</text:span></text:p>
          </table:table-cell>
          <table:table-cell table:style-name="RV1909.D2" office:value-type="string">
            <text:p text:style-name="P72"><text:span text:style-name="T40">FAIL</text:span></text:p>
          </table:table-cell>
        </table:table-row>
        <table:table-row table:style-name="RV1909.2">
          <table:table-cell table:style-name="RV1909.A2" office:value-type="float" office:value="0">
            <text:p text:style-name="P117"><text:span text:style-name="T22">Isaiah 14:12</text:span></text:p>
          </table:table-cell>
          <table:table-cell table:style-name="RV1909.B3" office:value-type="string">
            <text:p text:style-name="P28">How art thou fallen from heaven, O Lucifer, son of the morning! <text:span text:style-name="T3">how</text:span> art thou cut down to the ground, which didst weaken the nations!</text:p>
          </table:table-cell>
          <table:table-cell table:style-name="RV1909.C3" office:value-type="string">
            <text:p text:style-name="P48"><text:span text:style-name="T40">¡Cómo caíste del cielo, oh Lucero, hijo de la mañana! Cortado fuiste por tierra, tú que debilitabas las gentes.</text:span></text:p>
          </table:table-cell>
          <table:table-cell table:style-name="RV1909.D3" office:value-type="string">
            <text:p text:style-name="P72"><text:span text:style-name="T40">Pass</text:span></text:p>
          </table:table-cell>
        </table:table-row>
        <table:table-row table:style-name="RV1909.2">
          <table:table-cell table:style-name="RV1909.A2" office:value-type="float" office:value="0">
            <text:p text:style-name="P117"><text:span text:style-name="T6">Daniel 3:25</text:span></text:p>
          </table:table-cell>
          <table:table-cell table:style-name="RV1909.B4" office:value-type="string">
            <text:p text:style-name="P28">He answered and said, Lo, I see four men loose, walking in the midst of the fire, and they have no hurt; and the form of the fourth is like the Son of God.</text:p>
          </table:table-cell>
          <table:table-cell table:style-name="RV1909.C4" office:value-type="string">
            <text:p text:style-name="P48"><text:span text:style-name="T40">Respondió él y dijo: He aquí que yo veo cuatro varones sueltos, que se pasean en medio del fuego, y ningún daño hay en ellos: y el parecer del cuarto es semejante á hijo de los dioses.</text:span></text:p>
          </table:table-cell>
          <table:table-cell table:style-name="RV1909.D4" office:value-type="string">
            <text:p text:style-name="P72"><text:span text:style-name="T40">FAIL</text:span></text:p>
          </table:table-cell>
        </table:table-row>
        <table:table-row table:style-name="RV1909.2">
          <table:table-cell table:style-name="RV1909.A2" office:value-type="float" office:value="0">
            <text:p text:style-name="P117"><text:span text:style-name="T22">Matthew 5:44</text:span></text:p>
          </table:table-cell>
          <table:table-cell table:style-name="RV1909.B5" office:value-type="string">
            <text:p text:style-name="P34">But I say unto you, Love your enemies, bless them that curse you, do good to them that hate you, and pray for them which despitefully use you, and persecute you;</text:p>
          </table:table-cell>
          <table:table-cell table:style-name="RV1909.C5" office:value-type="string">
            <text:p text:style-name="P48"><text:span text:style-name="T40">Mas yo os digo: Amad á vuestros enemigos, bendecid á los que os maldicen, haced bien á los que os aborrecen, y orad por los que os ultrajan y os persiguen;</text:span></text:p>
          </table:table-cell>
          <table:table-cell table:style-name="RV1909.D5" office:value-type="string">
            <text:p text:style-name="P72"><text:span text:style-name="T40">Pass</text:span></text:p>
          </table:table-cell>
        </table:table-row>
        <table:table-row table:style-name="RV1909.2">
          <table:table-cell table:style-name="RV1909.A2" office:value-type="float" office:value="0">
            <text:p text:style-name="P117"><text:span text:style-name="T22">Matthew 17:21</text:span></text:p>
          </table:table-cell>
          <table:table-cell table:style-name="RV1909.B6" office:value-type="string">
            <text:p text:style-name="P34">Howbeit this kind goeth not out but by prayer and fasting.</text:p>
          </table:table-cell>
          <table:table-cell table:style-name="RV1909.C6" office:value-type="string">
            <text:p text:style-name="P48"><text:span text:style-name="T40">Mas este linaje no sale sino por oración y ayuno.</text:span></text:p>
          </table:table-cell>
          <table:table-cell table:style-name="RV1909.D6" office:value-type="string">
            <text:p text:style-name="P72"><text:span text:style-name="T40">Pass</text:span></text:p>
          </table:table-cell>
        </table:table-row>
        <table:table-row table:style-name="RV1909.2">
          <table:table-cell table:style-name="RV1909.A2" office:value-type="float" office:value="0">
            <text:p text:style-name="P117"><text:span text:style-name="T22">Matthew 18:11</text:span></text:p>
          </table:table-cell>
          <table:table-cell table:style-name="RV1909.B7" office:value-type="string">
            <text:p text:style-name="P34">For the Son of man is come to save that which was lost.</text:p>
          </table:table-cell>
          <table:table-cell table:style-name="RV1909.C7" office:value-type="string">
            <text:p text:style-name="P48"><text:span text:style-name="T40">Porque el Hijo del hombre ha venido para salvar lo que se había perdido.</text:span></text:p>
          </table:table-cell>
          <table:table-cell table:style-name="RV1909.D7" office:value-type="string">
            <text:p text:style-name="P72"><text:span text:style-name="T40">Pass</text:span></text:p>
          </table:table-cell>
        </table:table-row>
        <table:table-row table:style-name="RV1909.2">
          <table:table-cell table:style-name="RV1909.A2" office:value-type="float" office:value="0">
            <text:p text:style-name="P117"><text:span text:style-name="T22">Matthew 27:2</text:span></text:p>
          </table:table-cell>
          <table:table-cell table:style-name="RV1909.B8" office:value-type="string">
            <text:p text:style-name="P22"><text:span text:style-name="T7">And when they had bound him, they led </text:span><text:span text:style-name="T8">him</text:span> <text:span text:style-name="T7">away, and delivered him to Pontius Pilate the governor.</text:span></text:p>
          </table:table-cell>
          <table:table-cell table:style-name="RV1909.C8" office:value-type="string">
            <text:p text:style-name="P48"><text:span text:style-name="T40">Y le llevaron atado, y le entregaron á Poncio Pilato presidente.</text:span></text:p>
          </table:table-cell>
          <table:table-cell table:style-name="RV1909.D8" office:value-type="string">
            <text:p text:style-name="P75"><text:span text:style-name="T43">OK, not perfect</text:span></text:p>
          </table:table-cell>
        </table:table-row>
        <text:soft-page-break/>
        <table:table-row table:style-name="RV1909.2">
          <table:table-cell table:style-name="RV1909.A2" office:value-type="float" office:value="0">
            <text:p text:style-name="P117"><text:span text:style-name="T24">Matthew 27:35</text:span></text:p>
          </table:table-cell>
          <table:table-cell table:style-name="RV1909.B9" office:value-type="string">
            <text:p text:style-name="P28">And they crucified him, and parted his garments, casting lots: that it might be fulfilled which was spoken by the prophet, They parted my garments among them, and upon my vesture did they cast lots.</text:p>
          </table:table-cell>
          <table:table-cell table:style-name="RV1909.C9" office:value-type="string">
            <text:p text:style-name="P48"><text:span text:style-name="T40">Y después que le hubieron crucificado, repartieron sus vestidos, echando suertes: para que se cumpliese lo que fué dicho por el profeta: Se repartieron mis vestidos, y sobre mi ropa echaron suertes.</text:span></text:p>
          </table:table-cell>
          <table:table-cell table:style-name="RV1909.D9" office:value-type="string">
            <text:p text:style-name="P72"><text:span text:style-name="T40">Pass</text:span></text:p>
          </table:table-cell>
        </table:table-row>
        <table:table-row table:style-name="RV1909.2">
          <table:table-cell table:style-name="RV1909.A2" office:value-type="float" office:value="0">
            <text:p text:style-name="P117"><text:span text:style-name="T24">Mark 3:15</text:span></text:p>
          </table:table-cell>
          <table:table-cell table:style-name="RV1909.B10" office:value-type="string">
            <text:p text:style-name="P28">And to have power to heal sicknesses, and to cast out devils:</text:p>
          </table:table-cell>
          <table:table-cell table:style-name="RV1909.C10" office:value-type="string">
            <text:p text:style-name="P48"><text:span text:style-name="T40">Y que tuviesen potestad de sanar enfermedades, y de echar fuera demonios: </text:span></text:p>
          </table:table-cell>
          <table:table-cell table:style-name="RV1909.D10" office:value-type="string">
            <text:p text:style-name="P72"><text:span text:style-name="T40">Pass</text:span></text:p>
          </table:table-cell>
        </table:table-row>
        <table:table-row table:style-name="RV1909.2">
          <table:table-cell table:style-name="RV1909.A2" office:value-type="float" office:value="0">
            <text:p text:style-name="P117"><text:span text:style-name="T24">Mark 7:16</text:span></text:p>
          </table:table-cell>
          <table:table-cell table:style-name="RV1909.B11" office:value-type="string">
            <text:p text:style-name="P22"><text:span text:style-name="T26">If</text:span><text:span text:style-name="T25"> </text:span><text:span text:style-name="T26">any man have ears to hear, let him hear.</text:span></text:p>
          </table:table-cell>
          <table:table-cell table:style-name="RV1909.C11" office:value-type="string">
            <text:p text:style-name="P48"><text:span text:style-name="T40">Si alguno tiene oídos para oír, oiga.</text:span></text:p>
          </table:table-cell>
          <table:table-cell table:style-name="RV1909.D11" office:value-type="string">
            <text:p text:style-name="P72"><text:span text:style-name="T40">Pass</text:span></text:p>
          </table:table-cell>
        </table:table-row>
        <table:table-row table:style-name="RV1909.2">
          <table:table-cell table:style-name="RV1909.A2" office:value-type="float" office:value="0">
            <text:p text:style-name="P117"><text:span text:style-name="T28">Luke 7:28</text:span></text:p>
          </table:table-cell>
          <table:table-cell table:style-name="RV1909.B12" office:value-type="string">
            <text:p text:style-name="P34">For I say unto you, Among those that are born of women there is not a greater prophet than John the Baptist: but he that is least in the kingdom of God is greater than he.</text:p>
          </table:table-cell>
          <table:table-cell table:style-name="RV1909.C12" office:value-type="string">
            <text:p text:style-name="P48"><text:span text:style-name="T40">Porque os digo que entre los nacidos de mujeres, no hay mayor profeta que Juan el Bautista: mas el más pequeño en el reino de los cielos es mayor que él.</text:span></text:p>
          </table:table-cell>
          <table:table-cell table:style-name="RV1909.D12" office:value-type="string">
            <text:p text:style-name="P72"><text:span text:style-name="T40">Pass</text:span></text:p>
          </table:table-cell>
        </table:table-row>
        <table:table-row table:style-name="RV1909.2">
          <table:table-cell table:style-name="RV1909.A2" office:value-type="float" office:value="0">
            <text:p text:style-name="P117"><text:span text:style-name="T28">Luke 9:55</text:span></text:p>
          </table:table-cell>
          <table:table-cell table:style-name="RV1909.B13" office:value-type="string">
            <text:p text:style-name="P22"><text:span text:style-name="T7">But he turned, and rebuked them, and said, </text:span><text:span text:style-name="T26">Ye know not what manner of spirit ye are of.</text:span></text:p>
          </table:table-cell>
          <table:table-cell table:style-name="RV1909.C13" office:value-type="string">
            <text:p text:style-name="P48"><text:span text:style-name="T40">Entonces volviéndose él, los reprendió, diciendo: Vosotros no sabéis de qué espíritu sois; </text:span></text:p>
          </table:table-cell>
          <table:table-cell table:style-name="RV1909.D13" office:value-type="string">
            <text:p text:style-name="P72"><text:span text:style-name="T40">Pass</text:span></text:p>
          </table:table-cell>
        </table:table-row>
        <table:table-row table:style-name="RV1909.2">
          <table:table-cell table:style-name="RV1909.A2" office:value-type="float" office:value="0">
            <text:p text:style-name="P117"><text:span text:style-name="T28">Luke 9:56</text:span></text:p>
          </table:table-cell>
          <table:table-cell table:style-name="RV1909.B14" office:value-type="string">
            <text:p text:style-name="P22"><text:span text:style-name="T26">For the Son of man is not come to destroy men's lives, but to save </text:span><text:span text:style-name="T27">them</text:span><text:span text:style-name="T26">. And they went to another village.</text:span></text:p>
          </table:table-cell>
          <table:table-cell table:style-name="RV1909.C14" office:value-type="string">
            <text:p text:style-name="P48"><text:span text:style-name="T40">Porque el Hijo del hombre no ha venido para perder las almas de los hombres, sino para salvarlas. Y se fueron á otra aldea. </text:span></text:p>
          </table:table-cell>
          <table:table-cell table:style-name="RV1909.D14" office:value-type="string">
            <text:p text:style-name="P72"><text:span text:style-name="T40">Pass</text:span></text:p>
          </table:table-cell>
        </table:table-row>
        <table:table-row table:style-name="RV1909.2">
          <table:table-cell table:style-name="RV1909.A2" office:value-type="float" office:value="0">
            <text:p text:style-name="P117"><text:span text:style-name="T28">Luke 22:14</text:span></text:p>
          </table:table-cell>
          <table:table-cell table:style-name="RV1909.B15" office:value-type="string">
            <text:p text:style-name="P28">And when the hour was come, he sat down, and the twelve apostles with him.</text:p>
          </table:table-cell>
          <table:table-cell table:style-name="RV1909.C15" office:value-type="string">
            <text:p text:style-name="P48"><text:span text:style-name="T40">Y como fué hora, sentóse á la mesa, y con él los apóstoles.</text:span></text:p>
          </table:table-cell>
          <table:table-cell table:style-name="RV1909.D15" office:value-type="string">
            <text:p text:style-name="P72"><text:span text:style-name="T40">FAIL</text:span></text:p>
          </table:table-cell>
        </table:table-row>
        <table:table-row table:style-name="RV1909.2">
          <table:table-cell table:style-name="RV1909.A2" office:value-type="float" office:value="0">
            <text:p text:style-name="P117"><text:span text:style-name="T29">Luke 23:38</text:span></text:p>
          </table:table-cell>
          <table:table-cell table:style-name="RV1909.B16" office:value-type="string">
            <text:p text:style-name="P28">And a superscription also was written over him in letters of Greek, and Latin, and Hebrew, THIS IS THE KING OF THE JEWS.</text:p>
          </table:table-cell>
          <table:table-cell table:style-name="RV1909.C16" office:value-type="string">
            <text:p text:style-name="P48"><text:span text:style-name="T40">Y había también sobre él un título escrito con letras griegas, y latinas, y hebraicas: ÉSTE ES EL REY DE LOS JUDÍOS.</text:span></text:p>
          </table:table-cell>
          <table:table-cell table:style-name="RV1909.D16" office:value-type="string">
            <text:p text:style-name="P72"><text:span text:style-name="T40">Pass</text:span></text:p>
          </table:table-cell>
        </table:table-row>
        <text:soft-page-break/>
        <table:table-row table:style-name="RV1909.2">
          <table:table-cell table:style-name="RV1909.A2" office:value-type="float" office:value="0">
            <text:p text:style-name="P117"><text:span text:style-name="T29">Luke 24:42</text:span></text:p>
          </table:table-cell>
          <table:table-cell table:style-name="RV1909.B17" office:value-type="string">
            <text:p text:style-name="P28">And they gave him a piece of a broiled fish, and of an honeycomb.</text:p>
          </table:table-cell>
          <table:table-cell table:style-name="RV1909.C17" office:value-type="string">
            <text:p text:style-name="P48"><text:span text:style-name="T40">Entonces ellos le presentaron parte de un pez asado, y un panal de miel.</text:span></text:p>
          </table:table-cell>
          <table:table-cell table:style-name="RV1909.D17" office:value-type="string">
            <text:p text:style-name="P72"><text:span text:style-name="T40">Pass</text:span></text:p>
          </table:table-cell>
        </table:table-row>
        <table:table-row table:style-name="RV1909.2">
          <table:table-cell table:style-name="RV1909.A2" office:value-type="float" office:value="0">
            <text:p text:style-name="P117"><text:span text:style-name="T29">John 3:13</text:span></text:p>
          </table:table-cell>
          <table:table-cell table:style-name="RV1909.B18" office:value-type="string">
            <text:p text:style-name="P22"><text:span text:style-name="T26">And no man hath ascended up to heaven, but he that came down from heaven, </text:span><text:span text:style-name="T27">even</text:span><text:span text:style-name="T25"> </text:span><text:span text:style-name="T26">the Son of man which is in heaven.</text:span></text:p>
          </table:table-cell>
          <table:table-cell table:style-name="RV1909.C18" office:value-type="string">
            <text:p text:style-name="P48"><text:span text:style-name="T40">Y nadie subió al cielo, sino el que descendió del cielo, el Hijo del hombre, que está en el cielo.</text:span></text:p>
          </table:table-cell>
          <table:table-cell table:style-name="RV1909.D18" office:value-type="string">
            <text:p text:style-name="P72"><text:span text:style-name="T40">Pass</text:span></text:p>
          </table:table-cell>
        </table:table-row>
        <table:table-row table:style-name="RV1909.2">
          <table:table-cell table:style-name="RV1909.A2" office:value-type="float" office:value="0">
            <text:p text:style-name="P117"><text:span text:style-name="T29">John 5:4</text:span></text:p>
          </table:table-cell>
          <table:table-cell table:style-name="RV1909.B19" office:value-type="string">
            <text:p text:style-name="P28">For an angel went down at a certain season into the pool, and troubled the water: whosoever then first after the troubling of the water stepped in was made whole of whatsoever disease he had.</text:p>
          </table:table-cell>
          <table:table-cell table:style-name="RV1909.C19" office:value-type="string">
            <text:p text:style-name="P48"><text:span text:style-name="T40">Porque un ángel descendía á cierto tiempo al estanque, y revolvía el agua; y el que primero descendía en el estanque después del movimiento del agua, era sano de cualquier enfermedad que tuviese.</text:span></text:p>
          </table:table-cell>
          <table:table-cell table:style-name="RV1909.D19" office:value-type="string">
            <text:p text:style-name="P72"><text:span text:style-name="T40">Pass</text:span></text:p>
          </table:table-cell>
        </table:table-row>
        <table:table-row table:style-name="RV1909.2">
          <table:table-cell table:style-name="RV1909.A2" office:value-type="float" office:value="0">
            <text:p text:style-name="P117"><text:span text:style-name="T29">John 7:50</text:span></text:p>
          </table:table-cell>
          <table:table-cell table:style-name="RV1909.B20" office:value-type="string">
            <text:p text:style-name="P28">Nicodemus saith unto them, (he that came to Jesus by night, being one of them,)</text:p>
          </table:table-cell>
          <table:table-cell table:style-name="RV1909.C20" office:value-type="string">
            <text:p text:style-name="P48"><text:span text:style-name="T40">Díceles Nicodemo (el que vino á él de noche, el cual era uno de ellos):</text:span></text:p>
          </table:table-cell>
          <table:table-cell table:style-name="RV1909.D20" office:value-type="string">
            <text:p text:style-name="P72"><text:span text:style-name="T40">Pass</text:span></text:p>
          </table:table-cell>
        </table:table-row>
        <table:table-row table:style-name="RV1909.2">
          <table:table-cell table:style-name="RV1909.A2" office:value-type="float" office:value="0">
            <text:p text:style-name="P117"><text:span text:style-name="T30">Acts 8:37</text:span></text:p>
          </table:table-cell>
          <table:table-cell table:style-name="RV1909.B21" office:value-type="string">
            <text:p text:style-name="P28">And Philip said, If thou believest with all thine heart, thou mayest. And he answered and said, I believe that Jesus Christ is the Son of God.</text:p>
          </table:table-cell>
          <table:table-cell table:style-name="RV1909.C21" office:value-type="string">
            <text:p text:style-name="P48"><text:span text:style-name="T40">Y Felipe dijo: Si crees de todo corazón, bien puedes. Y respondiendo, dijo: Creo que Jesucristo es el Hijo de Dios.</text:span></text:p>
          </table:table-cell>
          <table:table-cell table:style-name="RV1909.D21" office:value-type="string">
            <text:p text:style-name="P72"><text:span text:style-name="T40">Pass</text:span></text:p>
          </table:table-cell>
        </table:table-row>
        <table:table-row table:style-name="RV1909.2">
          <table:table-cell table:style-name="RV1909.A2" office:value-type="float" office:value="0">
            <text:p text:style-name="P117"><text:span text:style-name="T30">Acts 9:6</text:span></text:p>
          </table:table-cell>
          <table:table-cell table:style-name="RV1909.B22" office:value-type="string">
            <text:p text:style-name="P22"><text:span text:style-name="T7">And he trembling and astonished said, Lord, what wilt thou have me to do? And the Lord </text:span><text:span text:style-name="T8">said</text:span> <text:span text:style-name="T7">unto him, </text:span><text:span text:style-name="T26">Arise, and go into the city, and it shall be told thee what thou must do.</text:span></text:p>
          </table:table-cell>
          <table:table-cell table:style-name="RV1909.C22" office:value-type="string">
            <text:p text:style-name="P49"><text:span text:style-name="T41">Él, temblando y temeroso, dijo: ¿Señor, qué quieres que haga? Y el Señor le dice: Levántate y entra en la ciudad, y se te dirá lo que te conviene hacer.</text:span></text:p>
          </table:table-cell>
          <table:table-cell table:style-name="RV1909.D22" office:value-type="string">
            <text:p text:style-name="P73"><text:span text:style-name="T41">Pass</text:span></text:p>
          </table:table-cell>
        </table:table-row>
        <table:table-row table:style-name="RV1909.2">
          <table:table-cell table:style-name="RV1909.A2" office:value-type="float" office:value="0">
            <text:p text:style-name="P117"><text:span text:style-name="T30">Acts 15:34</text:span></text:p>
          </table:table-cell>
          <table:table-cell table:style-name="RV1909.B23" office:value-type="string">
            <text:p text:style-name="P28">Notwithstanding it pleased Silas to abide there still.</text:p>
          </table:table-cell>
          <table:table-cell table:style-name="RV1909.C23" office:value-type="string">
            <text:p text:style-name="P49"><text:span text:style-name="T41">Mas á Silas pareció bien el quedarse allí.</text:span></text:p>
          </table:table-cell>
          <table:table-cell table:style-name="RV1909.D23" office:value-type="string">
            <text:p text:style-name="P73"><text:span text:style-name="T41">Pass</text:span></text:p>
          </table:table-cell>
        </table:table-row>
        <text:soft-page-break/>
        <table:table-row table:style-name="RV1909.2">
          <table:table-cell table:style-name="RV1909.A2" office:value-type="float" office:value="0">
            <text:p text:style-name="P117"><text:span text:style-name="T30">Acts 24:6-8</text:span></text:p>
          </table:table-cell>
          <table:table-cell table:style-name="RV1909.B24" office:value-type="string">
            <text:p text:style-name="P40"><text:span text:style-name="T23">Who also hath gone about to profane the temple: whom we took, and would have judged according to our law. </text:span><text:span text:style-name="T32">But the chief captain Lysias came </text:span><text:span text:style-name="T33">upon us</text:span><text:span text:style-name="T32">, and with great violence took </text:span><text:span text:style-name="T33">him</text:span><text:span text:style-name="T31"> </text:span><text:span text:style-name="T32">away out of our hands, Commanding his accusers to come unto thee: by examining of whom thyself mayest take knowledge of all these things, whereof we accuse him.</text:span></text:p>
          </table:table-cell>
          <table:table-cell table:style-name="RV1909.C24" office:value-type="string">
            <text:p text:style-name="P49"><text:span text:style-name="T41">El cual también tentó á violar el templo; y prendiéndole, le quisimos juzgar conforme á nuestra ley: <text:s/>Mas interviniendo el tribuno Lisias, con grande violencia le quitó de nuestras manos, <text:s/>Mandando á sus acusadores que viniesen á ti; del cual tú mismo juzgando, podrás entender todas estas cosas de que le acusamos.</text:span></text:p>
          </table:table-cell>
          <table:table-cell table:style-name="RV1909.D24" office:value-type="string">
            <text:p text:style-name="P73"><text:span text:style-name="T41">Pass</text:span></text:p>
          </table:table-cell>
        </table:table-row>
        <table:table-row table:style-name="RV1909.2">
          <table:table-cell table:style-name="RV1909.A2" office:value-type="float" office:value="0">
            <text:p text:style-name="P119"><text:span text:style-name="T30">Romans </text:span><text:span text:style-name="T42">8:1</text:span></text:p>
          </table:table-cell>
          <table:table-cell table:style-name="RV1909.B26" office:value-type="string">
            <text:p text:style-name="P21"><text:span text:style-name="T8">There is</text:span> <text:span text:style-name="T7">therefore now no condemnation to them which are in Christ Jesus, who walk not after the flesh, but after the Spirit.</text:span></text:p>
          </table:table-cell>
          <table:table-cell table:style-name="RV1909.C26" office:value-type="string">
            <text:p text:style-name="P51"><text:span text:style-name="T43">AHORA pues, ninguna condenación hay para los que están en Cristo Jesús, los que no andan conforme á la carne, mas conforme al espíritu.</text:span></text:p>
          </table:table-cell>
          <table:table-cell table:style-name="RV1909.D26" office:value-type="string">
            <text:p text:style-name="P75"><text:span text:style-name="T43">Pass</text:span></text:p>
          </table:table-cell>
        </table:table-row>
        <table:table-row table:style-name="RV1909.2">
          <table:table-cell table:style-name="RV1909.A2" office:value-type="float" office:value="0">
            <text:p text:style-name="P117"><text:span text:style-name="T30">Romans 16:24</text:span></text:p>
          </table:table-cell>
          <table:table-cell table:style-name="RV1909.B26" office:value-type="string">
            <text:p text:style-name="P22"><text:span text:style-name="T7">The grace of our Lord Jesus Christ </text:span><text:span text:style-name="T8">be</text:span> <text:span text:style-name="T7">with you all. Amen.</text:span></text:p>
          </table:table-cell>
          <table:table-cell table:style-name="RV1909.C26" office:value-type="string">
            <text:p text:style-name="P49"><text:span text:style-name="T41">La gracia del Señor nuestro Jesucristo sea con todos vosotros. Amén.</text:span></text:p>
          </table:table-cell>
          <table:table-cell table:style-name="RV1909.D26" office:value-type="string">
            <text:p text:style-name="P73"><text:span text:style-name="T41">Pass</text:span></text:p>
          </table:table-cell>
        </table:table-row>
        <table:table-row table:style-name="RV1909.2">
          <table:table-cell table:style-name="RV1909.A2" office:value-type="float" office:value="0">
            <text:p text:style-name="P117"><text:span text:style-name="T30">1 Timothy 3:16</text:span></text:p>
          </table:table-cell>
          <table:table-cell table:style-name="RV1909.B27" office:value-type="string">
            <text:p text:style-name="P28">And without controversy great is the mystery of godliness: God was manifest in the flesh, justified in the Spirit, seen of angels, preached unto the Gentiles, believed on in the world, received up into glory.</text:p>
          </table:table-cell>
          <table:table-cell table:style-name="RV1909.C27" office:value-type="string">
            <text:p text:style-name="P49"><text:span text:style-name="T41">Y sin contradicción, grande es el misterio de la piedad: Dios ha sido manifestado en carne; ha sido justificado con el Espíritu; ha sido visto de los ángeles; ha sido predicado á los Gentiles; ha sido creído en el mundo; ha sido recibido en gloria.</text:span></text:p>
          </table:table-cell>
          <table:table-cell table:style-name="RV1909.D27" office:value-type="string">
            <text:p text:style-name="P73"><text:span text:style-name="T41">Pass</text:span></text:p>
          </table:table-cell>
        </table:table-row>
        <table:table-row table:style-name="RV1909.2">
          <table:table-cell table:style-name="RV1909.A2" office:value-type="float" office:value="0">
            <text:p text:style-name="P117"><text:span text:style-name="T34">1 Peter 4:14</text:span></text:p>
          </table:table-cell>
          <table:table-cell table:style-name="RV1909.B28" office:value-type="string">
            <text:p text:style-name="P22"><text:span text:style-name="T7">If ye be reproached for the name of Christ, happy </text:span><text:span text:style-name="T8">are ye</text:span><text:span text:style-name="T7">; for the spirit of glory and of God resteth upon you: on their part he is evil spoken of, but on your part he is glorified.</text:span></text:p>
          </table:table-cell>
          <table:table-cell table:style-name="RV1909.C28" office:value-type="string">
            <text:p text:style-name="P49"><text:span text:style-name="T41">Si sois vituperados en el nombre de Cristo, sois bienaventurados; porque la gloria y el Espíritu de Dios reposan sobre vosotros. Cierto, según ellos, él es blasfemado, mas según vosotros es glorificado.</text:span></text:p>
          </table:table-cell>
          <table:table-cell table:style-name="RV1909.D28" office:value-type="string">
            <text:p text:style-name="P73"><text:span text:style-name="T41">Pass</text:span></text:p>
          </table:table-cell>
        </table:table-row>
        <text:soft-page-break/>
        <table:table-row table:style-name="RV1909.2">
          <table:table-cell table:style-name="RV1909.A2" office:value-type="float" office:value="0">
            <text:p text:style-name="P117"><text:span text:style-name="T34">1 John 5:7</text:span></text:p>
          </table:table-cell>
          <table:table-cell table:style-name="RV1909.B29" office:value-type="string">
            <text:p text:style-name="P28">For there are three that bear record in heaven, the Father, the Word, and the Holy Ghost: and these three are one.</text:p>
          </table:table-cell>
          <table:table-cell table:style-name="RV1909.C29" office:value-type="string">
            <text:p text:style-name="P49"><text:span text:style-name="T41">Porque tres son los que dan testimonio en el cielo, el Padre, el Verbo, y el Espíritu Santo: y estos tres son uno.</text:span></text:p>
          </table:table-cell>
          <table:table-cell table:style-name="RV1909.D29" office:value-type="string">
            <text:p text:style-name="P73"><text:span text:style-name="T41">Pass</text:span></text:p>
          </table:table-cell>
        </table:table-row>
        <table:table-row table:style-name="RV1909.2">
          <table:table-cell table:style-name="RV1909.A2" office:value-type="float" office:value="0">
            <text:p text:style-name="P117"><text:span text:style-name="T35">Revelation 1:11</text:span></text:p>
          </table:table-cell>
          <table:table-cell table:style-name="RV1909.B30" office:value-type="string">
            <text:p text:style-name="P22"><text:span text:style-name="T7">Saying, </text:span><text:span text:style-name="T26">I am Alpha and Omega, the first and the last: and, What thou seest, write in a book, and send </text:span><text:span text:style-name="T27">it</text:span><text:span text:style-name="T25"> </text:span><text:span text:style-name="T26">unto the seven churches which are in Asia; unto Ephesus, and unto Smyrna, and unto Pergamos, and unto Thyatira, and unto Sardis, and unto Philadelphia, and unto Laodicea.</text:span></text:p>
          </table:table-cell>
          <table:table-cell table:style-name="RV1909.C30" office:value-type="string">
            <text:p text:style-name="P49"><text:span text:style-name="T41">Que decía: Yo soy el Alpha y Omega, el primero y el último. Escribe en un libro lo que ves, y envía lo á las siete iglesias que están en Asia; á Éfeso, y á Smirna, y á Pérgamo, y á Tiatira, y á Sardis, y á Filadelfia, y á Laodicea.</text:span></text:p>
          </table:table-cell>
          <table:table-cell table:style-name="RV1909.D30" office:value-type="string">
            <text:p text:style-name="P73"><text:span text:style-name="T41">Pass</text:span></text:p>
          </table:table-cell>
        </table:table-row>
        <table:table-row table:style-name="RV1909.2">
          <table:table-cell table:style-name="RV1909.A2">
            <text:p text:style-name="P117"/>
          </table:table-cell>
          <table:table-cell table:style-name="RV1909.B31">
            <text:p text:style-name="P72"/>
          </table:table-cell>
          <table:table-cell table:style-name="RV1909.B31">
            <text:p text:style-name="P48"/>
          </table:table-cell>
          <table:table-cell table:style-name="RV1909.D31" office:value-type="string">
            <text:p text:style-name="P84"><text:span text:style-name="T41">FAIL<text:line-break/>(89%)</text:span></text:p>
          </table:table-cell>
        </table:table-row>
      </table:table>
      <text:p text:style-name="P13"><text:span text:style-name="T36"/></text:p>
      <text:p text:style-name="P13"><text:span text:style-name="T2"/></text:p>
      <text:p text:style-name="P13"><text:span text:style-name="T2"/></text:p>
      <text:p text:style-name="P13"><text:span text:style-name="T2"/></text:p>
      <text:h text:style-name="P63" text:outline-level="2"><text:span text:style-name="T36">Reina-Valera 1</text:span><text:span text:style-name="T41">960</text:span></text:h>
      <table:table table:name="RV1960" table:style-name="RV1960">
        <table:table-column table:style-name="RV1960.A"/>
        <table:table-column table:style-name="RV1960.B"/>
        <table:table-column table:style-name="RV1960.C"/>
        <table:table-column table:style-name="RV1960.D"/>
        <table:table-header-rows>
          <table:table-row table:style-name="RV1960.1">
            <table:table-cell table:style-name="RV1960.A1" office:value-type="float" office:value="0">
              <text:p text:style-name="P4"><text:span text:style-name="T37">Passage</text:span></text:p>
            </table:table-cell>
            <table:table-cell table:style-name="RV1960.B1" office:value-type="float" office:value="0">
              <text:p text:style-name="P4"><text:span text:style-name="T37">King James</text:span></text:p>
            </table:table-cell>
            <table:table-cell table:style-name="RV1960.B1" office:value-type="float" office:value="0">
              <text:p text:style-name="P4"><text:span text:style-name="T37">Reina-Valera 1</text:span><text:span text:style-name="T41">960</text:span></text:p>
            </table:table-cell>
            <table:table-cell table:style-name="RV1960.D1" office:value-type="float" office:value="0">
              <text:p text:style-name="P4"><text:span text:style-name="T37">Pass/Fail</text:span></text:p>
            </table:table-cell>
          </table:table-row>
        </table:table-header-rows>
        <table:table-row table:style-name="RV1960.1">
          <table:table-cell table:style-name="RV1960.A2" office:value-type="float" office:value="0">
            <text:p text:style-name="P118"><text:span text:style-name="T6">Genesis 22:8</text:span></text:p>
          </table:table-cell>
          <table:table-cell table:style-name="RV1960.B2" office:value-type="string">
            <text:p text:style-name="P23"><text:span text:style-name="T7">And</text:span> <text:span text:style-name="T7">Abraham said, My son, God will provide himself a lamb for a burnt offering: so they went both of them together.</text:span></text:p>
          </table:table-cell>
          <table:table-cell table:style-name="RV1960.C2" office:value-type="string">
            <text:p text:style-name="P51"><text:span text:style-name="T43">Y respondió Abraham: Dios se proveerá de cordero para el holocausto, hijo mío. E iban juntos. </text:span></text:p>
          </table:table-cell>
          <table:table-cell table:style-name="RV1960.D2" office:value-type="string">
            <text:p text:style-name="P75"><text:span text:style-name="T43">FAIL</text:span></text:p>
          </table:table-cell>
        </table:table-row>
        <table:table-row table:style-name="RV1960.1">
          <table:table-cell table:style-name="RV1960.A2" office:value-type="float" office:value="0">
            <text:p text:style-name="P118"><text:span text:style-name="T22">Isaiah 14:12</text:span></text:p>
          </table:table-cell>
          <table:table-cell table:style-name="RV1960.B3" office:value-type="string">
            <text:p text:style-name="P29">How art thou fallen from heaven, O Lucifer, son of the morning! <text:span text:style-name="T3">how</text:span> art thou cut down to the ground, which didst weaken the nations!</text:p>
          </table:table-cell>
          <table:table-cell table:style-name="RV1960.C3" office:value-type="string">
            <text:p text:style-name="P51"><text:span text:style-name="T43">!!Cómo caíste del cielo, oh Lucero, hijo de la mañana! Cortado fuiste por tierra, tú que debilitabas a las naciones. </text:span></text:p>
          </table:table-cell>
          <table:table-cell table:style-name="RV1960.D3" office:value-type="string">
            <text:p text:style-name="P75"><text:span text:style-name="T43">Pass</text:span></text:p>
          </table:table-cell>
        </table:table-row>
        <table:table-row table:style-name="RV1960.1">
          <table:table-cell table:style-name="RV1960.A2" office:value-type="float" office:value="0">
            <text:p text:style-name="P118"><text:span text:style-name="T6">Daniel 3:25</text:span></text:p>
          </table:table-cell>
          <table:table-cell table:style-name="RV1960.B4" office:value-type="string">
            <text:p text:style-name="P29">He answered and said, Lo, I see four men loose, walking in the midst of the fire, and they have no hurt; and the form of the fourth is like the Son of God.</text:p>
          </table:table-cell>
          <table:table-cell table:style-name="RV1960.C4" office:value-type="string">
            <text:p text:style-name="P51"><text:span text:style-name="T43">Y él dijo: He aquí yo veo cuatro varones sueltos, que se pasean en medio del fuego sin sufrir ningún daño; y el aspecto del cuarto es semejante a hijo de los dioses. </text:span></text:p>
          </table:table-cell>
          <table:table-cell table:style-name="RV1960.D4" office:value-type="string">
            <text:p text:style-name="P75"><text:span text:style-name="T43">FAIL</text:span></text:p>
          </table:table-cell>
        </table:table-row>
        <table:table-row table:style-name="RV1960.1">
          <table:table-cell table:style-name="RV1960.A2" office:value-type="float" office:value="0">
            <text:p text:style-name="P118"><text:span text:style-name="T22">Matthew 5:44</text:span></text:p>
          </table:table-cell>
          <table:table-cell table:style-name="RV1960.B5" office:value-type="string">
            <text:p text:style-name="P35">But I say unto you, Love your enemies, bless them that curse you, do good to them that hate you, and pray for them which despitefully use you, and persecute you;</text:p>
          </table:table-cell>
          <table:table-cell table:style-name="RV1960.C5" office:value-type="string">
            <text:p text:style-name="P51"><text:span text:style-name="T43">Pero yo os digo: Amad a vuestros enemigos, bendecid a los que os maldicen, haced bien a los que os aborrecen, y orad por los que os ultrajan y os persiguen; </text:span></text:p>
          </table:table-cell>
          <table:table-cell table:style-name="RV1960.D5" office:value-type="string">
            <text:p text:style-name="P75"><text:span text:style-name="T43">Pass</text:span></text:p>
          </table:table-cell>
        </table:table-row>
        <table:table-row table:style-name="RV1960.1">
          <table:table-cell table:style-name="RV1960.A2" office:value-type="float" office:value="0">
            <text:p text:style-name="P118"><text:span text:style-name="T22">Matthew 17:21</text:span></text:p>
          </table:table-cell>
          <table:table-cell table:style-name="RV1960.B6" office:value-type="string">
            <text:p text:style-name="P35">Howbeit this kind goeth not out but by prayer and fasting.</text:p>
          </table:table-cell>
          <table:table-cell table:style-name="RV1960.C6" office:value-type="string">
            <text:p text:style-name="P51"><text:span text:style-name="T43">Pero este género no sale sino con oración y ayuno. </text:span></text:p>
          </table:table-cell>
          <table:table-cell table:style-name="RV1960.D6" office:value-type="string">
            <text:p text:style-name="P75"><text:span text:style-name="T43">Pass</text:span></text:p>
          </table:table-cell>
        </table:table-row>
        <table:table-row table:style-name="RV1960.1">
          <table:table-cell table:style-name="RV1960.A2" office:value-type="float" office:value="0">
            <text:p text:style-name="P118"><text:span text:style-name="T22">Matthew 18:11</text:span></text:p>
          </table:table-cell>
          <table:table-cell table:style-name="RV1960.B7" office:value-type="string">
            <text:p text:style-name="P35">For the Son of man is come to save that which was lost.</text:p>
          </table:table-cell>
          <table:table-cell table:style-name="RV1960.C7" office:value-type="string">
            <text:p text:style-name="P51"><text:span text:style-name="T43">Porque el Hijo del Hombre ha venido para salvar lo que se había perdido.</text:span></text:p>
          </table:table-cell>
          <table:table-cell table:style-name="RV1960.D7" office:value-type="string">
            <text:p text:style-name="P75"><text:span text:style-name="T43">Pass</text:span></text:p>
          </table:table-cell>
        </table:table-row>
        <table:table-row table:style-name="RV1960.1">
          <table:table-cell table:style-name="RV1960.A2" office:value-type="float" office:value="0">
            <text:p text:style-name="P118"><text:span text:style-name="T22">Matthew 27:2</text:span></text:p>
          </table:table-cell>
          <table:table-cell table:style-name="RV1960.B8" office:value-type="string">
            <text:p text:style-name="P23"><text:span text:style-name="T7">And when they had bound him, they led </text:span><text:span text:style-name="T8">him</text:span> <text:span text:style-name="T7">away, and delivered him to Pontius Pilate the governor.</text:span></text:p>
          </table:table-cell>
          <table:table-cell table:style-name="RV1960.C8" office:value-type="string">
            <text:p text:style-name="P51"><text:span text:style-name="T43">Y le llevaron atado, y le entregaron a Poncio Pilato, el gobernador. </text:span></text:p>
          </table:table-cell>
          <table:table-cell table:style-name="RV1960.D8" office:value-type="string">
            <text:p text:style-name="P75"><text:span text:style-name="T43">OK, not perfect</text:span></text:p>
          </table:table-cell>
        </table:table-row>
        <text:soft-page-break/>
        <table:table-row table:style-name="RV1960.1">
          <table:table-cell table:style-name="RV1960.A2" office:value-type="float" office:value="0">
            <text:p text:style-name="P118"><text:span text:style-name="T24">Matthew 27:35</text:span></text:p>
          </table:table-cell>
          <table:table-cell table:style-name="RV1960.B9" office:value-type="string">
            <text:p text:style-name="P29">And they crucified him, and parted his garments, casting lots: that it might be fulfilled which was spoken by the prophet, They parted my garments among them, and upon my vesture did they cast lots.</text:p>
          </table:table-cell>
          <table:table-cell table:style-name="RV1960.C9" office:value-type="string">
            <text:p text:style-name="P51"><text:span text:style-name="T43">Cuando le hubieron crucificado, repartieron entre sí sus vestidos, echando suertes, para que se cumpliese lo dicho por el profeta: Partieron entre sí mis vestidos, y sobre mi ropa echaron suertes. </text:span></text:p>
          </table:table-cell>
          <table:table-cell table:style-name="RV1960.D9" office:value-type="string">
            <text:p text:style-name="P75"><text:span text:style-name="T43">Pass</text:span></text:p>
          </table:table-cell>
        </table:table-row>
        <table:table-row table:style-name="RV1960.1">
          <table:table-cell table:style-name="RV1960.A2" office:value-type="float" office:value="0">
            <text:p text:style-name="P118"><text:span text:style-name="T24">Mark 3:15</text:span></text:p>
          </table:table-cell>
          <table:table-cell table:style-name="RV1960.B10" office:value-type="string">
            <text:p text:style-name="P29">And to have power to heal sicknesses, and to cast out devils:</text:p>
          </table:table-cell>
          <table:table-cell table:style-name="RV1960.C10" office:value-type="string">
            <text:p text:style-name="P51"><text:span text:style-name="T43">y que tuviesen autoridad para sanar enfermedades y para echar fuera demonios: </text:span></text:p>
          </table:table-cell>
          <table:table-cell table:style-name="RV1960.D10" office:value-type="string">
            <text:p text:style-name="P75"><text:span text:style-name="T43">Pass</text:span></text:p>
          </table:table-cell>
        </table:table-row>
        <table:table-row table:style-name="RV1960.1">
          <table:table-cell table:style-name="RV1960.A2" office:value-type="float" office:value="0">
            <text:p text:style-name="P118"><text:span text:style-name="T24">Mark 7:16</text:span></text:p>
          </table:table-cell>
          <table:table-cell table:style-name="RV1960.B11" office:value-type="string">
            <text:p text:style-name="P23"><text:span text:style-name="T26">If</text:span><text:span text:style-name="T25"> </text:span><text:span text:style-name="T26">any man have ears to hear, let him hear.</text:span></text:p>
          </table:table-cell>
          <table:table-cell table:style-name="RV1960.C11" office:value-type="string">
            <text:p text:style-name="P51"><text:span text:style-name="T43">Si alguno tiene oídos para oír, oiga. </text:span></text:p>
          </table:table-cell>
          <table:table-cell table:style-name="RV1960.D11" office:value-type="string">
            <text:p text:style-name="P75"><text:span text:style-name="T43">Pass</text:span></text:p>
          </table:table-cell>
        </table:table-row>
        <table:table-row table:style-name="RV1960.1">
          <table:table-cell table:style-name="RV1960.A2" office:value-type="float" office:value="0">
            <text:p text:style-name="P118"><text:span text:style-name="T28">Luke 7:28</text:span></text:p>
          </table:table-cell>
          <table:table-cell table:style-name="RV1960.B12" office:value-type="string">
            <text:p text:style-name="P35">For I say unto you, Among those that are born of women there is not a greater prophet than John the Baptist: but he that is least in the kingdom of God is greater than he.</text:p>
          </table:table-cell>
          <table:table-cell table:style-name="RV1960.C12" office:value-type="string">
            <text:p text:style-name="P52"><text:span text:style-name="T44">Os digo que entre los nacidos de mujeres, no hay mayor profeta que Juan el Bautista; pero el más pequeño en el reino de Dios es mayor que él. </text:span></text:p>
          </table:table-cell>
          <table:table-cell table:style-name="RV1960.D12" office:value-type="string">
            <text:p text:style-name="P76"><text:span text:style-name="T44">Pass</text:span></text:p>
          </table:table-cell>
        </table:table-row>
        <table:table-row table:style-name="RV1960.1">
          <table:table-cell table:style-name="RV1960.A2" office:value-type="float" office:value="0">
            <text:p text:style-name="P118"><text:span text:style-name="T28">Luke 9:55</text:span></text:p>
          </table:table-cell>
          <table:table-cell table:style-name="RV1960.B13" office:value-type="string">
            <text:p text:style-name="P23"><text:span text:style-name="T7">But he turned, and rebuked them, and said, </text:span><text:span text:style-name="T26">Ye know not what manner of spirit ye are of.</text:span></text:p>
          </table:table-cell>
          <table:table-cell table:style-name="RV1960.C13" office:value-type="string">
            <text:p text:style-name="P52"><text:span text:style-name="T44">Entonces volviéndose él, los reprendió, diciendo: Vosotros no sabéis de qué espíritu sois; </text:span></text:p>
          </table:table-cell>
          <table:table-cell table:style-name="RV1960.D13" office:value-type="string">
            <text:p text:style-name="P76"><text:span text:style-name="T44">Pass</text:span></text:p>
          </table:table-cell>
        </table:table-row>
        <table:table-row table:style-name="RV1960.1">
          <table:table-cell table:style-name="RV1960.A2" office:value-type="float" office:value="0">
            <text:p text:style-name="P118"><text:span text:style-name="T28">Luke 9:56</text:span></text:p>
          </table:table-cell>
          <table:table-cell table:style-name="RV1960.B14" office:value-type="string">
            <text:p text:style-name="P23"><text:span text:style-name="T26">For the Son of man is not come to destroy men's lives, but to save </text:span><text:span text:style-name="T27">them</text:span><text:span text:style-name="T26">. And they went to another village.</text:span></text:p>
          </table:table-cell>
          <table:table-cell table:style-name="RV1960.C14" office:value-type="string">
            <text:p text:style-name="P52"><text:span text:style-name="T44">porque el Hijo del Hombre no ha venido para perder las almas de los hombres, sino para salvarlas. Y se fueron a otra aldea.</text:span></text:p>
          </table:table-cell>
          <table:table-cell table:style-name="RV1960.D14" office:value-type="string">
            <text:p text:style-name="P76"><text:span text:style-name="T44">Pass</text:span></text:p>
          </table:table-cell>
        </table:table-row>
        <table:table-row table:style-name="RV1960.1">
          <table:table-cell table:style-name="RV1960.A2" office:value-type="float" office:value="0">
            <text:p text:style-name="P118"><text:span text:style-name="T28">Luke 22:14</text:span></text:p>
          </table:table-cell>
          <table:table-cell table:style-name="RV1960.B15" office:value-type="string">
            <text:p text:style-name="P29">And when the hour was come, he sat down, and the twelve apostles with him.</text:p>
          </table:table-cell>
          <table:table-cell table:style-name="RV1960.C15" office:value-type="string">
            <text:p text:style-name="P52"><text:span text:style-name="T44">Cuando era la hora, se sentó a la mesa, y con él los apóstoles.</text:span></text:p>
          </table:table-cell>
          <table:table-cell table:style-name="RV1960.D15" office:value-type="string">
            <text:p text:style-name="P76"><text:span text:style-name="T44">FAIL</text:span></text:p>
          </table:table-cell>
        </table:table-row>
        <table:table-row table:style-name="RV1960.1">
          <table:table-cell table:style-name="RV1960.A2" office:value-type="float" office:value="0">
            <text:p text:style-name="P118"><text:span text:style-name="T29">Luke 23:38</text:span></text:p>
          </table:table-cell>
          <table:table-cell table:style-name="RV1960.B16" office:value-type="string">
            <text:p text:style-name="P29">And a superscription also was written over him in letters of Greek, and Latin, and Hebrew, THIS IS THE KING OF THE JEWS.</text:p>
          </table:table-cell>
          <table:table-cell table:style-name="RV1960.C16" office:value-type="string">
            <text:p text:style-name="P52"><text:span text:style-name="T44">Había también sobre él un título escrito con letras griegas, latinas y hebreas: ESTE ES EL REY DE LOS JUDÍOS.</text:span></text:p>
          </table:table-cell>
          <table:table-cell table:style-name="RV1960.D16" office:value-type="string">
            <text:p text:style-name="P76"><text:span text:style-name="T44">Pass</text:span></text:p>
          </table:table-cell>
        </table:table-row>
        <text:soft-page-break/>
        <table:table-row table:style-name="RV1960.1">
          <table:table-cell table:style-name="RV1960.A2" office:value-type="float" office:value="0">
            <text:p text:style-name="P118"><text:span text:style-name="T29">Luke 24:42</text:span></text:p>
          </table:table-cell>
          <table:table-cell table:style-name="RV1960.B17" office:value-type="string">
            <text:p text:style-name="P29">And they gave him a piece of a broiled fish, and of an honeycomb.</text:p>
          </table:table-cell>
          <table:table-cell table:style-name="RV1960.C17" office:value-type="string">
            <text:p text:style-name="P52"><text:span text:style-name="T44">Entonces le dieron parte de un pez asado, y un panal de miel.</text:span></text:p>
          </table:table-cell>
          <table:table-cell table:style-name="RV1960.D17" office:value-type="string">
            <text:p text:style-name="P76"><text:span text:style-name="T44">Pass</text:span></text:p>
          </table:table-cell>
        </table:table-row>
        <table:table-row table:style-name="RV1960.1">
          <table:table-cell table:style-name="RV1960.A2" office:value-type="float" office:value="0">
            <text:p text:style-name="P118"><text:span text:style-name="T29">John 3:13</text:span></text:p>
          </table:table-cell>
          <table:table-cell table:style-name="RV1960.B18" office:value-type="string">
            <text:p text:style-name="P23"><text:span text:style-name="T26">And no man hath ascended up to heaven, but he that came down from heaven, </text:span><text:span text:style-name="T27">even</text:span><text:span text:style-name="T25"> </text:span><text:span text:style-name="T26">the Son of man which is in heaven.</text:span></text:p>
          </table:table-cell>
          <table:table-cell table:style-name="RV1960.C18" office:value-type="string">
            <text:p text:style-name="P52"><text:span text:style-name="T44">Nadie subió al cielo, sino el que descendió del cielo; el Hijo del Hombre, que está en el cielo. </text:span></text:p>
          </table:table-cell>
          <table:table-cell table:style-name="RV1960.D18" office:value-type="string">
            <text:p text:style-name="P76"><text:span text:style-name="T44">Pass</text:span></text:p>
          </table:table-cell>
        </table:table-row>
        <table:table-row table:style-name="RV1960.1">
          <table:table-cell table:style-name="RV1960.A2" office:value-type="float" office:value="0">
            <text:p text:style-name="P118"><text:span text:style-name="T29">John 5:4</text:span></text:p>
          </table:table-cell>
          <table:table-cell table:style-name="RV1960.B19" office:value-type="string">
            <text:p text:style-name="P29">For an angel went down at a certain season into the pool, and troubled the water: whosoever then first after the troubling of the water stepped in was made whole of whatsoever disease he had.</text:p>
          </table:table-cell>
          <table:table-cell table:style-name="RV1960.C19" office:value-type="string">
            <text:p text:style-name="P52"><text:span text:style-name="T44">Porque un ángel descendía de tiempo en tiempo al estanque, y agitaba el agua; y el que primero descendía al estanque después del movimiento del agua, quedaba sano de cualquier enfermedad que tuviese. </text:span></text:p>
          </table:table-cell>
          <table:table-cell table:style-name="RV1960.D19" office:value-type="string">
            <text:p text:style-name="P76"><text:span text:style-name="T44">Pass</text:span></text:p>
          </table:table-cell>
        </table:table-row>
        <table:table-row table:style-name="RV1960.1">
          <table:table-cell table:style-name="RV1960.A2" office:value-type="float" office:value="0">
            <text:p text:style-name="P118"><text:span text:style-name="T29">John 7:50</text:span></text:p>
          </table:table-cell>
          <table:table-cell table:style-name="RV1960.B20" office:value-type="string">
            <text:p text:style-name="P29">Nicodemus saith unto them, (he that came to Jesus by night, being one of them,)</text:p>
          </table:table-cell>
          <table:table-cell table:style-name="RV1960.C20" office:value-type="string">
            <text:p text:style-name="P52"><text:span text:style-name="T44">Les dijo Nicodemo, el que vino a él de noche, el cual era uno de ellos: </text:span></text:p>
          </table:table-cell>
          <table:table-cell table:style-name="RV1960.D20" office:value-type="string">
            <text:p text:style-name="P76"><text:span text:style-name="T44">Pass</text:span></text:p>
          </table:table-cell>
        </table:table-row>
        <table:table-row table:style-name="RV1960.1">
          <table:table-cell table:style-name="RV1960.A2" office:value-type="float" office:value="0">
            <text:p text:style-name="P118"><text:span text:style-name="T30">Acts 8:37</text:span></text:p>
          </table:table-cell>
          <table:table-cell table:style-name="RV1960.B21" office:value-type="string">
            <text:p text:style-name="P29">And Philip said, If thou believest with all thine heart, thou mayest. And he answered and said, I believe that Jesus Christ is the Son of God.</text:p>
          </table:table-cell>
          <table:table-cell table:style-name="RV1960.C21" office:value-type="string">
            <text:p text:style-name="P52"><text:span text:style-name="T44">Felipe dijo: Si crees de todo corazón, bien puedes. Y respondiendo, dijo: Creo que Jesucristo es el Hijo de Dios. </text:span></text:p>
          </table:table-cell>
          <table:table-cell table:style-name="RV1960.D21" office:value-type="string">
            <text:p text:style-name="P76"><text:span text:style-name="T44">Pass</text:span></text:p>
          </table:table-cell>
        </table:table-row>
        <table:table-row table:style-name="RV1960.1">
          <table:table-cell table:style-name="RV1960.A2" office:value-type="float" office:value="0">
            <text:p text:style-name="P118"><text:span text:style-name="T30">Acts 9:6</text:span></text:p>
          </table:table-cell>
          <table:table-cell table:style-name="RV1960.B22" office:value-type="string">
            <text:p text:style-name="P23"><text:span text:style-name="T7">And he trembling and astonished said, Lord, what wilt thou have me to do? And the Lord </text:span><text:span text:style-name="T8">said</text:span> <text:span text:style-name="T7">unto him, </text:span><text:span text:style-name="T26">Arise, and go into the city, and it shall be told thee what thou must do.</text:span></text:p>
          </table:table-cell>
          <table:table-cell table:style-name="RV1960.C22" office:value-type="string">
            <text:p text:style-name="P52"><text:span text:style-name="T44">El, temblando y temeroso, dijo: Señor, ¿qué quieres que yo haga? Y el Señor le dijo: Levántate y entra en la ciudad, y se te dirá lo que debes hacer. </text:span></text:p>
          </table:table-cell>
          <table:table-cell table:style-name="RV1960.D22" office:value-type="string">
            <text:p text:style-name="P76"><text:span text:style-name="T44">Pass</text:span></text:p>
          </table:table-cell>
        </table:table-row>
        <table:table-row table:style-name="RV1960.1">
          <table:table-cell table:style-name="RV1960.A2" office:value-type="float" office:value="0">
            <text:p text:style-name="P118"><text:span text:style-name="T30">Acts 15:34</text:span></text:p>
          </table:table-cell>
          <table:table-cell table:style-name="RV1960.B23" office:value-type="string">
            <text:p text:style-name="P29">Notwithstanding it pleased Silas to abide there still.</text:p>
          </table:table-cell>
          <table:table-cell table:style-name="RV1960.C23" office:value-type="string">
            <text:p text:style-name="P52"><text:span text:style-name="T44">Mas a Silas le pareció bien el quedarse allí. </text:span></text:p>
          </table:table-cell>
          <table:table-cell table:style-name="RV1960.D23" office:value-type="string">
            <text:p text:style-name="P76"><text:span text:style-name="T44">Pass</text:span></text:p>
          </table:table-cell>
        </table:table-row>
        <text:soft-page-break/>
        <table:table-row table:style-name="RV1960.1">
          <table:table-cell table:style-name="RV1960.A2" office:value-type="float" office:value="0">
            <text:p text:style-name="P118"><text:span text:style-name="T30">Acts 24:6-8</text:span></text:p>
          </table:table-cell>
          <table:table-cell table:style-name="RV1960.B24" office:value-type="string">
            <text:p text:style-name="P41"><text:span text:style-name="T23">Who also hath gone about to profane the temple: whom we took, and would have judged according to our law. </text:span><text:span text:style-name="T32">But the chief captain Lysias came </text:span><text:span text:style-name="T33">upon us</text:span><text:span text:style-name="T32">, and with great violence took </text:span><text:span text:style-name="T33">him</text:span><text:span text:style-name="T31"> </text:span><text:span text:style-name="T32">away out of our hands, Commanding his accusers to come unto thee: by examining of whom thyself mayest take knowledge of all these things, whereof we accuse him.</text:span></text:p>
          </table:table-cell>
          <table:table-cell table:style-name="RV1960.C24" office:value-type="string">
            <text:p text:style-name="P52"><text:span text:style-name="T44">Intentó también profanar el templo; y prendiéndole, quisimos juzgarle conforme a nuestra ley. Pero interviniendo el tribuno Lisias, con gran violencia le quitó de nuestras manos, mandando a sus acusadores que viniesen a ti. Tú mismo, pues, al juzgarle, podrás informarte de todas estas cosas de que le acusamos. </text:span></text:p>
          </table:table-cell>
          <table:table-cell table:style-name="RV1960.D24" office:value-type="string">
            <text:p text:style-name="P76"><text:span text:style-name="T44">FAIL</text:span></text:p>
            <text:p text:style-name="P76"><text:span text:style-name="T44">Close, but not quite</text:span></text:p>
          </table:table-cell>
        </table:table-row>
        <table:table-row table:style-name="RV1960.1">
          <table:table-cell table:style-name="RV1960.A2" office:value-type="float" office:value="0">
            <text:p text:style-name="P119"><text:span text:style-name="T30">Romans </text:span><text:span text:style-name="T42">8:1</text:span></text:p>
          </table:table-cell>
          <table:table-cell table:style-name="RV1960.B26" office:value-type="string">
            <text:p text:style-name="P21"><text:span text:style-name="T8">There is</text:span> <text:span text:style-name="T7">therefore now no condemnation to them which are in Christ Jesus, who walk not after the flesh, but after the Spirit.</text:span></text:p>
          </table:table-cell>
          <table:table-cell table:style-name="RV1960.C26" office:value-type="string">
            <text:p text:style-name="P52"><text:span text:style-name="T44">Ahora, pues, ninguna condenación hay para los que están en Cristo Jesús, los que no andan conforme a la carne, sino conforme al Espíritu. </text:span></text:p>
          </table:table-cell>
          <table:table-cell table:style-name="RV1960.D26" office:value-type="string">
            <text:p text:style-name="P76"><text:span text:style-name="T44">Pass</text:span></text:p>
          </table:table-cell>
        </table:table-row>
        <table:table-row table:style-name="RV1960.1">
          <table:table-cell table:style-name="RV1960.A2" office:value-type="float" office:value="0">
            <text:p text:style-name="P118"><text:span text:style-name="T30">Romans 16:24</text:span></text:p>
          </table:table-cell>
          <table:table-cell table:style-name="RV1960.B26" office:value-type="string">
            <text:p text:style-name="P23"><text:span text:style-name="T7">The grace of our Lord Jesus Christ </text:span><text:span text:style-name="T8">be</text:span> <text:span text:style-name="T7">with you all. Amen.</text:span></text:p>
          </table:table-cell>
          <table:table-cell table:style-name="RV1960.C26" office:value-type="string">
            <text:p text:style-name="P52"><text:span text:style-name="T44">La gracia de nuestro Señor Jesucristo sea con todos vosotros. Amén. </text:span></text:p>
          </table:table-cell>
          <table:table-cell table:style-name="RV1960.D26" office:value-type="string">
            <text:p text:style-name="P76"><text:span text:style-name="T44">Pass</text:span></text:p>
          </table:table-cell>
        </table:table-row>
        <table:table-row table:style-name="RV1960.1">
          <table:table-cell table:style-name="RV1960.A2" office:value-type="float" office:value="0">
            <text:p text:style-name="P118"><text:span text:style-name="T30">1 Timothy 3:16</text:span></text:p>
          </table:table-cell>
          <table:table-cell table:style-name="RV1960.B27" office:value-type="string">
            <text:p text:style-name="P29">And without controversy great is the mystery of godliness: God was manifest in the flesh, justified in the Spirit, seen of angels, preached unto the Gentiles, believed on in the world, received up into glory.</text:p>
          </table:table-cell>
          <table:table-cell table:style-name="RV1960.C27" office:value-type="string">
            <text:p text:style-name="P52"><text:span text:style-name="T44">E indiscutiblemente, grande es el misterio de la piedad: Dios fue manifestado en carne, Justificado en el Espíritu, Visto de los geles, Predicado a los gentiles, Creído en el mundo, Recibido arriba en gloria. </text:span></text:p>
          </table:table-cell>
          <table:table-cell table:style-name="RV1960.D27" office:value-type="string">
            <text:p text:style-name="P76"><text:span text:style-name="T44">Pass</text:span></text:p>
          </table:table-cell>
        </table:table-row>
        <table:table-row table:style-name="RV1960.1">
          <table:table-cell table:style-name="RV1960.A2" office:value-type="float" office:value="0">
            <text:p text:style-name="P118"><text:span text:style-name="T34">1 Peter 4:14</text:span></text:p>
          </table:table-cell>
          <table:table-cell table:style-name="RV1960.B28" office:value-type="string">
            <text:p text:style-name="P23"><text:span text:style-name="T7">If ye be reproached for the name of Christ, happy </text:span><text:span text:style-name="T8">are ye</text:span><text:span text:style-name="T7">; for the spirit of glory and of God resteth upon you: on their part he is evil spoken of, but on your part he is glorified.</text:span></text:p>
          </table:table-cell>
          <table:table-cell table:style-name="RV1960.C28" office:value-type="string">
            <text:p text:style-name="P53"><text:span text:style-name="T45">Si sois vituperados por el nombre de Cristo, sois bienaventurados, porque el glorioso Espíritu de Dios reposa sobre vosotros. Ciertamente, de parte de ellos, él es blasfemado, pero por vosotros es glorificado. </text:span></text:p>
          </table:table-cell>
          <table:table-cell table:style-name="RV1960.D28" office:value-type="string">
            <text:p text:style-name="P77"><text:span text:style-name="T45">Pass</text:span></text:p>
          </table:table-cell>
        </table:table-row>
        <text:soft-page-break/>
        <table:table-row table:style-name="RV1960.1">
          <table:table-cell table:style-name="RV1960.A2" office:value-type="float" office:value="0">
            <text:p text:style-name="P118"><text:span text:style-name="T34">1 John 5:7</text:span></text:p>
          </table:table-cell>
          <table:table-cell table:style-name="RV1960.B29" office:value-type="string">
            <text:p text:style-name="P29">For there are three that bear record in heaven, the Father, the Word, and the Holy Ghost: and these three are one.</text:p>
          </table:table-cell>
          <table:table-cell table:style-name="RV1960.C29" office:value-type="string">
            <text:p text:style-name="P53"><text:span text:style-name="T45">Porque tres son los que dan testimonio en el cielo: el Padre, el Verbo y el Espíritu Santo; y estos tres son uno. </text:span></text:p>
          </table:table-cell>
          <table:table-cell table:style-name="RV1960.D29" office:value-type="string">
            <text:p text:style-name="P77"><text:span text:style-name="T45">Pass</text:span></text:p>
          </table:table-cell>
        </table:table-row>
        <table:table-row table:style-name="RV1960.1">
          <table:table-cell table:style-name="RV1960.A2" office:value-type="float" office:value="0">
            <text:p text:style-name="P118"><text:span text:style-name="T35">Revelation 1:11</text:span></text:p>
          </table:table-cell>
          <table:table-cell table:style-name="RV1960.B30" office:value-type="string">
            <text:p text:style-name="P23"><text:span text:style-name="T7">Saying, </text:span><text:span text:style-name="T26">I am Alpha and Omega, the first and the last: and, What thou seest, write in a book, and send </text:span><text:span text:style-name="T27">it</text:span><text:span text:style-name="T25"> </text:span><text:span text:style-name="T26">unto the seven churches which are in Asia; unto Ephesus, and unto Smyrna, and unto Pergamos, and unto Thyatira, and unto Sardis, and unto Philadelphia, and unto Laodicea.</text:span></text:p>
          </table:table-cell>
          <table:table-cell table:style-name="RV1960.C30" office:value-type="string">
            <text:p text:style-name="P53"><text:span text:style-name="T45">que decía: Yo soy el Alfa y la Omega, el primero y el último. Escribe en un libro lo que ves, y envíalo a las siete iglesias que están en Asia: a Efeso, Esmirna, Pérgamo, Tiatira, Sardis, Filadelfia y Laodicea. </text:span></text:p>
          </table:table-cell>
          <table:table-cell table:style-name="RV1960.D30" office:value-type="string">
            <text:p text:style-name="P77"><text:span text:style-name="T45">Pass</text:span></text:p>
          </table:table-cell>
        </table:table-row>
        <table:table-row table:style-name="RV1960.1">
          <table:table-cell table:style-name="RV1960.A2">
            <text:p text:style-name="P118"/>
          </table:table-cell>
          <table:table-cell table:style-name="RV1960.B31">
            <text:p text:style-name="P73"/>
          </table:table-cell>
          <table:table-cell table:style-name="RV1960.B31">
            <text:p text:style-name="P49"/>
          </table:table-cell>
          <table:table-cell table:style-name="RV1960.D31" office:value-type="string">
            <text:p text:style-name="P85"><text:span text:style-name="T41">FAIL<text:line-break/>(89%)</text:span></text:p>
          </table:table-cell>
        </table:table-row>
      </table:table>
      <text:p text:style-name="P14"><text:span text:style-name="T36"/></text:p>
      <text:p text:style-name="P14"><text:span text:style-name="T36"/></text:p>
      <text:h text:style-name="P64" text:outline-level="2"><text:span text:style-name="T36">Reina-Valera 1</text:span><text:span text:style-name="T41">9</text:span><text:span text:style-name="T45">95</text:span></text:h>
      <table:table table:name="RV1995" table:style-name="RV1995">
        <table:table-column table:style-name="RV1995.A"/>
        <table:table-column table:style-name="RV1995.B"/>
        <table:table-column table:style-name="RV1995.C"/>
        <table:table-column table:style-name="RV1995.D"/>
        <table:table-header-rows>
          <table:table-row table:style-name="RV1995.1">
            <table:table-cell table:style-name="RV1995.A1" office:value-type="float" office:value="0">
              <text:p text:style-name="P5"><text:span text:style-name="T37">Passage</text:span></text:p>
            </table:table-cell>
            <table:table-cell table:style-name="RV1995.B1" office:value-type="float" office:value="0">
              <text:p text:style-name="P5"><text:span text:style-name="T37">King James</text:span></text:p>
            </table:table-cell>
            <table:table-cell table:style-name="RV1995.B1" office:value-type="float" office:value="0">
              <text:p text:style-name="P5"><text:span text:style-name="T37">Reina-Valera 1</text:span><text:span text:style-name="T41">9</text:span><text:span text:style-name="T45">95</text:span></text:p>
            </table:table-cell>
            <table:table-cell table:style-name="RV1995.D1" office:value-type="float" office:value="0">
              <text:p text:style-name="P5"><text:span text:style-name="T37">Pass/Fail</text:span></text:p>
            </table:table-cell>
          </table:table-row>
        </table:table-header-rows>
        <table:table-row table:style-name="RV1995.1">
          <table:table-cell table:style-name="RV1995.A2" office:value-type="float" office:value="0">
            <text:p text:style-name="P120"><text:span text:style-name="T6">Genesis 22:8</text:span></text:p>
          </table:table-cell>
          <table:table-cell table:style-name="RV1995.B2" office:value-type="string">
            <text:p text:style-name="P24"><text:span text:style-name="T7">And</text:span> <text:span text:style-name="T7">Abraham said, My son, God will provide himself a lamb for a burnt offering: so they went both of them together.</text:span></text:p>
          </table:table-cell>
          <table:table-cell table:style-name="RV1995.C2" office:value-type="string">
            <text:p text:style-name="P53"><text:span text:style-name="T45">Abraham respondió:</text:span></text:p>
            <text:p text:style-name="P53"><text:span text:style-name="T45">—Dios proveerá el cordero para el holocausto, hijo mío.</text:span></text:p>
            <text:p text:style-name="P53"><text:span text:style-name="T45">E iban juntos.</text:span></text:p>
          </table:table-cell>
          <table:table-cell table:style-name="RV1995.D2" office:value-type="string">
            <text:p text:style-name="P77"><text:span text:style-name="T45">FAIL</text:span></text:p>
          </table:table-cell>
        </table:table-row>
        <table:table-row table:style-name="RV1995.1">
          <table:table-cell table:style-name="RV1995.A2" office:value-type="float" office:value="0">
            <text:p text:style-name="P120"><text:span text:style-name="T22">Isaiah 14:12</text:span></text:p>
          </table:table-cell>
          <table:table-cell table:style-name="RV1995.B3" office:value-type="string">
            <text:p text:style-name="P30">How art thou fallen from heaven, O Lucifer, son of the morning! <text:span text:style-name="T3">how</text:span> art thou cut down to the ground, which didst weaken the nations!</text:p>
          </table:table-cell>
          <table:table-cell table:style-name="RV1995.C3" office:value-type="string">
            <text:p text:style-name="P53"><text:span text:style-name="T45">¡Cómo caíste del cielo, Lucero, hijo de la mañana! <text:s/>Derribado fuiste a tierra, tú que debilitabas a las naciones.</text:span></text:p>
          </table:table-cell>
          <table:table-cell table:style-name="RV1995.D3" office:value-type="string">
            <text:p text:style-name="P77"><text:span text:style-name="T45">Pass</text:span></text:p>
          </table:table-cell>
        </table:table-row>
        <table:table-row table:style-name="RV1995.1">
          <table:table-cell table:style-name="RV1995.A2" office:value-type="float" office:value="0">
            <text:p text:style-name="P120"><text:span text:style-name="T6">Daniel 3:25</text:span></text:p>
          </table:table-cell>
          <table:table-cell table:style-name="RV1995.B4" office:value-type="string">
            <text:p text:style-name="P30">He answered and said, Lo, I see four men loose, walking in the midst of the fire, and they have no hurt; and the form of the fourth is like the Son of God.</text:p>
          </table:table-cell>
          <table:table-cell table:style-name="RV1995.C4" office:value-type="string">
            <text:p text:style-name="P53"><text:span text:style-name="T45">Y él dijo:</text:span></text:p>
            <text:p text:style-name="P53"><text:span text:style-name="T45">—Sin embargo, yo veo cuatro hombres sueltos, que se pasean en medio del fuego sin sufrir ningún daño; y el aspecto del cuarto es semejante a un hijo de los dioses.</text:span></text:p>
          </table:table-cell>
          <table:table-cell table:style-name="RV1995.D4" office:value-type="string">
            <text:p text:style-name="P77"><text:span text:style-name="T45">FAIL</text:span></text:p>
          </table:table-cell>
        </table:table-row>
        <table:table-row table:style-name="RV1995.1">
          <table:table-cell table:style-name="RV1995.A2" office:value-type="float" office:value="0">
            <text:p text:style-name="P120"><text:span text:style-name="T22">Matthew 5:44</text:span></text:p>
          </table:table-cell>
          <table:table-cell table:style-name="RV1995.B5" office:value-type="string">
            <text:p text:style-name="P36">But I say unto you, Love your enemies, bless them that curse you, do good to them that hate you, and pray for them which despitefully use you, and persecute you;</text:p>
          </table:table-cell>
          <table:table-cell table:style-name="RV1995.C5" office:value-type="string">
            <text:p text:style-name="P53"><text:span text:style-name="T45">Pero yo os digo: Amad a vuestros enemigos, bendecid a los que os maldicen, haced bien a los que os odian y orad por los que os ultrajan y os persiguen,</text:span></text:p>
          </table:table-cell>
          <table:table-cell table:style-name="RV1995.D5" office:value-type="string">
            <text:p text:style-name="P77"><text:span text:style-name="T45">Pass</text:span></text:p>
          </table:table-cell>
        </table:table-row>
        <table:table-row table:style-name="RV1995.1">
          <table:table-cell table:style-name="RV1995.A2" office:value-type="float" office:value="0">
            <text:p text:style-name="P120"><text:span text:style-name="T22">Matthew 17:21</text:span></text:p>
          </table:table-cell>
          <table:table-cell table:style-name="RV1995.B6" office:value-type="string">
            <text:p text:style-name="P36">Howbeit this kind goeth not out but by prayer and fasting.</text:p>
          </table:table-cell>
          <table:table-cell table:style-name="RV1995.C6" office:value-type="string">
            <text:p text:style-name="P53"><text:span text:style-name="T45">Pero este género no sale sino con oración y ayuno.</text:span></text:p>
          </table:table-cell>
          <table:table-cell table:style-name="RV1995.D6" office:value-type="string">
            <text:p text:style-name="P77"><text:span text:style-name="T45">Pass</text:span></text:p>
          </table:table-cell>
        </table:table-row>
        <table:table-row table:style-name="RV1995.1">
          <table:table-cell table:style-name="RV1995.A2" office:value-type="float" office:value="0">
            <text:p text:style-name="P120"><text:span text:style-name="T22">Matthew 18:11</text:span></text:p>
          </table:table-cell>
          <table:table-cell table:style-name="RV1995.B7" office:value-type="string">
            <text:p text:style-name="P36">For the Son of man is come to save that which was lost.</text:p>
          </table:table-cell>
          <table:table-cell table:style-name="RV1995.C7" office:value-type="string">
            <text:p text:style-name="P53"><text:span text:style-name="T45">porque el Hijo del hombre ha venido para salvar lo que se había perdido.</text:span></text:p>
          </table:table-cell>
          <table:table-cell table:style-name="RV1995.D7" office:value-type="string">
            <text:p text:style-name="P77"><text:span text:style-name="T45">Pass</text:span></text:p>
          </table:table-cell>
        </table:table-row>
        <table:table-row table:style-name="RV1995.1">
          <table:table-cell table:style-name="RV1995.A2" office:value-type="float" office:value="0">
            <text:p text:style-name="P120"><text:span text:style-name="T22">Matthew 27:2</text:span></text:p>
          </table:table-cell>
          <table:table-cell table:style-name="RV1995.B8" office:value-type="string">
            <text:p text:style-name="P24"><text:span text:style-name="T7">And when they had bound him, they led </text:span><text:span text:style-name="T8">him</text:span> <text:span text:style-name="T7">away, and delivered him to Pontius Pilate the governor.</text:span></text:p>
          </table:table-cell>
          <table:table-cell table:style-name="RV1995.C8" office:value-type="string">
            <text:p text:style-name="P53"><text:span text:style-name="T45">Lo llevaron atado y lo entregaron a Poncio Pilato, el gobernador.</text:span></text:p>
          </table:table-cell>
          <table:table-cell table:style-name="RV1995.D8" office:value-type="string">
            <text:p text:style-name="P77"><text:span text:style-name="T45">Pass</text:span></text:p>
          </table:table-cell>
        </table:table-row>
        <text:soft-page-break/>
        <table:table-row table:style-name="RV1995.1">
          <table:table-cell table:style-name="RV1995.A2" office:value-type="float" office:value="0">
            <text:p text:style-name="P120"><text:span text:style-name="T24">Matthew 27:35</text:span></text:p>
          </table:table-cell>
          <table:table-cell table:style-name="RV1995.B9" office:value-type="string">
            <text:p text:style-name="P30">And they crucified him, and parted his garments, casting lots: that it might be fulfilled which was spoken by the prophet, They parted my garments among them, and upon my vesture did they cast lots.</text:p>
          </table:table-cell>
          <table:table-cell table:style-name="RV1995.C9" office:value-type="string">
            <text:p text:style-name="P53"><text:span text:style-name="T45">Cuando lo hubieron crucificado, repartieron entre sí sus vestidos, echando suertes, para que se cumpliera lo dicho por el profeta: «Repartieron entre sí mis vestidos, y sobre mi ropa echaron suertes.»</text:span></text:p>
          </table:table-cell>
          <table:table-cell table:style-name="RV1995.D9" office:value-type="string">
            <text:p text:style-name="P77"><text:span text:style-name="T45">Pass</text:span></text:p>
          </table:table-cell>
        </table:table-row>
        <table:table-row table:style-name="RV1995.1">
          <table:table-cell table:style-name="RV1995.A2" office:value-type="float" office:value="0">
            <text:p text:style-name="P120"><text:span text:style-name="T24">Mark 3:15</text:span></text:p>
          </table:table-cell>
          <table:table-cell table:style-name="RV1995.B10" office:value-type="string">
            <text:p text:style-name="P30">And to have power to heal sicknesses, and to cast out devils:</text:p>
          </table:table-cell>
          <table:table-cell table:style-name="RV1995.C10" office:value-type="string">
            <text:p text:style-name="P53"><text:span text:style-name="T45">y que tuvieran autoridad para sanar enfermedades y para echar fuera demonios:</text:span></text:p>
          </table:table-cell>
          <table:table-cell table:style-name="RV1995.D10" office:value-type="string">
            <text:p text:style-name="P77"><text:span text:style-name="T45">Pass</text:span></text:p>
          </table:table-cell>
        </table:table-row>
        <table:table-row table:style-name="RV1995.1">
          <table:table-cell table:style-name="RV1995.A2" office:value-type="float" office:value="0">
            <text:p text:style-name="P120"><text:span text:style-name="T24">Mark 7:16</text:span></text:p>
          </table:table-cell>
          <table:table-cell table:style-name="RV1995.B11" office:value-type="string">
            <text:p text:style-name="P24"><text:span text:style-name="T26">If</text:span><text:span text:style-name="T25"> </text:span><text:span text:style-name="T26">any man have ears to hear, let him hear.</text:span></text:p>
          </table:table-cell>
          <table:table-cell table:style-name="RV1995.C11" office:value-type="string">
            <text:p text:style-name="P53"><text:span text:style-name="T45">Si alguno tiene oídos para oír, oiga.</text:span></text:p>
          </table:table-cell>
          <table:table-cell table:style-name="RV1995.D11" office:value-type="string">
            <text:p text:style-name="P77"><text:span text:style-name="T45">Pass</text:span></text:p>
          </table:table-cell>
        </table:table-row>
        <table:table-row table:style-name="RV1995.1">
          <table:table-cell table:style-name="RV1995.A2" office:value-type="float" office:value="0">
            <text:p text:style-name="P120"><text:span text:style-name="T28">Luke 7:28</text:span></text:p>
          </table:table-cell>
          <table:table-cell table:style-name="RV1995.B12" office:value-type="string">
            <text:p text:style-name="P36">For I say unto you, Among those that are born of women there is not a greater prophet than John the Baptist: but he that is least in the kingdom of God is greater than he.</text:p>
          </table:table-cell>
          <table:table-cell table:style-name="RV1995.C12" office:value-type="string">
            <text:p text:style-name="P53"><text:span text:style-name="T45">»Os digo que entre los nacidos de mujeres no hay mayor profeta que Juan el Bautista; y, sin embargo, el más pequeño en el reino de Dios es mayor que él.</text:span></text:p>
          </table:table-cell>
          <table:table-cell table:style-name="RV1995.D12" office:value-type="string">
            <text:p text:style-name="P77"><text:span text:style-name="T45">Pass</text:span></text:p>
          </table:table-cell>
        </table:table-row>
        <table:table-row table:style-name="RV1995.1">
          <table:table-cell table:style-name="RV1995.A2" office:value-type="float" office:value="0">
            <text:p text:style-name="P120"><text:span text:style-name="T28">Luke 9:55</text:span></text:p>
          </table:table-cell>
          <table:table-cell table:style-name="RV1995.B13" office:value-type="string">
            <text:p text:style-name="P24"><text:span text:style-name="T7">But he turned, and rebuked them, and said, </text:span><text:span text:style-name="T26">Ye know not what manner of spirit ye are of.</text:span></text:p>
          </table:table-cell>
          <table:table-cell table:style-name="RV1995.C13" office:value-type="string">
            <text:p text:style-name="P53"><text:span text:style-name="T45">Entonces, volviéndose él, los reprendió diciendo:</text:span></text:p>
            <text:p text:style-name="P53"><text:span text:style-name="T45">—Vosotros no sabéis de qué espíritu sois,</text:span></text:p>
          </table:table-cell>
          <table:table-cell table:style-name="RV1995.D13" office:value-type="string">
            <text:p text:style-name="P77"><text:span text:style-name="T45">Pass</text:span></text:p>
          </table:table-cell>
        </table:table-row>
        <table:table-row table:style-name="RV1995.1">
          <table:table-cell table:style-name="RV1995.A2" office:value-type="float" office:value="0">
            <text:p text:style-name="P120"><text:span text:style-name="T28">Luke 9:56</text:span></text:p>
          </table:table-cell>
          <table:table-cell table:style-name="RV1995.B14" office:value-type="string">
            <text:p text:style-name="P24"><text:span text:style-name="T26">For the Son of man is not come to destroy men's lives, but to save </text:span><text:span text:style-name="T27">them</text:span><text:span text:style-name="T26">. And they went to another village.</text:span></text:p>
          </table:table-cell>
          <table:table-cell table:style-name="RV1995.C14" office:value-type="string">
            <text:p text:style-name="P54"><text:span text:style-name="T46">porque el Hijo del hombre no ha venido para perder las almas de los hombres, sino para salvarlas. <text:s/>Y se fueron a otra aldea.</text:span></text:p>
          </table:table-cell>
          <table:table-cell table:style-name="RV1995.D14" office:value-type="string">
            <text:p text:style-name="P78"><text:span text:style-name="T46">Pass</text:span></text:p>
          </table:table-cell>
        </table:table-row>
        <table:table-row table:style-name="RV1995.1">
          <table:table-cell table:style-name="RV1995.A2" office:value-type="float" office:value="0">
            <text:p text:style-name="P120"><text:span text:style-name="T28">Luke 22:14</text:span></text:p>
          </table:table-cell>
          <table:table-cell table:style-name="RV1995.B15" office:value-type="string">
            <text:p text:style-name="P30">And when the hour was come, he sat down, and the twelve apostles with him.</text:p>
          </table:table-cell>
          <table:table-cell table:style-name="RV1995.C15" office:value-type="string">
            <text:p text:style-name="P54"><text:span text:style-name="T46">Cuando era la hora se sentó a la mesa, y con él los apóstoles.</text:span></text:p>
          </table:table-cell>
          <table:table-cell table:style-name="RV1995.D15" office:value-type="string">
            <text:p text:style-name="P78"><text:span text:style-name="T46">FAIL</text:span></text:p>
          </table:table-cell>
        </table:table-row>
        <table:table-row table:style-name="RV1995.1">
          <table:table-cell table:style-name="RV1995.A2" office:value-type="float" office:value="0">
            <text:p text:style-name="P120"><text:span text:style-name="T29">Luke 23:38</text:span></text:p>
          </table:table-cell>
          <table:table-cell table:style-name="RV1995.B16" office:value-type="string">
            <text:p text:style-name="P30">And a superscription also was written over him in letters of Greek, and Latin, and Hebrew, THIS IS THE KING OF THE JEWS.</text:p>
          </table:table-cell>
          <table:table-cell table:style-name="RV1995.C16" office:value-type="string">
            <text:p text:style-name="P54"><text:span text:style-name="T46">Había también sobre él un título escrito con letras griegas, latinas y hebreas: «Éste es el Rey de los judíos».</text:span></text:p>
          </table:table-cell>
          <table:table-cell table:style-name="RV1995.D16" office:value-type="string">
            <text:p text:style-name="P78"><text:span text:style-name="T46">Pass</text:span></text:p>
          </table:table-cell>
        </table:table-row>
        <text:soft-page-break/>
        <table:table-row table:style-name="RV1995.1">
          <table:table-cell table:style-name="RV1995.A2" office:value-type="float" office:value="0">
            <text:p text:style-name="P120"><text:span text:style-name="T29">Luke 24:42</text:span></text:p>
          </table:table-cell>
          <table:table-cell table:style-name="RV1995.B17" office:value-type="string">
            <text:p text:style-name="P30">And they gave him a piece of a broiled fish, and of an honeycomb.</text:p>
          </table:table-cell>
          <table:table-cell table:style-name="RV1995.C17" office:value-type="string">
            <text:p text:style-name="P54"><text:span text:style-name="T46">Entonces le dieron un trozo de pescado asado y un panal de miel.</text:span></text:p>
          </table:table-cell>
          <table:table-cell table:style-name="RV1995.D17" office:value-type="string">
            <text:p text:style-name="P78"><text:span text:style-name="T46">Pass</text:span></text:p>
          </table:table-cell>
        </table:table-row>
        <table:table-row table:style-name="RV1995.1">
          <table:table-cell table:style-name="RV1995.A2" office:value-type="float" office:value="0">
            <text:p text:style-name="P120"><text:span text:style-name="T29">John 3:13</text:span></text:p>
          </table:table-cell>
          <table:table-cell table:style-name="RV1995.B18" office:value-type="string">
            <text:p text:style-name="P24"><text:span text:style-name="T26">And no man hath ascended up to heaven, but he that came down from heaven, </text:span><text:span text:style-name="T27">even</text:span><text:span text:style-name="T25"> </text:span><text:span text:style-name="T26">the Son of man which is in heaven.</text:span></text:p>
          </table:table-cell>
          <table:table-cell table:style-name="RV1995.C18" office:value-type="string">
            <text:p text:style-name="P54"><text:span text:style-name="T46">Nadie subió al cielo sino el que descendió del cielo, el Hijo del hombre, que está en el cielo.</text:span></text:p>
          </table:table-cell>
          <table:table-cell table:style-name="RV1995.D18" office:value-type="string">
            <text:p text:style-name="P78"><text:span text:style-name="T46">Pass</text:span></text:p>
          </table:table-cell>
        </table:table-row>
        <table:table-row table:style-name="RV1995.1">
          <table:table-cell table:style-name="RV1995.A2" office:value-type="float" office:value="0">
            <text:p text:style-name="P120"><text:span text:style-name="T29">John 5:4</text:span></text:p>
          </table:table-cell>
          <table:table-cell table:style-name="RV1995.B19" office:value-type="string">
            <text:p text:style-name="P30">For an angel went down at a certain season into the pool, and troubled the water: whosoever then first after the troubling of the water stepped in was made whole of whatsoever disease he had.</text:p>
          </table:table-cell>
          <table:table-cell table:style-name="RV1995.C19" office:value-type="string">
            <text:p text:style-name="P54"><text:span text:style-name="T46">porque un ángel descendía de tiempo en tiempo al estanque y agitaba el agua; el que primero descendía al estanque después del movimiento del agua quedaba sano de cualquier enfermedad que tuviera.</text:span></text:p>
          </table:table-cell>
          <table:table-cell table:style-name="RV1995.D19" office:value-type="string">
            <text:p text:style-name="P78"><text:span text:style-name="T46">Pass</text:span></text:p>
          </table:table-cell>
        </table:table-row>
        <table:table-row table:style-name="RV1995.1">
          <table:table-cell table:style-name="RV1995.A2" office:value-type="float" office:value="0">
            <text:p text:style-name="P120"><text:span text:style-name="T29">John 7:50</text:span></text:p>
          </table:table-cell>
          <table:table-cell table:style-name="RV1995.B20" office:value-type="string">
            <text:p text:style-name="P30">Nicodemus saith unto them, (he that came to Jesus by night, being one of them,)</text:p>
          </table:table-cell>
          <table:table-cell table:style-name="RV1995.C20" office:value-type="string">
            <text:p text:style-name="P54"><text:span text:style-name="T46">Les dijo Nicodemo, el que vino a él de noche, el cual era uno de ellos:</text:span></text:p>
          </table:table-cell>
          <table:table-cell table:style-name="RV1995.D20" office:value-type="string">
            <text:p text:style-name="P78"><text:span text:style-name="T46">Pass</text:span></text:p>
          </table:table-cell>
        </table:table-row>
        <table:table-row table:style-name="RV1995.1">
          <table:table-cell table:style-name="RV1995.A2" office:value-type="float" office:value="0">
            <text:p text:style-name="P120"><text:span text:style-name="T30">Acts 8:37</text:span></text:p>
          </table:table-cell>
          <table:table-cell table:style-name="RV1995.B21" office:value-type="string">
            <text:p text:style-name="P30">And Philip said, If thou believest with all thine heart, thou mayest. And he answered and said, I believe that Jesus Christ is the Son of God.</text:p>
          </table:table-cell>
          <table:table-cell table:style-name="RV1995.C21" office:value-type="string">
            <text:p text:style-name="P54"><text:span text:style-name="T46">Felipe dijo:</text:span></text:p>
            <text:p text:style-name="P54"><text:span text:style-name="T46">—Si crees de todo corazón, bien puedes.</text:span></text:p>
            <text:p text:style-name="P54"><text:span text:style-name="T46">Él respondiendo, dijo:</text:span></text:p>
            <text:p text:style-name="P54"><text:span text:style-name="T46">—Creo que Jesucristo es el Hijo de Dios.</text:span></text:p>
          </table:table-cell>
          <table:table-cell table:style-name="RV1995.D21" office:value-type="string">
            <text:p text:style-name="P78"><text:span text:style-name="T46">Pass</text:span></text:p>
          </table:table-cell>
        </table:table-row>
        <table:table-row table:style-name="RV1995.1">
          <table:table-cell table:style-name="RV1995.A2" office:value-type="float" office:value="0">
            <text:p text:style-name="P120"><text:span text:style-name="T30">Acts 9:6</text:span></text:p>
          </table:table-cell>
          <table:table-cell table:style-name="RV1995.B22" office:value-type="string">
            <text:p text:style-name="P24"><text:span text:style-name="T7">And he trembling and astonished said, Lord, what wilt thou have me to do? And the Lord </text:span><text:span text:style-name="T8">said</text:span> <text:span text:style-name="T7">unto him, </text:span><text:span text:style-name="T26">Arise, and go into the city, and it shall be told thee what thou must do.</text:span></text:p>
          </table:table-cell>
          <table:table-cell table:style-name="RV1995.C22" office:value-type="string">
            <text:p text:style-name="P54"><text:span text:style-name="T46">Él, temblando y temeroso, dijo:</text:span></text:p>
            <text:p text:style-name="P54"><text:span text:style-name="T46">—Señor, ¿qué quieres que yo haga?</text:span></text:p>
            <text:p text:style-name="P54"><text:span text:style-name="T46">El Señor le dijo:</text:span></text:p>
            <text:p text:style-name="P54"><text:span text:style-name="T46">—Levántate y entra en la ciudad, y allí se te dirá lo que debes hacer.</text:span></text:p>
          </table:table-cell>
          <table:table-cell table:style-name="RV1995.D22" office:value-type="string">
            <text:p text:style-name="P78"><text:span text:style-name="T46">Pass</text:span></text:p>
          </table:table-cell>
        </table:table-row>
        <table:table-row table:style-name="RV1995.1">
          <table:table-cell table:style-name="RV1995.A2" office:value-type="float" office:value="0">
            <text:p text:style-name="P120"><text:span text:style-name="T30">Acts 15:34</text:span></text:p>
          </table:table-cell>
          <table:table-cell table:style-name="RV1995.B23" office:value-type="string">
            <text:p text:style-name="P30">Notwithstanding it pleased Silas to abide there still.</text:p>
          </table:table-cell>
          <table:table-cell table:style-name="RV1995.C23" office:value-type="string">
            <text:p text:style-name="P54"><text:span text:style-name="T46">Sin embargo, a Silas le pareció bien quedarse allí.</text:span></text:p>
          </table:table-cell>
          <table:table-cell table:style-name="RV1995.D23" office:value-type="string">
            <text:p text:style-name="P78"><text:span text:style-name="T46">Pass</text:span></text:p>
          </table:table-cell>
        </table:table-row>
        <text:soft-page-break/>
        <table:table-row table:style-name="RV1995.1">
          <table:table-cell table:style-name="RV1995.A2" office:value-type="float" office:value="0">
            <text:p text:style-name="P120"><text:span text:style-name="T30">Acts 24:6-8</text:span></text:p>
          </table:table-cell>
          <table:table-cell table:style-name="RV1995.B24" office:value-type="string">
            <text:p text:style-name="P42"><text:span text:style-name="T23">Who also hath gone about to profane the temple: whom we took, and would have judged according to our law. </text:span><text:span text:style-name="T32">But the chief captain Lysias came </text:span><text:span text:style-name="T33">upon us</text:span><text:span text:style-name="T32">, and with great violence took </text:span><text:span text:style-name="T33">him</text:span><text:span text:style-name="T31"> </text:span><text:span text:style-name="T32">away out of our hands, Commanding his accusers to come unto thee: by examining of whom thyself mayest take knowledge of all these things, whereof we accuse him.</text:span></text:p>
          </table:table-cell>
          <table:table-cell table:style-name="RV1995.C24" office:value-type="string">
            <text:p text:style-name="P54"><text:span text:style-name="T46">Intentó también profanar el Templo, así que lo prendimos y quisimos juzgarlo conforme a nuestra Ley. Pero interviniendo el comandante Lisias, con gran violencia lo quitó de nuestras manos, mandando a sus acusadores que vinieran a ti. Tú mismo, pues, al juzgarlo, podrás informarte de todas estas cosas de que lo acusamos.</text:span></text:p>
          </table:table-cell>
          <table:table-cell table:style-name="RV1995.D24" office:value-type="string">
            <text:p text:style-name="P78"><text:span text:style-name="T46">Pass</text:span></text:p>
          </table:table-cell>
        </table:table-row>
        <table:table-row table:style-name="RV1995.1">
          <table:table-cell table:style-name="RV1995.A2" office:value-type="float" office:value="0">
            <text:p text:style-name="P120"><text:span text:style-name="T30">Romans </text:span><text:span text:style-name="T42">8:1</text:span></text:p>
          </table:table-cell>
          <table:table-cell table:style-name="RV1995.B26" office:value-type="string">
            <text:p text:style-name="P24"><text:span text:style-name="T8">There is</text:span> <text:span text:style-name="T7">therefore now no condemnation to them which are in Christ Jesus, who walk not after the flesh, but after the Spirit.</text:span></text:p>
          </table:table-cell>
          <table:table-cell table:style-name="RV1995.C26" office:value-type="string">
            <text:p text:style-name="P54"><text:span text:style-name="T46">Ahora, pues, ninguna condenación hay para los que están en Cristo Jesús, los que no andan conforme a la carne, sino conforme al Espíritu,</text:span></text:p>
          </table:table-cell>
          <table:table-cell table:style-name="RV1995.D26" office:value-type="string">
            <text:p text:style-name="P78"><text:span text:style-name="T46">Pass</text:span></text:p>
          </table:table-cell>
        </table:table-row>
        <table:table-row table:style-name="RV1995.1">
          <table:table-cell table:style-name="RV1995.A2" office:value-type="float" office:value="0">
            <text:p text:style-name="P120"><text:span text:style-name="T30">Romans 16:24</text:span></text:p>
          </table:table-cell>
          <table:table-cell table:style-name="RV1995.B26" office:value-type="string">
            <text:p text:style-name="P24"><text:span text:style-name="T7">The grace of our Lord Jesus Christ </text:span><text:span text:style-name="T8">be</text:span> <text:span text:style-name="T7">with you all. Amen.</text:span></text:p>
          </table:table-cell>
          <table:table-cell table:style-name="RV1995.C26" office:value-type="string">
            <text:p text:style-name="P54"><text:span text:style-name="T46">La gracia de nuestro Señor Jesucristo sea con todos vosotros. Amén.</text:span></text:p>
          </table:table-cell>
          <table:table-cell table:style-name="RV1995.D26" office:value-type="string">
            <text:p text:style-name="P78"><text:span text:style-name="T46">Pass</text:span></text:p>
          </table:table-cell>
        </table:table-row>
        <table:table-row table:style-name="RV1995.1">
          <table:table-cell table:style-name="RV1995.A2" office:value-type="float" office:value="0">
            <text:p text:style-name="P120"><text:span text:style-name="T30">1 Timothy 3:16</text:span></text:p>
          </table:table-cell>
          <table:table-cell table:style-name="RV1995.B27" office:value-type="string">
            <text:p text:style-name="P30">And without controversy great is the mystery of godliness: God was manifest in the flesh, justified in the Spirit, seen of angels, preached unto the Gentiles, believed on in the world, received up into glory.</text:p>
          </table:table-cell>
          <table:table-cell table:style-name="RV1995.C27" office:value-type="string">
            <text:p text:style-name="P54"><text:span text:style-name="T46">Indiscutiblemente, grande es el misterio de la piedad: Dios fue manifestado en carne, justificado en el Espíritu, visto de los ángeles, predicado a los gentiles, creído en el mundo, recibido arriba en gloria.</text:span></text:p>
          </table:table-cell>
          <table:table-cell table:style-name="RV1995.D27" office:value-type="string">
            <text:p text:style-name="P78"><text:span text:style-name="T46">Pass</text:span></text:p>
          </table:table-cell>
        </table:table-row>
        <table:table-row table:style-name="RV1995.1">
          <table:table-cell table:style-name="RV1995.A2" office:value-type="float" office:value="0">
            <text:p text:style-name="P120"><text:span text:style-name="T34">1 Peter 4:14</text:span></text:p>
          </table:table-cell>
          <table:table-cell table:style-name="RV1995.B28" office:value-type="string">
            <text:p text:style-name="P24"><text:span text:style-name="T7">If ye be reproached for the name of Christ, happy </text:span><text:span text:style-name="T8">are ye</text:span><text:span text:style-name="T7">; for the spirit of glory and of God resteth upon you: on their part he is evil spoken of, but on your part he is glorified.</text:span></text:p>
          </table:table-cell>
          <table:table-cell table:style-name="RV1995.C28" office:value-type="string">
            <text:p text:style-name="P54"><text:span text:style-name="T46">Si sois ultrajados por el nombre de Cristo, sois bienaventurados, porque el glorioso Espíritu de Dios reposa sobre vosotros. Ciertamente, por lo que hace a ellos, él es blasfemado, pero por vosotros es glorificado.</text:span></text:p>
          </table:table-cell>
          <table:table-cell table:style-name="RV1995.D28" office:value-type="string">
            <text:p text:style-name="P78"><text:span text:style-name="T46">Pass</text:span></text:p>
          </table:table-cell>
        </table:table-row>
        <text:soft-page-break/>
        <table:table-row table:style-name="RV1995.1">
          <table:table-cell table:style-name="RV1995.A2" office:value-type="float" office:value="0">
            <text:p text:style-name="P120"><text:span text:style-name="T34">1 John 5:7</text:span></text:p>
          </table:table-cell>
          <table:table-cell table:style-name="RV1995.B29" office:value-type="string">
            <text:p text:style-name="P30">For there are three that bear record in heaven, the Father, the Word, and the Holy Ghost: and these three are one.</text:p>
          </table:table-cell>
          <table:table-cell table:style-name="RV1995.C29" office:value-type="string">
            <text:p text:style-name="P54"><text:span text:style-name="T46">Tres son los que dan testimonio en el cielo: el Padre, el Verbo y el Espíritu Santo; y estos tres son uno.</text:span></text:p>
          </table:table-cell>
          <table:table-cell table:style-name="RV1995.D29" office:value-type="string">
            <text:p text:style-name="P78"><text:span text:style-name="T46">Pass</text:span></text:p>
          </table:table-cell>
        </table:table-row>
        <table:table-row table:style-name="RV1995.1">
          <table:table-cell table:style-name="RV1995.A2" office:value-type="float" office:value="0">
            <text:p text:style-name="P120"><text:span text:style-name="T35">Revelation 1:11</text:span></text:p>
          </table:table-cell>
          <table:table-cell table:style-name="RV1995.B30" office:value-type="string">
            <text:p text:style-name="P24"><text:span text:style-name="T7">Saying, </text:span><text:span text:style-name="T26">I am Alpha and Omega, the first and the last: and, What thou seest, write in a book, and send </text:span><text:span text:style-name="T27">it</text:span><text:span text:style-name="T25"> </text:span><text:span text:style-name="T26">unto the seven churches which are in Asia; unto Ephesus, and unto Smyrna, and unto Pergamos, and unto Thyatira, and unto Sardis, and unto Philadelphia, and unto Laodicea.</text:span></text:p>
          </table:table-cell>
          <table:table-cell table:style-name="RV1995.C30" office:value-type="string">
            <text:p text:style-name="P54"><text:span text:style-name="T46">que decía: «Yo soy el Alfa y la Omega, el primero y el último. Escribe en un libro lo que ves y envíalo a las siete iglesias que están en Asia: a Éfeso, Esmirna, Pérgamo, Tiatira, Sardis, Filadelfia y Laodicea.»</text:span></text:p>
          </table:table-cell>
          <table:table-cell table:style-name="RV1995.D30" office:value-type="string">
            <text:p text:style-name="P78"><text:span text:style-name="T46">Pass</text:span></text:p>
          </table:table-cell>
        </table:table-row>
        <table:table-row table:style-name="RV1995.1">
          <table:table-cell table:style-name="RV1995.A2">
            <text:p text:style-name="P120"/>
          </table:table-cell>
          <table:table-cell table:style-name="RV1995.B31">
            <text:p text:style-name="P77"/>
          </table:table-cell>
          <table:table-cell table:style-name="RV1995.B31">
            <text:p text:style-name="P53"/>
          </table:table-cell>
          <table:table-cell table:style-name="RV1995.D31" office:value-type="string">
            <text:p text:style-name="P86"><text:span text:style-name="T41">FAIL<text:line-break/>(89%)</text:span></text:p>
          </table:table-cell>
        </table:table-row>
      </table:table>
      <text:p text:style-name="P15"><text:span text:style-name="T36"/></text:p>
      <text:p text:style-name="P15"><text:span text:style-name="T36"/></text:p>
      <text:p text:style-name="P15"><text:span text:style-name="T36"/></text:p>
      <text:h text:style-name="P65" text:outline-level="2"><text:span text:style-name="T47">Sagradas Escrituras Version Antigua (1569)</text:span></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float" office:value="0">
              <text:p text:style-name="P6"><text:span text:style-name="T37">Passage</text:span></text:p>
            </table:table-cell>
            <table:table-cell table:style-name="Table1.B1" office:value-type="float" office:value="0">
              <text:p text:style-name="P6"><text:span text:style-name="T37">King James</text:span></text:p>
            </table:table-cell>
            <table:table-cell table:style-name="Table1.B1" office:value-type="float" office:value="0">
              <text:p text:style-name="P6"><text:span text:style-name="T47">Sagradas Escrituras Antigua 1569</text:span></text:p>
            </table:table-cell>
            <table:table-cell table:style-name="Table1.D1" office:value-type="float" office:value="0">
              <text:p text:style-name="P6"><text:span text:style-name="T37">Pass/Fail</text:span></text:p>
            </table:table-cell>
          </table:table-row>
        </table:table-header-rows>
        <table:table-row table:style-name="Table1.1">
          <table:table-cell table:style-name="Table1.A2" office:value-type="float" office:value="0">
            <text:p text:style-name="P121"><text:span text:style-name="T6">Genesis 22:8</text:span></text:p>
          </table:table-cell>
          <table:table-cell table:style-name="Table1.B2" office:value-type="string">
            <text:p text:style-name="P25"><text:span text:style-name="T7">And</text:span> <text:span text:style-name="T7">Abraham said, My son, God will provide himself a lamb for a burnt offering: so they went both of them together.</text:span></text:p>
          </table:table-cell>
          <table:table-cell table:style-name="Table1.C2" office:value-type="string">
            <text:p text:style-name="P55"><text:span text:style-name="T47">Y respondió Abraham: Dios proveerá para si cordero para el holocausto, hijo mío. E iban juntos. </text:span></text:p>
          </table:table-cell>
          <table:table-cell table:style-name="Table1.D2" office:value-type="string">
            <text:p text:style-name="P79"><text:span text:style-name="T47">Pass</text:span></text:p>
          </table:table-cell>
        </table:table-row>
        <table:table-row table:style-name="Table1.1">
          <table:table-cell table:style-name="Table1.A2" office:value-type="float" office:value="0">
            <text:p text:style-name="P121"><text:span text:style-name="T22">Isaiah 14:12</text:span></text:p>
          </table:table-cell>
          <table:table-cell table:style-name="Table1.B3" office:value-type="string">
            <text:p text:style-name="P31">How art thou fallen from heaven, O Lucifer, son of the morning! <text:span text:style-name="T3">how</text:span> art thou cut down to the ground, which didst weaken the nations!</text:p>
          </table:table-cell>
          <table:table-cell table:style-name="Table1.C3" office:value-type="string">
            <text:p text:style-name="P55"><text:span text:style-name="T47">Cómo caíste del cielo, oh Lucero, hijo de la mañana! Cortado fuiste por tierra, el que echabas suerte sobre los gentiles.</text:span></text:p>
          </table:table-cell>
          <table:table-cell table:style-name="Table1.D3" office:value-type="string">
            <text:p text:style-name="P79"><text:span text:style-name="T47">Pass</text:span></text:p>
          </table:table-cell>
        </table:table-row>
        <table:table-row table:style-name="Table1.1">
          <table:table-cell table:style-name="Table1.A2" office:value-type="float" office:value="0">
            <text:p text:style-name="P121"><text:span text:style-name="T6">Daniel 3:25</text:span></text:p>
          </table:table-cell>
          <table:table-cell table:style-name="Table1.B4" office:value-type="string">
            <text:p text:style-name="P31">He answered and said, Lo, I see four men loose, walking in the midst of the fire, and they have no hurt; and the form of the fourth is like the Son of God.</text:p>
          </table:table-cell>
          <table:table-cell table:style-name="Table1.C4" office:value-type="string">
            <text:p text:style-name="P55"><text:span text:style-name="T47">Respondió él y dijo: He aquí que yo veo cuatro varones sueltos, que se pasean en medio del fuego, y ningún daño hay en ellos; y el parecer del cuarto es semejante a hijo de Dios. </text:span></text:p>
          </table:table-cell>
          <table:table-cell table:style-name="Table1.D4" office:value-type="string">
            <text:p text:style-name="P79"><text:span text:style-name="T47">Pass</text:span></text:p>
          </table:table-cell>
        </table:table-row>
        <table:table-row table:style-name="Table1.1">
          <table:table-cell table:style-name="Table1.A2" office:value-type="float" office:value="0">
            <text:p text:style-name="P121"><text:span text:style-name="T22">Matthew 5:44</text:span></text:p>
          </table:table-cell>
          <table:table-cell table:style-name="Table1.B5" office:value-type="string">
            <text:p text:style-name="P37">But I say unto you, Love your enemies, bless them that curse you, do good to them that hate you, and pray for them which despitefully use you, and persecute you;</text:p>
          </table:table-cell>
          <table:table-cell table:style-name="Table1.C5" office:value-type="string">
            <text:p text:style-name="P55"><text:span text:style-name="T47">Mas yo os digo: Amad a vuestros enemigos, bendecid a los que os maldicen, haced bien a los que os aborrecen, y orad por los que os calumnian y os persiguen;</text:span></text:p>
          </table:table-cell>
          <table:table-cell table:style-name="Table1.D5" office:value-type="string">
            <text:p text:style-name="P79"><text:span text:style-name="T47">Pass</text:span></text:p>
          </table:table-cell>
        </table:table-row>
        <table:table-row table:style-name="Table1.1">
          <table:table-cell table:style-name="Table1.A2" office:value-type="float" office:value="0">
            <text:p text:style-name="P121"><text:span text:style-name="T22">Matthew 17:21</text:span></text:p>
          </table:table-cell>
          <table:table-cell table:style-name="Table1.B6" office:value-type="string">
            <text:p text:style-name="P37">Howbeit this kind goeth not out but by prayer and fasting.</text:p>
          </table:table-cell>
          <table:table-cell table:style-name="Table1.C6" office:value-type="string">
            <text:p text:style-name="P55"><text:span text:style-name="T47">Mas este linaje de demonios no sale sino por oración y ayuno.</text:span></text:p>
          </table:table-cell>
          <table:table-cell table:style-name="Table1.D6" office:value-type="string">
            <text:p text:style-name="P79"><text:span text:style-name="T47">Pass</text:span></text:p>
          </table:table-cell>
        </table:table-row>
        <table:table-row table:style-name="Table1.1">
          <table:table-cell table:style-name="Table1.A2" office:value-type="float" office:value="0">
            <text:p text:style-name="P121"><text:span text:style-name="T22">Matthew 18:11</text:span></text:p>
          </table:table-cell>
          <table:table-cell table:style-name="Table1.B7" office:value-type="string">
            <text:p text:style-name="P37">For the Son of man is come to save that which was lost.</text:p>
          </table:table-cell>
          <table:table-cell table:style-name="Table1.C7" office:value-type="string">
            <text:p text:style-name="P55"><text:span text:style-name="T47">Porque el Hijo del hombre es venido para salvar lo que se había perdido.</text:span></text:p>
          </table:table-cell>
          <table:table-cell table:style-name="Table1.D7" office:value-type="string">
            <text:p text:style-name="P79"><text:span text:style-name="T47">Pass</text:span></text:p>
          </table:table-cell>
        </table:table-row>
        <table:table-row table:style-name="Table1.1">
          <table:table-cell table:style-name="Table1.A2" office:value-type="float" office:value="0">
            <text:p text:style-name="P121"><text:span text:style-name="T22">Matthew 27:2</text:span></text:p>
          </table:table-cell>
          <table:table-cell table:style-name="Table1.B8" office:value-type="string">
            <text:p text:style-name="P25"><text:span text:style-name="T7">And when they had bound him, they led </text:span><text:span text:style-name="T8">him</text:span> <text:span text:style-name="T7">away, and delivered him to Pontius Pilate the governor.</text:span></text:p>
          </table:table-cell>
          <table:table-cell table:style-name="Table1.C8" office:value-type="string">
            <text:p text:style-name="P55"><text:span text:style-name="T47">Y le llevaron atado, y le entregaron a Poncio Pilato, presidente.</text:span></text:p>
          </table:table-cell>
          <table:table-cell table:style-name="Table1.D8" office:value-type="string">
            <text:p text:style-name="P79"><text:span text:style-name="T47">OK, not perfect</text:span></text:p>
          </table:table-cell>
        </table:table-row>
        <text:soft-page-break/>
        <table:table-row table:style-name="Table1.1">
          <table:table-cell table:style-name="Table1.A2" office:value-type="float" office:value="0">
            <text:p text:style-name="P121"><text:span text:style-name="T24">Matthew 27:35</text:span></text:p>
          </table:table-cell>
          <table:table-cell table:style-name="Table1.B9" office:value-type="string">
            <text:p text:style-name="P31">And they crucified him, and parted his garments, casting lots: that it might be fulfilled which was spoken by the prophet, They parted my garments among them, and upon my vesture did they cast lots.</text:p>
          </table:table-cell>
          <table:table-cell table:style-name="Table1.C9" office:value-type="string">
            <text:p text:style-name="P55"><text:span text:style-name="T47">Y después que le hubieron crucificado, repartieron sus vestidos, echando suertes, para que se cumpliese lo que fue dicho por el profeta: Se repartieron mis vestidos, y sobre mi ropa echaron suertes.</text:span></text:p>
          </table:table-cell>
          <table:table-cell table:style-name="Table1.D9" office:value-type="string">
            <text:p text:style-name="P79"><text:span text:style-name="T47">Pass</text:span></text:p>
          </table:table-cell>
        </table:table-row>
        <table:table-row table:style-name="Table1.1">
          <table:table-cell table:style-name="Table1.A2" office:value-type="float" office:value="0">
            <text:p text:style-name="P121"><text:span text:style-name="T24">Mark 3:15</text:span></text:p>
          </table:table-cell>
          <table:table-cell table:style-name="Table1.B10" office:value-type="string">
            <text:p text:style-name="P31">And to have power to heal sicknesses, and to cast out devils:</text:p>
          </table:table-cell>
          <table:table-cell table:style-name="Table1.C10" office:value-type="string">
            <text:p text:style-name="P56"><text:span text:style-name="T48">Y que tuviesen potestad de sanar enfermedades, y de echar fuera demonios.</text:span></text:p>
          </table:table-cell>
          <table:table-cell table:style-name="Table1.D10" office:value-type="string">
            <text:p text:style-name="P80"><text:span text:style-name="T48">Pass</text:span></text:p>
          </table:table-cell>
        </table:table-row>
        <table:table-row table:style-name="Table1.1">
          <table:table-cell table:style-name="Table1.A2" office:value-type="float" office:value="0">
            <text:p text:style-name="P121"><text:span text:style-name="T24">Mark 7:16</text:span></text:p>
          </table:table-cell>
          <table:table-cell table:style-name="Table1.B11" office:value-type="string">
            <text:p text:style-name="P25"><text:span text:style-name="T26">If</text:span><text:span text:style-name="T25"> </text:span><text:span text:style-name="T26">any man have ears to hear, let him hear.</text:span></text:p>
          </table:table-cell>
          <table:table-cell table:style-name="Table1.C11" office:value-type="string">
            <text:p text:style-name="P56"><text:span text:style-name="T48"><text:s/>Si alguno tiene oídos para oír, oiga.</text:span></text:p>
          </table:table-cell>
          <table:table-cell table:style-name="Table1.D11" office:value-type="string">
            <text:p text:style-name="P80"><text:span text:style-name="T48">Pass</text:span></text:p>
          </table:table-cell>
        </table:table-row>
        <table:table-row table:style-name="Table1.1">
          <table:table-cell table:style-name="Table1.A2" office:value-type="float" office:value="0">
            <text:p text:style-name="P121"><text:span text:style-name="T28">Luke 7:28</text:span></text:p>
          </table:table-cell>
          <table:table-cell table:style-name="Table1.B12" office:value-type="string">
            <text:p text:style-name="P37">For I say unto you, Among those that are born of women there is not a greater prophet than John the Baptist: but he that is least in the kingdom of God is greater than he.</text:p>
          </table:table-cell>
          <table:table-cell table:style-name="Table1.C12" office:value-type="string">
            <text:p text:style-name="P56"><text:span text:style-name="T48">Porque os digo que entre los nacidos de mujeres, no hay mayor profeta que Juan el Bautista; mas el más pequeño en el Reino de los cielos es mayor que él. </text:span></text:p>
          </table:table-cell>
          <table:table-cell table:style-name="Table1.D12" office:value-type="string">
            <text:p text:style-name="P80"><text:span text:style-name="T48">Pass</text:span></text:p>
          </table:table-cell>
        </table:table-row>
        <table:table-row table:style-name="Table1.1">
          <table:table-cell table:style-name="Table1.A2" office:value-type="float" office:value="0">
            <text:p text:style-name="P121"><text:span text:style-name="T28">Luke 9:55</text:span></text:p>
          </table:table-cell>
          <table:table-cell table:style-name="Table1.B13" office:value-type="string">
            <text:p text:style-name="P25"><text:span text:style-name="T7">But he turned, and rebuked them, and said, </text:span><text:span text:style-name="T26">Ye know not what manner of spirit ye are of.</text:span></text:p>
          </table:table-cell>
          <table:table-cell table:style-name="Table1.C13" office:value-type="string">
            <text:p text:style-name="P56"><text:span text:style-name="T48">Entonces volviéndose él, los reprendió, diciendo: Vosotros no sabéis de qué espíritu sois;</text:span></text:p>
          </table:table-cell>
          <table:table-cell table:style-name="Table1.D13" office:value-type="string">
            <text:p text:style-name="P80"><text:span text:style-name="T48">Pass</text:span></text:p>
          </table:table-cell>
        </table:table-row>
        <table:table-row table:style-name="Table1.1">
          <table:table-cell table:style-name="Table1.A2" office:value-type="float" office:value="0">
            <text:p text:style-name="P121"><text:span text:style-name="T28">Luke 9:56</text:span></text:p>
          </table:table-cell>
          <table:table-cell table:style-name="Table1.B14" office:value-type="string">
            <text:p text:style-name="P25"><text:span text:style-name="T26">For the Son of man is not come to destroy men's lives, but to save </text:span><text:span text:style-name="T27">them</text:span><text:span text:style-name="T26">. And they went to another village.</text:span></text:p>
          </table:table-cell>
          <table:table-cell table:style-name="Table1.C14" office:value-type="string">
            <text:p text:style-name="P56"><text:span text:style-name="T48">porque el Hijo del hombre no ha venido para perder las almas de los hombres, sino para salvarlas. Y se fueron a otra aldea.</text:span></text:p>
          </table:table-cell>
          <table:table-cell table:style-name="Table1.D14" office:value-type="string">
            <text:p text:style-name="P80"><text:span text:style-name="T48">Pass</text:span></text:p>
          </table:table-cell>
        </table:table-row>
        <table:table-row table:style-name="Table1.1">
          <table:table-cell table:style-name="Table1.A2" office:value-type="float" office:value="0">
            <text:p text:style-name="P121"><text:span text:style-name="T28">Luke 22:14</text:span></text:p>
          </table:table-cell>
          <table:table-cell table:style-name="Table1.B15" office:value-type="string">
            <text:p text:style-name="P31">And when the hour was come, he sat down, and the twelve apostles with him.</text:p>
          </table:table-cell>
          <table:table-cell table:style-name="Table1.C15" office:value-type="string">
            <text:p text:style-name="P56"><text:span text:style-name="T48">Cuando era la hora, se sentó a la mesa, y con él los doce apóstoles.</text:span></text:p>
          </table:table-cell>
          <table:table-cell table:style-name="Table1.D15" office:value-type="string">
            <text:p text:style-name="P80"><text:span text:style-name="T48">Pass</text:span></text:p>
          </table:table-cell>
        </table:table-row>
        <table:table-row table:style-name="Table1.1">
          <table:table-cell table:style-name="Table1.A2" office:value-type="float" office:value="0">
            <text:p text:style-name="P121"><text:span text:style-name="T29">Luke 23:38</text:span></text:p>
          </table:table-cell>
          <table:table-cell table:style-name="Table1.B16" office:value-type="string">
            <text:p text:style-name="P31">And a superscription also was written over him in letters of Greek, and Latin, and Hebrew, THIS IS THE KING OF THE JEWS.</text:p>
          </table:table-cell>
          <table:table-cell table:style-name="Table1.C16" office:value-type="string">
            <text:p text:style-name="P56"><text:span text:style-name="T48">Y había también sobre él un título escrito con letras griegas, y romanas, y hebraicas: ESTE ES EL REY DE LOS JUDIOS.</text:span></text:p>
          </table:table-cell>
          <table:table-cell table:style-name="Table1.D16" office:value-type="string">
            <text:p text:style-name="P80"><text:span text:style-name="T48">Pass</text:span></text:p>
          </table:table-cell>
        </table:table-row>
        <text:soft-page-break/>
        <table:table-row table:style-name="Table1.1">
          <table:table-cell table:style-name="Table1.A2" office:value-type="float" office:value="0">
            <text:p text:style-name="P121"><text:span text:style-name="T29">Luke 24:42</text:span></text:p>
          </table:table-cell>
          <table:table-cell table:style-name="Table1.B17" office:value-type="string">
            <text:p text:style-name="P31">And they gave him a piece of a broiled fish, and of an honeycomb.</text:p>
          </table:table-cell>
          <table:table-cell table:style-name="Table1.C17" office:value-type="string">
            <text:p text:style-name="P56"><text:span text:style-name="T48">Entonces ellos le presentaron parte de un pez asado, y un panal de miel.</text:span></text:p>
          </table:table-cell>
          <table:table-cell table:style-name="Table1.D17" office:value-type="string">
            <text:p text:style-name="P80"><text:span text:style-name="T48">Pass</text:span></text:p>
          </table:table-cell>
        </table:table-row>
        <table:table-row table:style-name="Table1.1">
          <table:table-cell table:style-name="Table1.A2" office:value-type="float" office:value="0">
            <text:p text:style-name="P121"><text:span text:style-name="T29">John 3:13</text:span></text:p>
          </table:table-cell>
          <table:table-cell table:style-name="Table1.B18" office:value-type="string">
            <text:p text:style-name="P25"><text:span text:style-name="T26">And no man hath ascended up to heaven, but he that came down from heaven, </text:span><text:span text:style-name="T27">even</text:span><text:span text:style-name="T25"> </text:span><text:span text:style-name="T26">the Son of man which is in heaven.</text:span></text:p>
          </table:table-cell>
          <table:table-cell table:style-name="Table1.C18" office:value-type="string">
            <text:p text:style-name="P56"><text:span text:style-name="T48">Y nadie subió al cielo, sino el que descendió del cielo, el Hijo del hombre, que está en el cielo.</text:span></text:p>
          </table:table-cell>
          <table:table-cell table:style-name="Table1.D18" office:value-type="string">
            <text:p text:style-name="P80"><text:span text:style-name="T48">Pass</text:span></text:p>
          </table:table-cell>
        </table:table-row>
        <table:table-row table:style-name="Table1.1">
          <table:table-cell table:style-name="Table1.A2" office:value-type="float" office:value="0">
            <text:p text:style-name="P121"><text:span text:style-name="T29">John 5:4</text:span></text:p>
          </table:table-cell>
          <table:table-cell table:style-name="Table1.B19" office:value-type="string">
            <text:p text:style-name="P31">For an angel went down at a certain season into the pool, and troubled the water: whosoever then first after the troubling of the water stepped in was made whole of whatsoever disease he had.</text:p>
          </table:table-cell>
          <table:table-cell table:style-name="Table1.C19" office:value-type="string">
            <text:p text:style-name="P56"><text:span text:style-name="T48">Porque el ángel (del Señor) descendía a cierto tiempo al estanque, y revolvía el agua; y el que primero descendía en el estanque después del movimiento del agua, era sano de cualquier enfermedad que tuviese.</text:span></text:p>
          </table:table-cell>
          <table:table-cell table:style-name="Table1.D19" office:value-type="string">
            <text:p text:style-name="P80"><text:span text:style-name="T48">Pass</text:span></text:p>
          </table:table-cell>
        </table:table-row>
        <table:table-row table:style-name="Table1.1">
          <table:table-cell table:style-name="Table1.A2" office:value-type="float" office:value="0">
            <text:p text:style-name="P121"><text:span text:style-name="T29">John 7:50</text:span></text:p>
          </table:table-cell>
          <table:table-cell table:style-name="Table1.B20" office:value-type="string">
            <text:p text:style-name="P31">Nicodemus saith unto them, (he that came to Jesus by night, being one of them,)</text:p>
          </table:table-cell>
          <table:table-cell table:style-name="Table1.C20" office:value-type="string">
            <text:p text:style-name="P56"><text:span text:style-name="T48">Les dice Nicodemo (el que vino a él de noche, el cual era uno de ellos):</text:span></text:p>
          </table:table-cell>
          <table:table-cell table:style-name="Table1.D20" office:value-type="string">
            <text:p text:style-name="P80"><text:span text:style-name="T48">Pass</text:span></text:p>
          </table:table-cell>
        </table:table-row>
        <table:table-row table:style-name="Table1.1">
          <table:table-cell table:style-name="Table1.A2" office:value-type="float" office:value="0">
            <text:p text:style-name="P121"><text:span text:style-name="T30">Acts 8:37</text:span></text:p>
          </table:table-cell>
          <table:table-cell table:style-name="Table1.B21" office:value-type="string">
            <text:p text:style-name="P31">And Philip said, If thou believest with all thine heart, thou mayest. And he answered and said, I believe that Jesus Christ is the Son of God.</text:p>
          </table:table-cell>
          <table:table-cell table:style-name="Table1.C21" office:value-type="string">
            <text:p text:style-name="P56"><text:span text:style-name="T48">Y Felipe dijo: Si crees de todo corazón, bien puedes. Y respondiendo él , dijo: Creo que Jesus, el Cristo, es Hijo de Dios.</text:span></text:p>
          </table:table-cell>
          <table:table-cell table:style-name="Table1.D21" office:value-type="string">
            <text:p text:style-name="P80"><text:span text:style-name="T48">Pass</text:span></text:p>
          </table:table-cell>
        </table:table-row>
        <table:table-row table:style-name="Table1.1">
          <table:table-cell table:style-name="Table1.A2" office:value-type="float" office:value="0">
            <text:p text:style-name="P121"><text:span text:style-name="T30">Acts 9:6</text:span></text:p>
          </table:table-cell>
          <table:table-cell table:style-name="Table1.B22" office:value-type="string">
            <text:p text:style-name="P25"><text:span text:style-name="T7">And he trembling and astonished said, Lord, what wilt thou have me to do? And the Lord </text:span><text:span text:style-name="T8">said</text:span> <text:span text:style-name="T7">unto him, </text:span><text:span text:style-name="T26">Arise, and go into the city, and it shall be told thee what thou must do.</text:span></text:p>
          </table:table-cell>
          <table:table-cell table:style-name="Table1.C22" office:value-type="string">
            <text:p text:style-name="P56"><text:span text:style-name="T48">El, temblando y temeroso, dijo: ¿Señor, qué quieres que haga? Y el Señor le dice : Levántate y entra en la ciudad, y se te dirá lo que te conviene hacer. </text:span></text:p>
          </table:table-cell>
          <table:table-cell table:style-name="Table1.D22" office:value-type="string">
            <text:p text:style-name="P80"><text:span text:style-name="T48">Pass</text:span></text:p>
          </table:table-cell>
        </table:table-row>
        <table:table-row table:style-name="Table1.1">
          <table:table-cell table:style-name="Table1.A2" office:value-type="float" office:value="0">
            <text:p text:style-name="P121"><text:span text:style-name="T30">Acts 15:34</text:span></text:p>
          </table:table-cell>
          <table:table-cell table:style-name="Table1.B23" office:value-type="string">
            <text:p text:style-name="P31">Notwithstanding it pleased Silas to abide there still.</text:p>
          </table:table-cell>
          <table:table-cell table:style-name="Table1.C23" office:value-type="string">
            <text:p text:style-name="P56"><text:span text:style-name="T48">Mas a Silas pareció bien el quedarse allí.</text:span></text:p>
          </table:table-cell>
          <table:table-cell table:style-name="Table1.D23" office:value-type="string">
            <text:p text:style-name="P80"><text:span text:style-name="T48">Pass</text:span></text:p>
          </table:table-cell>
        </table:table-row>
        <text:soft-page-break/>
        <table:table-row table:style-name="Table1.1">
          <table:table-cell table:style-name="Table1.A2" office:value-type="float" office:value="0">
            <text:p text:style-name="P121"><text:span text:style-name="T30">Acts 24:6-8</text:span></text:p>
          </table:table-cell>
          <table:table-cell table:style-name="Table1.B24" office:value-type="string">
            <text:p text:style-name="P43"><text:span text:style-name="T23">Who also hath gone about to profane the temple: whom we took, and would have judged according to our law. </text:span><text:span text:style-name="T32">But the chief captain Lysias came </text:span><text:span text:style-name="T33">upon us</text:span><text:span text:style-name="T32">, and with great violence took </text:span><text:span text:style-name="T33">him</text:span><text:span text:style-name="T31"> </text:span><text:span text:style-name="T32">away out of our hands, Commanding his accusers to come unto thee: by examining of whom thyself mayest take knowledge of all these things, whereof we accuse him.</text:span></text:p>
          </table:table-cell>
          <table:table-cell table:style-name="Table1.C24" office:value-type="string">
            <text:p text:style-name="P56"><text:span text:style-name="T48"><text:s/>el cual también intentó violar el Templo; y prendiéndole, le quisimos juzgar conforme a nuestra ley; <text:s/>mas interviniendo el tribuno Lisias, con gran violencia le quitó de nuestras manos, <text:s/>mandando a sus acusadores que viniesen a ti; del cual tú mismo juzgando, podrás entender todas estas cosas de que le acusamos. </text:span></text:p>
          </table:table-cell>
          <table:table-cell table:style-name="Table1.D24" office:value-type="string">
            <text:p text:style-name="P80"><text:span text:style-name="T48">Pass</text:span></text:p>
          </table:table-cell>
        </table:table-row>
        <table:table-row table:style-name="Table1.1">
          <table:table-cell table:style-name="Table1.A2" office:value-type="float" office:value="0">
            <text:p text:style-name="P121"><text:span text:style-name="T30">Romans </text:span><text:span text:style-name="T42">8:1</text:span></text:p>
          </table:table-cell>
          <table:table-cell table:style-name="Table1.B26" office:value-type="string">
            <text:p text:style-name="P25"><text:span text:style-name="T8">There is</text:span> <text:span text:style-name="T7">therefore now no condemnation to them which are in Christ Jesus, who walk not after the flesh, but after the Spirit.</text:span></text:p>
          </table:table-cell>
          <table:table-cell table:style-name="Table1.C26" office:value-type="string">
            <text:p text:style-name="P56"><text:span text:style-name="T48">Así que ahora, ninguna condenación hay para los que están en el Cristo Jesús, que no andan conforme a la carne, sino conforme al Espíritu. </text:span></text:p>
          </table:table-cell>
          <table:table-cell table:style-name="Table1.D26" office:value-type="string">
            <text:p text:style-name="P80"><text:span text:style-name="T48">Pass</text:span></text:p>
          </table:table-cell>
        </table:table-row>
        <table:table-row table:style-name="Table1.1">
          <table:table-cell table:style-name="Table1.A2" office:value-type="float" office:value="0">
            <text:p text:style-name="P121"><text:span text:style-name="T30">Romans 16:24</text:span></text:p>
          </table:table-cell>
          <table:table-cell table:style-name="Table1.B26" office:value-type="string">
            <text:p text:style-name="P25"><text:span text:style-name="T7">The grace of our Lord Jesus Christ </text:span><text:span text:style-name="T8">be</text:span> <text:span text:style-name="T7">with you all. Amen.</text:span></text:p>
          </table:table-cell>
          <table:table-cell table:style-name="Table1.C26" office:value-type="string">
            <text:p text:style-name="P56"><text:span text:style-name="T48">La gracia del Señor nuestro Jesús, el Cristo, sea con todos vosotros. Amén.</text:span></text:p>
          </table:table-cell>
          <table:table-cell table:style-name="Table1.D26" office:value-type="string">
            <text:p text:style-name="P80"><text:span text:style-name="T48">Pass</text:span></text:p>
          </table:table-cell>
        </table:table-row>
        <table:table-row table:style-name="Table1.1">
          <table:table-cell table:style-name="Table1.A2" office:value-type="float" office:value="0">
            <text:p text:style-name="P121"><text:span text:style-name="T30">1 Timothy 3:16</text:span></text:p>
          </table:table-cell>
          <table:table-cell table:style-name="Table1.B27" office:value-type="string">
            <text:p text:style-name="P31">And without controversy great is the mystery of godliness: God was manifest in the flesh, justified in the Spirit, seen of angels, preached unto the Gentiles, believed on in the world, received up into glory.</text:p>
          </table:table-cell>
          <table:table-cell table:style-name="Table1.C27" office:value-type="string">
            <text:p text:style-name="P56"><text:span text:style-name="T48">Y sin falta, grande es el misterio de la piedad: Dios se ha manifestado en carne; ha sido justificado con el Espíritu; ha sido visto de los Angeles; ha sido predicado a los gentiles; ha sido creído en el mundo; ha sido recibido en gloria.</text:span></text:p>
          </table:table-cell>
          <table:table-cell table:style-name="Table1.D27" office:value-type="string">
            <text:p text:style-name="P80"><text:span text:style-name="T48">Pass</text:span></text:p>
          </table:table-cell>
        </table:table-row>
        <table:table-row table:style-name="Table1.1">
          <table:table-cell table:style-name="Table1.A2" office:value-type="float" office:value="0">
            <text:p text:style-name="P121"><text:span text:style-name="T34">1 Peter 4:14</text:span></text:p>
          </table:table-cell>
          <table:table-cell table:style-name="Table1.B28" office:value-type="string">
            <text:p text:style-name="P25"><text:span text:style-name="T7">If ye be reproached for the name of Christ, happy </text:span><text:span text:style-name="T8">are ye</text:span><text:span text:style-name="T7">; for the spirit of glory and of God resteth upon you: on their part he is evil spoken of, but on your part he is glorified.</text:span></text:p>
          </table:table-cell>
          <table:table-cell table:style-name="Table1.C28" office:value-type="string">
            <text:p text:style-name="P56"><text:span text:style-name="T48">Si sois vituperados en el Nombre de Cristo, sois bienaventurados, porque la gloria y el Espíritu de Dios reposan sobre vosotros. Cierto, según ellos, él es blasfemado, mas según vosotros es glorificado. </text:span></text:p>
          </table:table-cell>
          <table:table-cell table:style-name="Table1.D28" office:value-type="string">
            <text:p text:style-name="P80"><text:span text:style-name="T48">Pass</text:span></text:p>
          </table:table-cell>
        </table:table-row>
        <text:soft-page-break/>
        <table:table-row table:style-name="Table1.1">
          <table:table-cell table:style-name="Table1.A2" office:value-type="float" office:value="0">
            <text:p text:style-name="P121"><text:span text:style-name="T34">1 John 5:7</text:span></text:p>
          </table:table-cell>
          <table:table-cell table:style-name="Table1.B29" office:value-type="string">
            <text:p text:style-name="P31">For there are three that bear record in heaven, the Father, the Word, and the Holy Ghost: and these three are one.</text:p>
          </table:table-cell>
          <table:table-cell table:style-name="Table1.C29" office:value-type="string">
            <text:p text:style-name="P56"><text:span text:style-name="T48">Porque tres son los que dan testimonio del cielo: el Padre, la Palabra y el Espíritu Santo; y estos tres son uno.</text:span></text:p>
          </table:table-cell>
          <table:table-cell table:style-name="Table1.D29" office:value-type="string">
            <text:p text:style-name="P80"><text:span text:style-name="T48">Pass</text:span></text:p>
          </table:table-cell>
        </table:table-row>
        <table:table-row table:style-name="Table1.1">
          <table:table-cell table:style-name="Table1.A2" office:value-type="float" office:value="0">
            <text:p text:style-name="P121"><text:span text:style-name="T35">Revelation 1:11</text:span></text:p>
          </table:table-cell>
          <table:table-cell table:style-name="Table1.B30" office:value-type="string">
            <text:p text:style-name="P25"><text:span text:style-name="T7">Saying, </text:span><text:span text:style-name="T26">I am Alpha and Omega, the first and the last: and, What thou seest, write in a book, and send </text:span><text:span text:style-name="T27">it</text:span><text:span text:style-name="T25"> </text:span><text:span text:style-name="T26">unto the seven churches which are in Asia; unto Ephesus, and unto Smyrna, and unto Pergamos, and unto Thyatira, and unto Sardis, and unto Philadelphia, and unto Laodicea.</text:span></text:p>
          </table:table-cell>
          <table:table-cell table:style-name="Table1.C30" office:value-type="string">
            <text:p text:style-name="P56"><text:span text:style-name="T48">que decía: YO SOY el Alfa y la Omega, el primero y el último. Escribe en un libro lo que ves, y envíalo a las siete Iglesias que están en Asia: a Efeso, y a Esmirna, y a Pérgamo, y a Tiatira, y a Sardis, y a Filadelfia, y a Laodicea.</text:span></text:p>
          </table:table-cell>
          <table:table-cell table:style-name="Table1.D30" office:value-type="string">
            <text:p text:style-name="P80"><text:span text:style-name="T48">Pass</text:span></text:p>
          </table:table-cell>
        </table:table-row>
        <table:table-row table:style-name="Table1.1">
          <table:table-cell table:style-name="Table1.A2">
            <text:p text:style-name="P121"/>
          </table:table-cell>
          <table:table-cell table:style-name="Table1.B31">
            <text:p text:style-name="P79"/>
          </table:table-cell>
          <table:table-cell table:style-name="Table1.B31">
            <text:p text:style-name="P55"/>
          </table:table-cell>
          <table:table-cell table:style-name="Table1.D31" office:value-type="string">
            <text:p text:style-name="P87"><text:span text:style-name="T48">PASS</text:span><text:span text:style-name="T41"><text:line-break/>(</text:span><text:span text:style-name="T48">100</text:span><text:span text:style-name="T41">%)</text:span></text:p>
          </table:table-cell>
        </table:table-row>
      </table:table>
      <text:p text:style-name="P16"><text:span text:style-name="T36"/></text:p>
      <text:p text:style-name="P16"><text:span text:style-name="T36"/></text:p>
      <text:h text:style-name="P66" text:outline-level="2"><text:span text:style-name="T49">Nueva Versión Internacional</text:span></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float" office:value="0">
              <text:p text:style-name="P7"><text:span text:style-name="T37">Passage</text:span></text:p>
            </table:table-cell>
            <table:table-cell table:style-name="Table2.B1" office:value-type="float" office:value="0">
              <text:p text:style-name="P7"><text:span text:style-name="T37">King James</text:span></text:p>
            </table:table-cell>
            <table:table-cell table:style-name="Table2.B1" office:value-type="float" office:value="0">
              <text:p text:style-name="P7"><text:span text:style-name="T49">Nueva Versión International</text:span></text:p>
            </table:table-cell>
            <table:table-cell table:style-name="Table2.D1" office:value-type="float" office:value="0">
              <text:p text:style-name="P7"><text:span text:style-name="T37">Pass/Fail</text:span></text:p>
            </table:table-cell>
          </table:table-row>
        </table:table-header-rows>
        <table:table-row table:style-name="Table2.1">
          <table:table-cell table:style-name="Table2.A2" office:value-type="float" office:value="0">
            <text:p text:style-name="P122"><text:span text:style-name="T6">Genesis 22:8</text:span></text:p>
          </table:table-cell>
          <table:table-cell table:style-name="Table2.B2" office:value-type="string">
            <text:p text:style-name="P26"><text:span text:style-name="T7">And</text:span> <text:span text:style-name="T7">Abraham said, My son, God will provide himself a lamb for a burnt offering: so they went both of them together.</text:span></text:p>
          </table:table-cell>
          <table:table-cell table:style-name="Table2.C2" office:value-type="string">
            <text:p text:style-name="P58"><text:span text:style-name="T52">—El cordero, hijo mío, lo proveerá Dios —le respondió Abraham.</text:span></text:p>
            <text:p text:style-name="P58"><text:span text:style-name="T52">Y siguieron caminando juntos.</text:span></text:p>
          </table:table-cell>
          <table:table-cell table:style-name="Table2.D2" office:value-type="string">
            <text:p text:style-name="P82"><text:span text:style-name="T52">FAIL</text:span></text:p>
          </table:table-cell>
        </table:table-row>
        <table:table-row table:style-name="Table2.1">
          <table:table-cell table:style-name="Table2.A2" office:value-type="float" office:value="0">
            <text:p text:style-name="P122"><text:span text:style-name="T22">Isaiah 14:12</text:span></text:p>
          </table:table-cell>
          <table:table-cell table:style-name="Table2.B3" office:value-type="string">
            <text:p text:style-name="P32">How art thou fallen from heaven, O Lucifer, son of the morning! <text:span text:style-name="T3">how</text:span> art thou cut down to the ground, which didst weaken the nations!</text:p>
          </table:table-cell>
          <table:table-cell table:style-name="Table2.C3" office:value-type="string">
            <text:p text:style-name="P58"><text:span text:style-name="T52">¡Cómo has caído del cielo,</text:span></text:p>
            <text:p text:style-name="P58"><text:span text:style-name="T52"><text:s text:c="4"/>lucero de la mañana!</text:span></text:p>
            <text:p text:style-name="P58"><text:span text:style-name="T52">Tú, que sometías a las naciones,</text:span></text:p>
            <text:p text:style-name="P58"><text:span text:style-name="T52"><text:s text:c="4"/>has caído por tierra.</text:span></text:p>
          </table:table-cell>
          <table:table-cell table:style-name="Table2.D3" office:value-type="string">
            <text:p text:style-name="P82"><text:span text:style-name="T52">FAIL</text:span></text:p>
          </table:table-cell>
        </table:table-row>
        <table:table-row table:style-name="Table2.1">
          <table:table-cell table:style-name="Table2.A2" office:value-type="float" office:value="0">
            <text:p text:style-name="P122"><text:span text:style-name="T6">Daniel 3:25</text:span></text:p>
          </table:table-cell>
          <table:table-cell table:style-name="Table2.B4" office:value-type="string">
            <text:p text:style-name="P32">He answered and said, Lo, I see four men loose, walking in the midst of the fire, and they have no hurt; and the form of the fourth is like the Son of God.</text:p>
          </table:table-cell>
          <table:table-cell table:style-name="Table2.C4" office:value-type="string">
            <text:p text:style-name="P58"><text:span text:style-name="T52">—¡Pues miren! —exclamó—. Allí en el fuego veo a cuatro hombres, sin ataduras y sin daño alguno, ¡y el cuarto tiene la apariencia de un dios!</text:span></text:p>
          </table:table-cell>
          <table:table-cell table:style-name="Table2.D4" office:value-type="string">
            <text:p text:style-name="P82"><text:span text:style-name="T52">FAIL</text:span></text:p>
          </table:table-cell>
        </table:table-row>
        <table:table-row table:style-name="Table2.1">
          <table:table-cell table:style-name="Table2.A2" office:value-type="float" office:value="0">
            <text:p text:style-name="P122"><text:span text:style-name="T22">Matthew 5:44</text:span></text:p>
          </table:table-cell>
          <table:table-cell table:style-name="Table2.B5" office:value-type="string">
            <text:p text:style-name="P38">But I say unto you, Love your enemies, bless them that curse you, do good to them that hate you, and pray for them which despitefully use you, and persecute you;</text:p>
          </table:table-cell>
          <table:table-cell table:style-name="Table2.C5" office:value-type="string">
            <text:p text:style-name="P58"><text:span text:style-name="T52">Pero yo les digo: Amen a sus enemigos y oren por quienes los persiguen,</text:span></text:p>
          </table:table-cell>
          <table:table-cell table:style-name="Table2.D5" office:value-type="string">
            <text:p text:style-name="P82"><text:span text:style-name="T52">FAIL</text:span></text:p>
          </table:table-cell>
        </table:table-row>
        <table:table-row table:style-name="Table2.1">
          <table:table-cell table:style-name="Table2.A2" office:value-type="float" office:value="0">
            <text:p text:style-name="P122"><text:span text:style-name="T22">Matthew 17:21</text:span></text:p>
          </table:table-cell>
          <table:table-cell table:style-name="Table2.B6" office:value-type="string">
            <text:p text:style-name="P38">Howbeit this kind goeth not out but by prayer and fasting.</text:p>
          </table:table-cell>
          <table:table-cell table:style-name="Table2.C6" office:value-type="string">
            <text:p text:style-name="P58"><text:span text:style-name="T52">&lt;&lt; MISSING &gt;&gt;</text:span></text:p>
          </table:table-cell>
          <table:table-cell table:style-name="Table2.D6" office:value-type="string">
            <text:p text:style-name="P82"><text:span text:style-name="T52">FAIL</text:span></text:p>
          </table:table-cell>
        </table:table-row>
        <table:table-row table:style-name="Table2.1">
          <table:table-cell table:style-name="Table2.A2" office:value-type="float" office:value="0">
            <text:p text:style-name="P122"><text:span text:style-name="T22">Matthew 18:11</text:span></text:p>
          </table:table-cell>
          <table:table-cell table:style-name="Table2.B7" office:value-type="string">
            <text:p text:style-name="P38">For the Son of man is come to save that which was lost.</text:p>
          </table:table-cell>
          <table:table-cell table:style-name="Table2.C7" office:value-type="string">
            <text:p text:style-name="P58"><text:span text:style-name="T52">&lt;&lt; MISSING &gt;&gt;</text:span></text:p>
          </table:table-cell>
          <table:table-cell table:style-name="Table2.D7" office:value-type="string">
            <text:p text:style-name="P82"><text:span text:style-name="T52">FAIL</text:span></text:p>
          </table:table-cell>
        </table:table-row>
        <table:table-row table:style-name="Table2.1">
          <table:table-cell table:style-name="Table2.A2" office:value-type="float" office:value="0">
            <text:p text:style-name="P122"><text:span text:style-name="T22">Matthew 27:2</text:span></text:p>
          </table:table-cell>
          <table:table-cell table:style-name="Table2.B8" office:value-type="string">
            <text:p text:style-name="P26"><text:span text:style-name="T7">And when they had bound him, they led </text:span><text:span text:style-name="T8">him</text:span> <text:span text:style-name="T7">away, and delivered him to Pontius Pilate the governor.</text:span></text:p>
          </table:table-cell>
          <table:table-cell table:style-name="Table2.C8" office:value-type="string">
            <text:p text:style-name="P58"><text:span text:style-name="T52">Lo ataron, se lo llevaron y se lo entregaron a Pilato, el gobernador.</text:span></text:p>
          </table:table-cell>
          <table:table-cell table:style-name="Table2.D8" office:value-type="string">
            <text:p text:style-name="P82"><text:span text:style-name="T52">FAIL</text:span></text:p>
          </table:table-cell>
        </table:table-row>
        <text:soft-page-break/>
        <table:table-row table:style-name="Table2.1">
          <table:table-cell table:style-name="Table2.A2" office:value-type="float" office:value="0">
            <text:p text:style-name="P122"><text:span text:style-name="T24">Matthew 27:35</text:span></text:p>
          </table:table-cell>
          <table:table-cell table:style-name="Table2.B9" office:value-type="string">
            <text:p text:style-name="P32">And they crucified him, and parted his garments, casting lots: that it might be fulfilled which was spoken by the prophet, They parted my garments among them, and upon my vesture did they cast lots.</text:p>
          </table:table-cell>
          <table:table-cell table:style-name="Table2.C9" office:value-type="string">
            <text:p text:style-name="P58"><text:span text:style-name="T52">Lo crucificaron y repartieron su ropa echando suertes.</text:span></text:p>
          </table:table-cell>
          <table:table-cell table:style-name="Table2.D9" office:value-type="string">
            <text:p text:style-name="P82"><text:span text:style-name="T52">FAIL</text:span></text:p>
          </table:table-cell>
        </table:table-row>
        <table:table-row table:style-name="Table2.1">
          <table:table-cell table:style-name="Table2.A2" office:value-type="float" office:value="0">
            <text:p text:style-name="P122"><text:span text:style-name="T24">Mark 3:15</text:span></text:p>
          </table:table-cell>
          <table:table-cell table:style-name="Table2.B10" office:value-type="string">
            <text:p text:style-name="P32">And to have power to heal sicknesses, and to cast out devils:</text:p>
          </table:table-cell>
          <table:table-cell table:style-name="Table2.C10" office:value-type="string">
            <text:p text:style-name="P58"><text:span text:style-name="T52">y ejercer autoridad para expulsar demonios. </text:span></text:p>
          </table:table-cell>
          <table:table-cell table:style-name="Table2.D10" office:value-type="string">
            <text:p text:style-name="P82"><text:span text:style-name="T52">FAIL</text:span></text:p>
          </table:table-cell>
        </table:table-row>
        <table:table-row table:style-name="Table2.1">
          <table:table-cell table:style-name="Table2.A2" office:value-type="float" office:value="0">
            <text:p text:style-name="P122"><text:span text:style-name="T24">Mark 7:16</text:span></text:p>
          </table:table-cell>
          <table:table-cell table:style-name="Table2.B11" office:value-type="string">
            <text:p text:style-name="P26"><text:span text:style-name="T26">If</text:span><text:span text:style-name="T25"> </text:span><text:span text:style-name="T26">any man have ears to hear, let him hear.</text:span></text:p>
          </table:table-cell>
          <table:table-cell table:style-name="Table2.C11" office:value-type="string">
            <text:p text:style-name="P58"><text:span text:style-name="T52">&lt;&lt; MISSING &gt;&gt;</text:span></text:p>
          </table:table-cell>
          <table:table-cell table:style-name="Table2.D11" office:value-type="string">
            <text:p text:style-name="P82"><text:span text:style-name="T52">FAIL</text:span></text:p>
          </table:table-cell>
        </table:table-row>
        <table:table-row table:style-name="Table2.1">
          <table:table-cell table:style-name="Table2.A2" office:value-type="float" office:value="0">
            <text:p text:style-name="P122"><text:span text:style-name="T28">Luke 7:28</text:span></text:p>
          </table:table-cell>
          <table:table-cell table:style-name="Table2.B12" office:value-type="string">
            <text:p text:style-name="P38">For I say unto you, Among those that are born of women there is not a greater prophet than John the Baptist: but he that is least in the kingdom of God is greater than he.</text:p>
          </table:table-cell>
          <table:table-cell table:style-name="Table2.C12" office:value-type="string">
            <text:p text:style-name="P58"><text:span text:style-name="T52">Les digo que entre los mortales no ha habido nadie más grande que Juan; sin embargo, el más pequeño en el reino de Dios es más grande que él.»</text:span></text:p>
          </table:table-cell>
          <table:table-cell table:style-name="Table2.D12" office:value-type="string">
            <text:p text:style-name="P82"><text:span text:style-name="T52">FAIL</text:span></text:p>
          </table:table-cell>
        </table:table-row>
        <table:table-row table:style-name="Table2.1">
          <table:table-cell table:style-name="Table2.A2" office:value-type="float" office:value="0">
            <text:p text:style-name="P122"><text:span text:style-name="T28">Luke 9:55</text:span></text:p>
          </table:table-cell>
          <table:table-cell table:style-name="Table2.B13" office:value-type="string">
            <text:p text:style-name="P26"><text:span text:style-name="T7">But he turned, and rebuked them, and said, </text:span><text:span text:style-name="T26">Ye know not what manner of spirit ye are of.</text:span></text:p>
          </table:table-cell>
          <table:table-cell table:style-name="Table2.C13" office:value-type="string">
            <text:p text:style-name="P58"><text:span text:style-name="T52">Pero Jesús se volvió a ellos y los reprendió. </text:span></text:p>
          </table:table-cell>
          <table:table-cell table:style-name="Table2.D13" office:value-type="string">
            <text:p text:style-name="P82"><text:span text:style-name="T52">FAIL</text:span></text:p>
          </table:table-cell>
        </table:table-row>
        <table:table-row table:style-name="Table2.1">
          <table:table-cell table:style-name="Table2.A2" office:value-type="float" office:value="0">
            <text:p text:style-name="P122"><text:span text:style-name="T28">Luke 9:56</text:span></text:p>
          </table:table-cell>
          <table:table-cell table:style-name="Table2.B14" office:value-type="string">
            <text:p text:style-name="P26"><text:span text:style-name="T26">For the Son of man is not come to destroy men's lives, but to save </text:span><text:span text:style-name="T27">them</text:span><text:span text:style-name="T26">. And they went to another village.</text:span></text:p>
          </table:table-cell>
          <table:table-cell table:style-name="Table2.C14" office:value-type="string">
            <text:p text:style-name="P58"><text:span text:style-name="T52">Luego siguieron la jornada a otra aldea.</text:span></text:p>
          </table:table-cell>
          <table:table-cell table:style-name="Table2.D14" office:value-type="string">
            <text:p text:style-name="P82"><text:span text:style-name="T52">FAIL</text:span></text:p>
          </table:table-cell>
        </table:table-row>
        <table:table-row table:style-name="Table2.1">
          <table:table-cell table:style-name="Table2.A2" office:value-type="float" office:value="0">
            <text:p text:style-name="P122"><text:span text:style-name="T28">Luke 22:14</text:span></text:p>
          </table:table-cell>
          <table:table-cell table:style-name="Table2.B15" office:value-type="string">
            <text:p text:style-name="P32">And when the hour was come, he sat down, and the twelve apostles with him.</text:p>
          </table:table-cell>
          <table:table-cell table:style-name="Table2.C15" office:value-type="string">
            <text:p text:style-name="P58"><text:span text:style-name="T52">Cuando llegó la hora, Jesús y sus apóstoles se sentaron a la mesa. </text:span></text:p>
          </table:table-cell>
          <table:table-cell table:style-name="Table2.D15" office:value-type="string">
            <text:p text:style-name="P82"><text:span text:style-name="T52">FAIL</text:span></text:p>
          </table:table-cell>
        </table:table-row>
        <table:table-row table:style-name="Table2.1">
          <table:table-cell table:style-name="Table2.A2" office:value-type="float" office:value="0">
            <text:p text:style-name="P122"><text:span text:style-name="T29">Luke 23:38</text:span></text:p>
          </table:table-cell>
          <table:table-cell table:style-name="Table2.B16" office:value-type="string">
            <text:p text:style-name="P32">And a superscription also was written over him in letters of Greek, and Latin, and Hebrew, THIS IS THE KING OF THE JEWS.</text:p>
          </table:table-cell>
          <table:table-cell table:style-name="Table2.C16" office:value-type="string">
            <text:p text:style-name="P58"><text:span text:style-name="T52">Resulta que había sobre él un letrero, que decía: «Éste es el Rey de los judíos.»</text:span></text:p>
          </table:table-cell>
          <table:table-cell table:style-name="Table2.D16" office:value-type="string">
            <text:p text:style-name="P82"><text:span text:style-name="T52">FAIL</text:span></text:p>
          </table:table-cell>
        </table:table-row>
        <text:soft-page-break/>
        <table:table-row table:style-name="Table2.1">
          <table:table-cell table:style-name="Table2.A2" office:value-type="float" office:value="0">
            <text:p text:style-name="P122"><text:span text:style-name="T29">Luke 24:42</text:span></text:p>
          </table:table-cell>
          <table:table-cell table:style-name="Table2.B17" office:value-type="string">
            <text:p text:style-name="P32">And they gave him a piece of a broiled fish, and of an honeycomb.</text:p>
          </table:table-cell>
          <table:table-cell table:style-name="Table2.C17" office:value-type="string">
            <text:p text:style-name="P58"><text:span text:style-name="T52">Le dieron un pedazo de pescado asado, </text:span></text:p>
          </table:table-cell>
          <table:table-cell table:style-name="Table2.D17" office:value-type="string">
            <text:p text:style-name="P82"><text:span text:style-name="T52">FAIL</text:span></text:p>
          </table:table-cell>
        </table:table-row>
        <table:table-row table:style-name="Table2.1">
          <table:table-cell table:style-name="Table2.A2" office:value-type="float" office:value="0">
            <text:p text:style-name="P122"><text:span text:style-name="T29">John 3:13</text:span></text:p>
          </table:table-cell>
          <table:table-cell table:style-name="Table2.B18" office:value-type="string">
            <text:p text:style-name="P26"><text:span text:style-name="T26">And no man hath ascended up to heaven, but he that came down from heaven, </text:span><text:span text:style-name="T27">even</text:span><text:span text:style-name="T25"> </text:span><text:span text:style-name="T26">the Son of man which is in heaven.</text:span></text:p>
          </table:table-cell>
          <table:table-cell table:style-name="Table2.C18" office:value-type="string">
            <text:p text:style-name="P58"><text:span text:style-name="T52">Nadie ha subido jamás al cielo sino el que descendió del cielo, el Hijo del hombre.</text:span></text:p>
          </table:table-cell>
          <table:table-cell table:style-name="Table2.D18" office:value-type="string">
            <text:p text:style-name="P82"><text:span text:style-name="T52">FAIL</text:span></text:p>
          </table:table-cell>
        </table:table-row>
        <table:table-row table:style-name="Table2.1">
          <table:table-cell table:style-name="Table2.A2" office:value-type="float" office:value="0">
            <text:p text:style-name="P122"><text:span text:style-name="T29">John 5:4</text:span></text:p>
          </table:table-cell>
          <table:table-cell table:style-name="Table2.B19" office:value-type="string">
            <text:p text:style-name="P32">For an angel went down at a certain season into the pool, and troubled the water: whosoever then first after the troubling of the water stepped in was made whole of whatsoever disease he had.</text:p>
          </table:table-cell>
          <table:table-cell table:style-name="Table2.C19" office:value-type="string">
            <text:p text:style-name="P58"><text:span text:style-name="T52">&lt;&lt; MISSING &gt;&gt;</text:span></text:p>
          </table:table-cell>
          <table:table-cell table:style-name="Table2.D19" office:value-type="string">
            <text:p text:style-name="P82"><text:span text:style-name="T52">FAIL</text:span></text:p>
          </table:table-cell>
        </table:table-row>
        <table:table-row table:style-name="Table2.1">
          <table:table-cell table:style-name="Table2.A2" office:value-type="float" office:value="0">
            <text:p text:style-name="P122"><text:span text:style-name="T29">John 7:50</text:span></text:p>
          </table:table-cell>
          <table:table-cell table:style-name="Table2.B20" office:value-type="string">
            <text:p text:style-name="P32">Nicodemus saith unto them, (he that came to Jesus by night, being one of them,)</text:p>
          </table:table-cell>
          <table:table-cell table:style-name="Table2.C20" office:value-type="string">
            <text:p text:style-name="P58"><text:span text:style-name="T52">Nicodemo, que era uno de ellos y que antes había ido a ver a Jesús, les interpeló:</text:span></text:p>
          </table:table-cell>
          <table:table-cell table:style-name="Table2.D20" office:value-type="string">
            <text:p text:style-name="P82"><text:span text:style-name="T52">FAIL</text:span></text:p>
          </table:table-cell>
        </table:table-row>
        <table:table-row table:style-name="Table2.1">
          <table:table-cell table:style-name="Table2.A2" office:value-type="float" office:value="0">
            <text:p text:style-name="P122"><text:span text:style-name="T30">Acts 8:37</text:span></text:p>
          </table:table-cell>
          <table:table-cell table:style-name="Table2.B21" office:value-type="string">
            <text:p text:style-name="P32">And Philip said, If thou believest with all thine heart, thou mayest. And he answered and said, I believe that Jesus Christ is the Son of God.</text:p>
          </table:table-cell>
          <table:table-cell table:style-name="Table2.C21" office:value-type="string">
            <text:p text:style-name="P58"><text:span text:style-name="T52">&lt;&lt; MISSING &gt;&gt;</text:span></text:p>
          </table:table-cell>
          <table:table-cell table:style-name="Table2.D21" office:value-type="string">
            <text:p text:style-name="P82"><text:span text:style-name="T52">FAIL</text:span></text:p>
          </table:table-cell>
        </table:table-row>
        <table:table-row table:style-name="Table2.1">
          <table:table-cell table:style-name="Table2.A2" office:value-type="float" office:value="0">
            <text:p text:style-name="P122"><text:span text:style-name="T30">Acts 9:6</text:span></text:p>
          </table:table-cell>
          <table:table-cell table:style-name="Table2.B22" office:value-type="string">
            <text:p text:style-name="P26"><text:span text:style-name="T7">And he trembling and astonished said, Lord, what wilt thou have me to do? And the Lord </text:span><text:span text:style-name="T8">said</text:span> <text:span text:style-name="T7">unto him, </text:span><text:span text:style-name="T26">Arise, and go into the city, and it shall be told thee what thou must do.</text:span></text:p>
          </table:table-cell>
          <table:table-cell table:style-name="Table2.C22" office:value-type="string">
            <text:p text:style-name="P58"><text:span text:style-name="T52">Levántate y entra en la ciudad, que allí se te dirá lo que tienes que hacer.</text:span></text:p>
          </table:table-cell>
          <table:table-cell table:style-name="Table2.D22" office:value-type="string">
            <text:p text:style-name="P82"><text:span text:style-name="T52">FAIL</text:span></text:p>
          </table:table-cell>
        </table:table-row>
        <table:table-row table:style-name="Table2.1">
          <table:table-cell table:style-name="Table2.A2" office:value-type="float" office:value="0">
            <text:p text:style-name="P122"><text:span text:style-name="T30">Acts 15:34</text:span></text:p>
          </table:table-cell>
          <table:table-cell table:style-name="Table2.B23" office:value-type="string">
            <text:p text:style-name="P32">Notwithstanding it pleased Silas to abide there still.</text:p>
          </table:table-cell>
          <table:table-cell table:style-name="Table2.C23" office:value-type="string">
            <text:p text:style-name="P58"><text:span text:style-name="T52">&lt;&lt; MISSING &gt;&gt;</text:span></text:p>
          </table:table-cell>
          <table:table-cell table:style-name="Table2.D23" office:value-type="string">
            <text:p text:style-name="P82"><text:span text:style-name="T52">FAIL</text:span></text:p>
          </table:table-cell>
        </table:table-row>
        <text:soft-page-break/>
        <table:table-row table:style-name="Table2.1">
          <table:table-cell table:style-name="Table2.A2" office:value-type="float" office:value="0">
            <text:p text:style-name="P122"><text:span text:style-name="T30">Acts 24:6-8</text:span></text:p>
          </table:table-cell>
          <table:table-cell table:style-name="Table2.B24" office:value-type="string">
            <text:p text:style-name="P44"><text:span text:style-name="T23">Who also hath gone about to profane the temple: whom we took, and would have judged according to our law. </text:span><text:span text:style-name="T32">But the chief captain Lysias came </text:span><text:span text:style-name="T33">upon us</text:span><text:span text:style-name="T32">, and with great violence took </text:span><text:span text:style-name="T33">him</text:span><text:span text:style-name="T31"> </text:span><text:span text:style-name="T32">away out of our hands, Commanding his accusers to come unto thee: by examining of whom thyself mayest take knowledge of all these things, whereof we accuse him.</text:span></text:p>
          </table:table-cell>
          <table:table-cell table:style-name="Table2.C24" office:value-type="string">
            <text:p text:style-name="P58"><text:span text:style-name="T52">Incluso trató de profanar el templo; por eso lo prendimos. <text:s/>&lt;&lt; Verse 7 Missing&gt;&gt; Usted mismo, al interrogarlo, podrá cerciorarse de la verdad de todas las acusaciones que presentamos contra él.</text:span></text:p>
          </table:table-cell>
          <table:table-cell table:style-name="Table2.D24" office:value-type="string">
            <text:p text:style-name="P82"><text:span text:style-name="T52">FAIL</text:span></text:p>
          </table:table-cell>
        </table:table-row>
        <table:table-row table:style-name="Table2.1">
          <table:table-cell table:style-name="Table2.A2" office:value-type="float" office:value="0">
            <text:p text:style-name="P122"><text:span text:style-name="T30">Romans </text:span><text:span text:style-name="T42">8:1</text:span></text:p>
          </table:table-cell>
          <table:table-cell table:style-name="Table2.B26" office:value-type="string">
            <text:p text:style-name="P26"><text:span text:style-name="T8">There is</text:span> <text:span text:style-name="T7">therefore now no condemnation to them which are in Christ Jesus, who walk not after the flesh, but after the Spirit.</text:span></text:p>
          </table:table-cell>
          <table:table-cell table:style-name="Table2.C26" office:value-type="string">
            <text:p text:style-name="P58"><text:span text:style-name="T52">Por lo tanto, ya no hay ninguna condenación para los que están unidos a Cristo Jesús,</text:span></text:p>
          </table:table-cell>
          <table:table-cell table:style-name="Table2.D26" office:value-type="string">
            <text:p text:style-name="P82"><text:span text:style-name="T52">FAIL</text:span></text:p>
          </table:table-cell>
        </table:table-row>
        <table:table-row table:style-name="Table2.1">
          <table:table-cell table:style-name="Table2.A2" office:value-type="float" office:value="0">
            <text:p text:style-name="P122"><text:span text:style-name="T30">Romans 16:24</text:span></text:p>
          </table:table-cell>
          <table:table-cell table:style-name="Table2.B26" office:value-type="string">
            <text:p text:style-name="P26"><text:span text:style-name="T7">The grace of our Lord Jesus Christ </text:span><text:span text:style-name="T8">be</text:span> <text:span text:style-name="T7">with you all. Amen.</text:span></text:p>
          </table:table-cell>
          <table:table-cell table:style-name="Table2.C26" office:value-type="string">
            <text:p text:style-name="P58"><text:span text:style-name="T52">&lt;&lt; MISSING &gt;&gt;</text:span></text:p>
          </table:table-cell>
          <table:table-cell table:style-name="Table2.D26" office:value-type="string">
            <text:p text:style-name="P82"><text:span text:style-name="T52">FAIL</text:span></text:p>
          </table:table-cell>
        </table:table-row>
        <table:table-row table:style-name="Table2.1">
          <table:table-cell table:style-name="Table2.A2" office:value-type="float" office:value="0">
            <text:p text:style-name="P122"><text:span text:style-name="T30">1 Timothy 3:16</text:span></text:p>
          </table:table-cell>
          <table:table-cell table:style-name="Table2.B27" office:value-type="string">
            <text:p text:style-name="P32">And without controversy great is the mystery of godliness: God was manifest in the flesh, justified in the Spirit, seen of angels, preached unto the Gentiles, believed on in the world, received up into glory.</text:p>
          </table:table-cell>
          <table:table-cell table:style-name="Table2.C27" office:value-type="string">
            <text:p text:style-name="P58"><text:span text:style-name="T52">No hay duda de que es grande el misterio de nuestra fe:</text:span></text:p>
            <text:p text:style-name="P58"><text:span text:style-name="T52">Él se manifestó como hombre;</text:span></text:p>
            <text:p text:style-name="P58"><text:span text:style-name="T52"><text:s text:c="4"/>fue vindicado por el Espíritu,</text:span></text:p>
            <text:p text:style-name="P58"><text:span text:style-name="T52">visto por los ángeles,</text:span></text:p>
            <text:p text:style-name="P58"><text:span text:style-name="T52"><text:s text:c="4"/>proclamado entre las naciones,</text:span></text:p>
            <text:p text:style-name="P58"><text:span text:style-name="T52">creído en el mundo,</text:span></text:p>
            <text:p text:style-name="P58"><text:span text:style-name="T52"><text:s text:c="4"/>recibido en la gloria.</text:span></text:p>
          </table:table-cell>
          <table:table-cell table:style-name="Table2.D27" office:value-type="string">
            <text:p text:style-name="P82"><text:span text:style-name="T52">FAIL</text:span></text:p>
          </table:table-cell>
        </table:table-row>
        <table:table-row table:style-name="Table2.1">
          <table:table-cell table:style-name="Table2.A2" office:value-type="float" office:value="0">
            <text:p text:style-name="P122"><text:span text:style-name="T34">1 Peter 4:14</text:span></text:p>
          </table:table-cell>
          <table:table-cell table:style-name="Table2.B28" office:value-type="string">
            <text:p text:style-name="P26"><text:span text:style-name="T7">If ye be reproached for the name of Christ, happy </text:span><text:span text:style-name="T8">are ye</text:span><text:span text:style-name="T7">; for the spirit of glory and of God resteth upon you: on their part he is evil spoken of, but on your part he is glorified.</text:span></text:p>
          </table:table-cell>
          <table:table-cell table:style-name="Table2.C28" office:value-type="string">
            <text:p text:style-name="P58"><text:span text:style-name="T52">Dichosos ustedes si los insultan por causa del nombre de Cristo, porque el glorioso Espíritu de Dios reposa sobre ustedes. </text:span></text:p>
          </table:table-cell>
          <table:table-cell table:style-name="Table2.D28" office:value-type="string">
            <text:p text:style-name="P82"><text:span text:style-name="T52">FAIL</text:span></text:p>
          </table:table-cell>
        </table:table-row>
        <text:soft-page-break/>
        <table:table-row table:style-name="Table2.1">
          <table:table-cell table:style-name="Table2.A2" office:value-type="float" office:value="0">
            <text:p text:style-name="P122"><text:span text:style-name="T34">1 John 5:7</text:span></text:p>
          </table:table-cell>
          <table:table-cell table:style-name="Table2.B29" office:value-type="string">
            <text:p text:style-name="P32">For there are three that bear record in heaven, the Father, the Word, and the Holy Ghost: and these three are one.</text:p>
          </table:table-cell>
          <table:table-cell table:style-name="Table2.C29" office:value-type="string">
            <text:p text:style-name="P58"><text:span text:style-name="T52">Tres son los que dan testimonio,</text:span></text:p>
          </table:table-cell>
          <table:table-cell table:style-name="Table2.D29" office:value-type="string">
            <text:p text:style-name="P82"><text:span text:style-name="T52">FAIL</text:span></text:p>
          </table:table-cell>
        </table:table-row>
        <table:table-row table:style-name="Table2.1">
          <table:table-cell table:style-name="Table2.A2" office:value-type="float" office:value="0">
            <text:p text:style-name="P122"><text:span text:style-name="T35">Revelation 1:11</text:span></text:p>
          </table:table-cell>
          <table:table-cell table:style-name="Table2.B30" office:value-type="string">
            <text:p text:style-name="P26"><text:span text:style-name="T7">Saying, </text:span><text:span text:style-name="T26">I am Alpha and Omega, the first and the last: and, What thou seest, write in a book, and send </text:span><text:span text:style-name="T27">it</text:span><text:span text:style-name="T25"> </text:span><text:span text:style-name="T26">unto the seven churches which are in Asia; unto Ephesus, and unto Smyrna, and unto Pergamos, and unto Thyatira, and unto Sardis, and unto Philadelphia, and unto Laodicea.</text:span></text:p>
          </table:table-cell>
          <table:table-cell table:style-name="Table2.C30" office:value-type="string">
            <text:p text:style-name="P58"><text:span text:style-name="T52">que decía: «Escribe en un libro lo que veas y envíalo a las siete iglesias: a Éfeso, a Esmirna, a Pérgamo, a Tiatira, a Sardis, a Filadelfia y a Laodicea.»</text:span></text:p>
          </table:table-cell>
          <table:table-cell table:style-name="Table2.D30" office:value-type="string">
            <text:p text:style-name="P82"><text:span text:style-name="T52">FAIL</text:span></text:p>
          </table:table-cell>
        </table:table-row>
        <table:table-row table:style-name="Table2.1">
          <table:table-cell table:style-name="Table2.A2">
            <text:p text:style-name="P122"/>
          </table:table-cell>
          <table:table-cell table:style-name="Table2.B31">
            <text:p text:style-name="P81"/>
          </table:table-cell>
          <table:table-cell table:style-name="Table2.B31">
            <text:p text:style-name="P57"/>
          </table:table-cell>
          <table:table-cell table:style-name="Table2.D31" office:value-type="string">
            <text:p text:style-name="P88"><text:span text:style-name="T52">FAIL</text:span></text:p>
            <text:p text:style-name="P88"><text:span text:style-name="T55">(</text:span><text:span text:style-name="T52">0%</text:span><text:span text:style-name="T55">)</text:span></text:p>
          </table:table-cell>
        </table:table-row>
      </table:table>
      <text:p text:style-name="P17"><text:span text:style-name="T36"/></text:p>
      <text:p text:style-name="P17"><text:span text:style-name="T36"/></text:p>
      <text:p text:style-name="P17"><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none" svg:font-family="none"/>
    <style:font-face style:name="Thorndale1" svg:font-family="Thorndale" style:font-family-generic="roman"/>
    <style:font-face style:name="Droid Serif1" svg:font-family="'Droid Serif'" style:font-family-generic="roman" style:font-pitch="variable"/>
    <style:font-face style:name="Droid Serif" svg:font-family="'Droid Serif'"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erif"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weight-asian="normal" style:font-size-complex="14pt" style:font-style-complex="italic"/>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style="italic"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8T13:43:20</meta:creation-date>
    <dc:date>2013-05-19T02:58:38</dc:date>
    <meta:editing-duration>PT13H7M50S</meta:editing-duration>
    <meta:editing-cycles>17</meta:editing-cycles>
    <meta:generator>LibreOffice/3.6$Linux_X86_64 LibreOffice_project/360m1$Build-2</meta:generator>
    <meta:document-statistic meta:table-count="7" meta:image-count="0" meta:object-count="0" meta:page-count="40" meta:paragraph-count="885" meta:word-count="10949" meta:character-count="58697" meta:non-whitespace-character-count="48534"/>
  </office:meta>
</office:document-meta>
</file>